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21.4pt"/>
    </style:style>
    <style:style style:family="table-column" style:name="co2">
      <style:table-column-properties fo:break-before="auto" style:column-width="40.45pt"/>
    </style:style>
    <style:style style:family="table-column" style:name="co3">
      <style:table-column-properties fo:break-before="auto" style:column-width="36.45pt"/>
    </style:style>
    <style:style style:family="table-column" style:name="co4">
      <style:table-column-properties fo:break-before="auto" style:column-width="57.09pt"/>
    </style:style>
    <style:style style:family="table-column" style:name="co5">
      <style:table-column-properties fo:break-before="auto" style:column-width="70.55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11.11pt"/>
    </style:style>
    <style:style style:family="table-column" style:name="co8">
      <style:table-column-properties fo:break-before="auto" style:column-width="46.74pt"/>
    </style:style>
    <style:style style:family="table-column" style:name="co9">
      <style:table-column-properties fo:break-before="auto" style:column-width="34.1pt"/>
    </style:style>
    <style:style style:family="table-column" style:name="co10">
      <style:table-column-properties fo:break-before="auto" style:column-width="38.86pt"/>
    </style:style>
    <style:style style:family="table-column" style:name="co11">
      <style:table-column-properties fo:break-before="auto" style:column-width="30.9pt"/>
    </style:style>
    <style:style style:family="table-column" style:name="co12">
      <style:table-column-properties fo:break-before="auto" style:column-width="49.15pt"/>
    </style:style>
    <style:style style:family="table-column" style:name="co13">
      <style:table-column-properties fo:break-before="auto" style:column-width="35.66pt"/>
    </style:style>
    <style:style style:family="table-column" style:name="co14">
      <style:table-column-properties fo:break-before="auto" style:column-width="28.54pt"/>
    </style:style>
    <style:style style:family="table-column" style:name="co15">
      <style:table-column-properties fo:break-before="auto" style:column-width="41.19pt"/>
    </style:style>
    <style:style style:family="table-column" style:name="co16">
      <style:table-column-properties fo:break-before="auto" style:column-width="50.74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15.76pt"/>
    </style:style>
    <style:style style:family="table-row" style:name="ro3">
      <style:table-row-properties fo:break-before="auto" style:use-optimal-row-height="false" style:row-height="45.01pt"/>
    </style:style>
    <style:style style:family="table-row" style:name="ro4">
      <style:table-row-properties fo:break-before="auto" style:use-optimal-row-height="false" style:row-height="29.11pt"/>
    </style:style>
    <style:style style:family="table-row" style:name="ro5">
      <style:table-row-properties fo:break-before="auto" style:use-optimal-row-height="false" style:row-height="56.44pt"/>
    </style:style>
    <style:style style:family="table-row" style:name="ro6">
      <style:table-row-properties fo:break-before="auto" style:use-optimal-row-height="false" style:row-height="13.89pt"/>
    </style:style>
    <style:style style:family="table-row" style:name="ro7">
      <style:table-row-properties fo:break-before="auto" style:use-optimal-row-height="false" style:row-height="18.74pt"/>
    </style:style>
    <style:style style:family="table-row" style:name="ro8">
      <style:table-row-properties fo:break-before="auto" style:use-optimal-row-height="false" style:row-height="16.5pt"/>
    </style:style>
    <style:style style:family="table-row" style:name="ro9">
      <style:table-row-properties fo:break-before="auto" style:use-optimal-row-height="false" style:row-height="54pt"/>
    </style:style>
    <style:style style:family="table-row" style:name="ro10">
      <style:table-row-properties fo:break-before="auto" style:use-optimal-row-height="false" style:row-height="40.51pt"/>
    </style:style>
    <style:style style:family="table-row" style:name="ro11">
      <style:table-row-properties fo:break-before="auto" style:use-optimal-row-height="false" style:row-height="27.01pt"/>
    </style:style>
    <style:style style:family="table-row" style:name="ro12">
      <style:table-row-properties fo:break-before="auto" style:use-optimal-row-height="false" style:row-height="12.76pt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TL_20_Title" style:name="ce1">
      <style:table-cell-properties style:glyph-orientation-vertical="0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HRowHeader" style:name="ce7">
      <style:table-cell-properties style:glyph-orientation-vertical="0" fo:padding="2.01pt" fo:border-left="1.76pt solid #000000" style:text-align-source="fix" style:direction="ltr" fo:border-top="1.76pt solid #000000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8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9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HRowHeader" style:name="ce12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fo:border-left="1.76pt solid #000000" style:text-align-source="fix" style:direction="ltr" fo:border-top="none" style:repeat-content="false" fo:border-right="none" fo:border-bottom="none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4">
      <style:table-cell-properties style:glyph-orientation-vertical="0" fo:padding="2.01pt" fo:border-left="1.76pt solid #000000" style:text-align-source="fix" style:direction="ltr" fo:border-top="none" style:repeat-content="false" fo:border-right="none" fo:border-bottom="1.76pt solid #000000" style:diagonal-tl-br="none" style:shrink-to-fit="false" fo:wrap-option="no-wrap" style:vertical-align="top" ns41:vertical-justify="auto" style:diagonal-bl-tr="none" style:rotation-align="bottom" style:rotation-angle="90"/>
      <style:paragraph-properties fo:margin-left="0pt" fo:text-align="center" css3t:text-justify="auto" style:writing-mode="page"/>
    </style:style>
    <style:style style:family="table-cell" style:parent-style-name="Default" style:name="ce15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6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18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20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HRowHeader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23">
      <style:table-cell-properties style:glyph-orientation-vertical="0" style:text-align-source="fix" fo:border="none" style:direction="ltr" style:repeat-content="false" style:diagonal-tl-br="none" style:shrink-to-fit="false" fo:wrap-option="no-wrap" style:vertical-align="top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4">
      <style:table-cell-properties style:glyph-orientation-vertical="0" style:text-align-source="value-type" style:direction="ltr" style:repeat-content="false" style:shrink-to-fit="false" fo:wrap-option="no-wrap" style:vertical-align="top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HRowHeader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7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8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0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2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diagonal-bl-tr="none" style:diagonal-tl-br="none" fo:borde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7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38">
      <style:table-cell-properties style:glyph-orientation-vertical="0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9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42">
      <style:table-cell-properties style:glyph-orientation-vertical="0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RowHeader" style:name="ce43">
      <style:table-cell-properties style:glyph-orientation-vertical="0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HRowHeader" style:name="ce4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7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8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49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0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data-style-name="N0" style:family="table-cell" style:parent-style-name="TL_20_Data" style:name="ce51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2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Data" style:name="ce53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TL_20_ColHeader" style:name="ce54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5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56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5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0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4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5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7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8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69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72">
      <style:table-cell-properties style:glyph-orientation-vertical="0" fo:border-left="1.76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3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4">
      <style:table-cell-properties style:glyph-orientation-vertical="0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5">
      <style:table-cell-properties style:glyph-orientation-vertical="0" style:text-align-source="fix" style:direction="ltr" style:repeat-content="false" style:shrink-to-fit="false" fo:wrap-option="no-wrap" style:vertical-align="middle" ns41:vertical-justify="auto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76">
      <style:table-cell-properties style:glyph-orientation-vertical="0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7">
      <style:table-cell-properties style:glyph-orientation-vertical="0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8">
      <style:table-cell-properties style:glyph-orientation-vertical="0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79"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80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2.01pt" style:text-align-source="fix" style:direction="ltr" style:repeat-content="false" style:shrink-to-fit="false" fo:wrap-option="no-wrap" style:vertical-align="middle" ns41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0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1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8">
      <style:table-cell-properties fo:border-left="none" fo:border-top="1.76pt solid #000000" fo:border-right="none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99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2.01pt" style:text-align-source="fix" fo:border="none" style:direction="ltr" style:repeat-content="false" style:diagonal-tl-br="none" style:shrink-to-fit="false" fo:wrap-option="no-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7">
      <style:table-cell-properties fo:padding="2.01pt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fo:border-left="none" fo:border-top="1.76pt solid #000000" fo:border-right="1.76pt solid #000000" style:diagonal-tl-br="none" fo:border-bottom="1.76pt solid #000000" style:diagonal-bl-t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weight-asian="bold" fo:font-size="10pt" style:text-underline-style="none" fo:font-weight="bold" fo:text-shadow="none"/>
    </style:style>
    <style:style style:family="table-cell" style:parent-style-name="Default" style:name="ce109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0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2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bold" style:font-weight-asian="bold" fo:font-size="10pt" style:font-name="Ari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6"/>
        <table:table-column table:style-name="co3" table:default-cell-style-name="ce34"/>
        <table:table-column table:style-name="co4" table:default-cell-style-name="ce34"/>
        <table:table-column table:style-name="co5" table:default-cell-style-name="ce39"/>
        <table:table-column table:style-name="co6" table:default-cell-style-name="ce26"/>
        <table:table-column table:style-name="co7" table:default-cell-style-name="ce26"/>
        <table:table-column table:style-name="co8" table:default-cell-style-name="ce26" table:number-columns-repeated="2"/>
        <table:table-column table:style-name="co9" table:default-cell-style-name="ce26" table:number-columns-repeated="3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8" table:default-cell-style-name="ce26" table:number-columns-repeated="2"/>
        <table:table-column table:style-name="co10" table:default-cell-style-name="ce26" table:number-columns-repeated="2"/>
        <table:table-column table:style-name="co11" table:default-cell-style-name="ce79"/>
        <table:table-column table:style-name="co10" table:default-cell-style-name="ce88"/>
        <table:table-column table:style-name="co11" table:default-cell-style-name="ce88" table:number-columns-repeated="2"/>
        <table:table-column table:style-name="co12" table:default-cell-style-name="ce107"/>
        <table:table-column table:style-name="co13" table:default-cell-style-name="ce107"/>
        <table:table-column table:style-name="co14" table:default-cell-style-name="ce107"/>
        <table:table-column table:style-name="co15" table:default-cell-style-name="ce107"/>
        <table:table-column table:style-name="co16" table:default-cell-style-name="ce26" table:number-columns-repeated="229"/>
        <table:table-column table:style-name="co16" table:default-cell-style-name="Default" table:number-columns-repeated="767"/>
        <table:table-row table:style-name="ro1">
          <table:table-cell ns42:value-type="string" table:style-name="ce1" office:value-type="string">
            <text:p>PROVINCIE OVERIJSSEL; EERSTE GEDEELTE: PLAATSELIJKE INDEELING. HUIZEN, BEWOOND EN ONBEWOOND, BEWOONDE SCHEPEN EN GETELDE PERSONEN</text:p>
          </table:table-cell>
          <table:table-cell table:style-name="ce16" table:number-columns-repeated="3"/>
          <table:table-cell table:style-name="ce36"/>
          <table:table-cell table:style-name="ce16" table:number-columns-repeated="19"/>
          <table:table-cell table:style-name="ce98" table:number-columns-repeated="3"/>
          <table:table-cell table:style-name="ce108"/>
          <table:table-cell table:style-name="ce27" table:number-columns-repeated="996"/>
        </table:table-row>
        <table:table-row table:style-name="ro2">
          <table:table-cell table:style-name="ce2"/>
          <table:table-cell table:style-name="ce17"/>
          <table:table-cell table:style-name="ce27" table:number-columns-repeated="2"/>
          <table:table-cell table:style-name="ce37"/>
          <table:table-cell table:style-name="ce17" table:number-columns-repeated="15"/>
          <table:table-cell table:style-name="ce71"/>
          <table:table-cell table:style-name="ce80" table:number-columns-repeated="3"/>
          <table:table-cell table:style-name="ce99" table:number-columns-repeated="4"/>
          <table:table-cell table:style-name="ce17" table:number-columns-repeated="996"/>
        </table:table-row>
        <table:table-row table:style-name="ro3">
          <table:table-cell ns42:value-type="string" table:number-rows-spanned="4" table:style-name="ce3" table:number-columns-spanned="1" office:value-type="string">
            <text:p>GEMEENTEN</text:p>
          </table:table-cell>
          <table:table-cell ns42:value-type="string" table:number-rows-spanned="2" table:style-name="ce18" table:number-columns-spanned="5" office:value-type="string">
            <text:p>PLAATSELIJKE INDELING</text:p>
          </table:table-cell>
          <table:covered-table-cell table:style-name="ce28" table:number-columns-repeated="3"/>
          <table:covered-table-cell table:style-name="ce18"/>
          <table:table-cell table:style-name="ce45"/>
          <table:table-cell ns42:value-type="string" table:number-rows-spanned="1" table:style-name="ce47" table:number-columns-spanned="4" office:value-type="string">
            <text:p>Woningen in de gemeente</text:p>
          </table:table-cell>
          <table:covered-table-cell table:style-name="ce54" table:number-columns-repeated="3"/>
          <table:table-cell ns42:value-type="string" table:number-rows-spanned="4" table:style-name="ce61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1" table:style-name="ce64" table:number-columns-spanned="6" office:value-type="string">
            <text:p>BEVOLKING</text:p>
          </table:table-cell>
          <table:covered-table-cell table:style-name="ce64" table:number-columns-repeated="5"/>
          <table:table-cell ns42:value-type="string" table:number-rows-spanned="3" table:style-name="ce64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64"/>
          <table:table-cell ns42:value-type="string" table:number-rows-spanned="4" table:style-name="ce72" table:number-columns-spanned="1" office:value-type="string">
            <text:p>CBS nummer</text:p>
          </table:table-cell>
          <table:table-cell ns42:value-type="string" table:number-rows-spanned="4" table:style-name="ce81" table:number-columns-spanned="1" office:value-type="string">
            <text:p>Amsterdamse code</text:p>
          </table:table-cell>
          <table:table-cell ns42:value-type="string" table:number-rows-spanned="4" table:style-name="ce81" table:number-columns-spanned="1" office:value-type="string">
            <text:p>Grootteklasse</text:p>
          </table:table-cell>
          <table:table-cell ns42:value-type="string" table:number-rows-spanned="4" table:style-name="ce92" table:number-columns-spanned="1" office:value-type="string">
            <text:p>Provincie</text:p>
          </table:table-cell>
          <table:table-cell ns42:value-type="string" table:number-rows-spanned="4" table:style-name="ce100" table:number-columns-spanned="1" office:value-type="string">
            <text:p>Telling</text:p>
          </table:table-cell>
          <table:table-cell ns42:value-type="string" table:number-rows-spanned="4" table:style-name="ce100" table:number-columns-spanned="1" office:value-type="string">
            <text:p>Tabel</text:p>
          </table:table-cell>
          <table:table-cell ns42:value-type="string" table:number-rows-spanned="4" table:style-name="ce100" table:number-columns-spanned="1" office:value-type="string">
            <text:p>Pagina</text:p>
          </table:table-cell>
          <table:table-cell ns42:value-type="string" table:number-rows-spanned="4" table:style-name="ce109" table:number-columns-spanned="1" office:value-type="string">
            <text:p>Image nummer</text:p>
          </table:table-cell>
          <table:table-cell table:style-name="ce45" table:number-columns-repeated="996"/>
        </table:table-row>
        <table:table-row table:style-name="ro4">
          <table:covered-table-cell table:style-name="ce4"/>
          <table:covered-table-cell table:style-name="ce19"/>
          <table:covered-table-cell table:style-name="ce29" table:number-columns-repeated="3"/>
          <table:covered-table-cell table:style-name="ce40"/>
          <table:table-cell table:style-name="ce45"/>
          <table:table-cell ns42:value-type="string" table:number-rows-spanned="1" table:style-name="ce48" table:number-columns-spanned="3" office:value-type="string">
            <text:p>Woonhuizen</text:p>
          </table:table-cell>
          <table:covered-table-cell table:style-name="ce55" table:number-columns-repeated="2"/>
          <table:table-cell ns42:value-type="string" table:number-rows-spanned="3" table:style-name="ce56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62"/>
          <table:table-cell ns42:value-type="string" table:number-rows-spanned="2" table:style-name="ce19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eAan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19"/>
          <table:table-cell ns42:value-type="string" table:number-rows-spanned="2" table:style-name="ce19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9" table:number-columns-repeated="3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5">
          <table:covered-table-cell table:style-name="ce4"/>
          <table:table-cell ns42:value-type="string" table:number-rows-spanned="2" table:style-name="ce20" table:number-columns-spanned="1" office:value-type="string">
            <text:p>Kom / Buiten de kom</text:p>
          </table:table-cell>
          <table:table-cell ns42:value-type="string" table:number-rows-spanned="2" table:style-name="ce30" table:number-columns-spanned="1" office:value-type="string">
            <text:p>Wijk</text:p>
          </table:table-cell>
          <table:table-cell ns42:value-type="string" table:number-rows-spanned="2" table:style-name="ce30" table:number-columns-spanned="1" office:value-type="string">
            <text:p>Soort plaats</text:p>
          </table:table-cell>
          <table:table-cell ns42:value-type="string" table:number-rows-spanned="2" table:style-name="ce30" table:number-columns-spanned="1" office:value-type="string">
            <text:p>Naam</text:p>
          </table:table-cell>
          <table:table-cell ns42:value-type="string" table:number-rows-spanned="2" table:style-name="ce41" table:number-columns-spanned="1" office:value-type="string">
            <text:p>Onderkomens</text:p>
          </table:table-cell>
          <table:table-cell table:style-name="ce45"/>
          <table:table-cell ns42:value-type="string" table:number-rows-spanned="2" table:style-name="ce49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2" table:style-name="ce56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2" table:style-name="ce56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0"/>
          <table:covered-table-cell table:style-name="ce62"/>
          <table:covered-table-cell table:style-name="ce19" table:number-columns-repeated="8"/>
          <table:covered-table-cell table:style-name="ce73"/>
          <table:covered-table-cell table:style-name="ce82" table:number-columns-repeated="2"/>
          <table:covered-table-cell table:style-name="ce93"/>
          <table:covered-table-cell table:style-name="ce101" table:number-columns-repeated="3"/>
          <table:covered-table-cell table:style-name="ce110"/>
          <table:table-cell table:style-name="ce45" table:number-columns-repeated="996"/>
        </table:table-row>
        <table:table-row table:style-name="ro6">
          <table:covered-table-cell table:style-name="ce5"/>
          <table:covered-table-cell table:style-name="ce20"/>
          <table:covered-table-cell table:style-name="ce30" table:number-columns-repeated="3"/>
          <table:covered-table-cell table:style-name="ce41"/>
          <table:table-cell table:style-name="ce45"/>
          <table:covered-table-cell table:style-name="ce49"/>
          <table:covered-table-cell table:style-name="ce56" table:number-columns-repeated="3"/>
          <table:covered-table-cell table:style-name="ce63"/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65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65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74"/>
          <table:covered-table-cell table:style-name="ce83" table:number-columns-repeated="2"/>
          <table:covered-table-cell table:style-name="ce94"/>
          <table:covered-table-cell table:style-name="ce102" table:number-columns-repeated="3"/>
          <table:covered-table-cell table:style-name="ce111"/>
          <table:table-cell table:style-name="ce45" table:number-columns-repeated="996"/>
        </table:table-row>
        <table:table-row table:style-name="ro7">
          <table:table-cell table:style-name="ce6"/>
          <table:table-cell table:style-name="Default" table:number-columns-repeated="6"/>
          <table:table-cell table:style-name="ce6" table:number-columns-repeated="5"/>
          <table:table-cell table:style-name="ce66" table:number-columns-repeated="8"/>
          <table:table-cell table:style-name="ce75"/>
          <table:table-cell table:style-name="ce84" table:number-columns-repeated="3"/>
          <table:table-cell table:style-name="ce103" table:number-columns-repeated="3"/>
          <table:table-cell table:style-name="ce112"/>
          <table:table-cell table:number-columns-repeated="996"/>
        </table:table-row>
        <table:table-row table:style-name="ro1">
          <table:table-cell ns42:value-type="string" table:number-rows-spanned="16" table:style-name="ce7" table:number-columns-spanned="1" office:value-type="string">
            <text:p>Stad-Almelo</text:p>
            <office:annotation>
              <text:p>http://purl.org/linked-data/sdmx/2009/dimension#refArea=http://www.gemeentegeschiedenis.nl/amco/11053</text:p>
            </office:annotation>
          </table:table-cell>
          <table:table-cell ns42:value-type="string" table:style-name="ce21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1" office:value-type="string">
            <text:p>I </text:p>
          </table:table-cell>
          <table:table-cell table:style-name="ce31" table:number-columns-repeated="2"/>
          <table:table-cell table:style-name="ce42"/>
          <table:table-cell table:style-name="ce46"/>
          <table:table-cell ns42:value-type="float" table:style-name="ce50" office:value="173" office:value-type="float">
            <text:p>173</text:p>
          </table:table-cell>
          <table:table-cell ns42:value-type="float" table:style-name="ce57" office:value="9" office:value-type="float">
            <text:p>9</text:p>
          </table:table-cell>
          <table:table-cell ns42:value-type="float" table:style-name="ce57" office:value="1" office:value-type="float">
            <text:p>1</text:p>
          </table:table-cell>
          <table:table-cell table:style-name="ce57" table:number-columns-repeated="2"/>
          <table:table-cell ns42:value-type="float" table:style-name="ce57" office:value="372" office:value-type="float">
            <text:p>372</text:p>
          </table:table-cell>
          <table:table-cell ns42:value-type="float" table:style-name="ce57" office:value="401" office:value-type="float">
            <text:p>401</text:p>
          </table:table-cell>
          <table:table-cell ns42:value-type="float" office:value="13" table:style-name="ce57" table:number-columns-repeated="2" office:value-type="float">
            <text:p>13</text:p>
          </table:table-cell>
          <table:table-cell ns42:value-type="float" table:style-name="ce57" office:value="385" office:value-type="float">
            <text:p>385</text:p>
          </table:table-cell>
          <table:table-cell ns42:value-type="float" table:style-name="ce57" office:value="414" office:value-type="float">
            <text:p>414</text:p>
          </table:table-cell>
          <table:table-cell ns42:value-type="float" table:style-name="ce57" office:value="13" office:value-type="float">
            <text:p>13</text:p>
          </table:table-cell>
          <table:table-cell ns42:value-type="float" table:style-name="ce67" office:value="6" office:value-type="float">
            <text:p>6</text:p>
          </table:table-cell>
          <table:table-cell ns42:value-type="float" table:style-name="ce76" office:value="1189" office:value-type="float">
            <text:p>1189</text:p>
          </table:table-cell>
          <table:table-cell ns42:value-type="float" table:style-name="ce85" office:value="11053" office:value-type="float">
            <text:p>11053</text:p>
          </table:table-cell>
          <table:table-cell ns42:value-type="float" table:style-name="ce85" office:value="3" office:value-type="float">
            <text:p>3</text:p>
          </table:table-cell>
          <table:table-cell ns42:value-type="string" table:style-name="ce95" office:value-type="string">
            <text:p>OV</text:p>
          </table:table-cell>
          <table:table-cell ns42:value-type="string" table:style-name="ce104" office:value-type="string">
            <text:p>VT_1889</text:p>
          </table:table-cell>
          <table:table-cell ns42:value-type="string" table:style-name="ce85" office:value-type="string">
            <text:p>06_H1</text:p>
          </table:table-cell>
          <table:table-cell ns42:value-type="float" table:style-name="ce85" office:value="2" office:value-type="float">
            <text:p>2</text:p>
          </table:table-cell>
          <table:table-cell ns42:value-type="float" table:style-name="ce95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1" office:value="202" office:value-type="float">
            <text:p>20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31" office:value-type="float">
            <text:p>431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462" office:value-type="float">
            <text:p>462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4" office:value-type="float">
            <text:p>2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510" office:value-type="float">
            <text:p>5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97" office:value-type="float">
            <text:p>497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ns42:value-type="string" table:style-name="ce43" office:value-type="string">
            <text:p>Huis van bewaring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Weeshuis der Ned. Herv. Gem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8" office:value-type="float">
            <text:p>1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0" office:value-type="float">
            <text:p>16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69" office:value-type="float">
            <text:p>369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ns42:value-type="string" table:style-name="ce43" office:value-type="string">
            <text:p>St. Catharina-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. Anthon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51" office:value-type="float">
            <text:p>25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11" office:value-type="float">
            <text:p>511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525" office:value-type="float">
            <text:p>525</text:p>
          </table:table-cell>
          <table:table-cell ns42:value-type="float" table:style-name="ce58" office:value="590" office:value-type="float">
            <text:p>59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ns42:value-type="string" table:style-name="ce43" office:value-type="string">
            <text:p>Kazarne Kon. Marechausse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14" office:value-type="float">
            <text:p>614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703" office:value-type="float">
            <text:p>703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61" office:value-type="float">
            <text:p>36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04" office:value-type="float">
            <text:p>804</text:p>
          </table:table-cell>
          <table:table-cell ns42:value-type="float" table:style-name="ce58" office:value="875" office:value-type="float">
            <text:p>87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24" office:value-type="float">
            <text:p>824</text:p>
          </table:table-cell>
          <table:table-cell ns42:value-type="float" table:style-name="ce58" office:value="886" office:value-type="float">
            <text:p>88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table:style-name="ce58" table:number-columns-repeated="6"/>
          <table:table-cell ns42:value-type="float" table:style-name="ce58" office:value="61" office:value-type="float">
            <text:p>61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7" office:value-type="float">
            <text:p>1757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3851" office:value-type="float">
            <text:p>3851</text:p>
          </table:table-cell>
          <table:table-cell ns42:value-type="float" table:style-name="ce58" office:value="4167" office:value-type="float">
            <text:p>4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987" office:value-type="float">
            <text:p>3987</text:p>
          </table:table-cell>
          <table:table-cell ns42:value-type="float" table:style-name="ce58" office:value="4282" office:value-type="float">
            <text:p>4282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68" office:value="108" office:value-type="float">
            <text:p>108</text:p>
          </table:table-cell>
          <table:table-cell ns42:value-type="float" table:style-name="ce77" office:value="1189" office:value-type="float">
            <text:p>1189</text:p>
          </table:table-cell>
          <table:table-cell ns42:value-type="float" table:style-name="ce86" office:value="11053" office:value-type="float">
            <text:p>110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2:value-type="string" table:number-rows-spanned="13" table:style-name="ce9" table:number-columns-spanned="1" office:value-type="string">
            <text:p><text:span text:style-name="T1">Ambt-Almelo</text:span><text:span text:style-name="T2"> (Geene kom)</text:span></text:p>
            <office:annotation>
              <text:p>http://purl.org/linked-data/sdmx/2009/dimension#refArea=http://www.gemeentegeschiedenis.nl/amco/11065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ateregg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74" office:value-type="float">
            <text:p>74</text:p>
          </table:table-cell>
          <table:table-cell ns42:value-type="float" table:style-name="ce58" office:value="70" office:value-type="float">
            <text:p>70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lkshoek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table:style-name="ce58" table:number-columns-repeated="4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83" office:value-type="float">
            <text:p>183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85" office:value-type="float">
            <text:p>185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omhoek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table:style-name="ce58" table:number-columns-repeated="4"/>
          <table:table-cell ns42:value-type="float" table:style-name="ce58" office:value="232" office:value-type="float">
            <text:p>232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27" office:value-type="float">
            <text:p>2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ellinkhof</text:p>
          </table:table-cell>
          <table:table-cell table:style-name="ce43"/>
          <table:table-cell table:style-name="ce46"/>
          <table:table-cell ns42:value-type="float" table:style-name="ce52" office:value="360" office:value-type="float">
            <text:p>36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906" office:value-type="float">
            <text:p>906</text:p>
          </table:table-cell>
          <table:table-cell ns42:value-type="float" table:style-name="ce58" office:value="879" office:value-type="float">
            <text:p>87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931" office:value-type="float">
            <text:p>931</text:p>
          </table:table-cell>
          <table:table-cell ns42:value-type="float" table:style-name="ce58" office:value="893" office:value-type="float">
            <text:p>89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Aalderinkhoek</text:p>
          </table:table-cell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1" office:value-type="float">
            <text:p>161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isschedijk</text:p>
          </table:table-cell>
          <table:table-cell ns42:value-type="string" table:style-name="ce43" office:value-type="string">
            <text:p>Het gesticht "de Goede Herder"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57" office:value-type="float">
            <text:p>157</text:p>
          </table:table-cell>
          <table:table-cell table:style-name="ce58"/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2" office:value-type="float">
            <text:p>112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 table:number-columns-repeated="6"/>
          <table:table-cell ns42:value-type="float" table:style-name="ce58" office:value="39" office:value-type="float">
            <text:p>39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Schelfhorst</text:p>
          </table:table-cell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1" office:value-type="float">
            <text:p>10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luppelshuizen</text:p>
          </table:table-cell>
          <table:table-cell table:style-name="ce46"/>
          <table:table-cell ns42:value-type="float" table:style-name="ce52" office:value="152" office:value-type="float">
            <text:p>15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68" office:value-type="float">
            <text:p>368</text:p>
          </table:table-cell>
          <table:table-cell ns42:value-type="float" table:style-name="ce58" office:value="358" office:value-type="float">
            <text:p>35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65" office:value-type="float">
            <text:p>365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Krommendijk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9" office:value-type="float">
            <text:p>4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Achterhoek</text:p>
          </table:table-cell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2" office:value-type="float">
            <text:p>922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ns42:value-type="float" table:style-name="ce58" office:value="2436" office:value-type="float">
            <text:p>2436</text:p>
          </table:table-cell>
          <table:table-cell ns42:value-type="float" table:style-name="ce58" office:value="2481" office:value-type="float">
            <text:p>2481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499" office:value-type="float">
            <text:p>2499</text:p>
          </table:table-cell>
          <table:table-cell ns42:value-type="float" table:style-name="ce58" office:value="2539" office:value-type="float">
            <text:p>253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7" office:value-type="float">
            <text:p>47</text:p>
          </table:table-cell>
          <table:table-cell ns42:value-type="float" table:style-name="ce77" office:value="1009" office:value-type="float">
            <text:p>1009</text:p>
          </table:table-cell>
          <table:table-cell ns42:value-type="float" table:style-name="ce86" office:value="11065" office:value-type="float">
            <text:p>1106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Avereest</text:span><text:span text:style-name="T2"> (Geene kom)</text:span></text:p>
            <office:annotation>
              <text:p>http://purl.org/linked-data/sdmx/2009/dimension#refArea=http://www.gemeentegeschiedenis.nl/amco/11190</text:p>
            </office:annotation>
          </table:table-cell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6" office:value-type="float">
            <text:p>336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55" office:value-type="float">
            <text:p>3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8" office:value-type="float">
            <text:p>13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6" office:value-type="float">
            <text:p>266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604" office:value-type="float">
            <text:p>604</text:p>
          </table:table-cell>
          <table:table-cell ns42:value-type="float" table:style-name="ce58" office:value="624" office:value-type="float">
            <text:p>62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30" office:value-type="float">
            <text:p>630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6" office:value-type="float">
            <text:p>21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6" office:value-type="float">
            <text:p>156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50" office:value-type="float">
            <text:p>350</text:p>
          </table:table-cell>
          <table:table-cell ns42:value-type="float" table:style-name="ce58" office:value="353" office:value-type="float">
            <text:p>353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74" office:value-type="float">
            <text:p>374</text:p>
          </table:table-cell>
          <table:table-cell ns42:value-type="float" table:style-name="ce58" office:value="363" office:value-type="float">
            <text:p>363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29" office:value-type="float">
            <text:p>1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7" office:value-type="float">
            <text:p>337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3" office:value-type="float">
            <text:p>23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demsvaart</text:p>
          </table:table-cell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2" office:value-type="float">
            <text:p>142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96" office:value-type="float">
            <text:p>296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326" office:value-type="float">
            <text:p>326</text:p>
          </table:table-cell>
          <table:table-cell ns42:value-type="float" table:style-name="ce58" office:value="288" office:value-type="float">
            <text:p>288</text:p>
          </table:table-cell>
          <table:table-cell table:style-name="ce58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4" office:value-type="float">
            <text:p>3244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1" office:value-type="float">
            <text:p>120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29" office:value-type="float">
            <text:p>2829</text:p>
          </table:table-cell>
          <table:table-cell ns42:value-type="float" table:style-name="ce58" office:value="2795" office:value-type="float">
            <text:p>2795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58" office:value="3246" office:value-type="float">
            <text:p>3246</text:p>
          </table:table-cell>
          <table:table-cell ns42:value-type="float" table:style-name="ce58" office:value="3100" office:value-type="float">
            <text:p>310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43" office:value-type="float">
            <text:p>143</text:p>
          </table:table-cell>
          <table:table-cell ns42:value-type="float" table:style-name="ce86" office:value="11190" office:value-type="float">
            <text:p>11190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Bathmen</text:p>
            <office:annotation>
              <text:p>http://purl.org/linked-data/sdmx/2009/dimension#refArea=http://www.gemeentegeschiedenis.nl/amco/11030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7" office:value-type="float">
            <text:p>137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ortherhoek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36" office:value-type="float">
            <text:p>136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37" office:value-type="float">
            <text:p>137</text:p>
          </table:table-cell>
          <table:table-cell ns42:value-type="float" table:style-name="ce58" office:value="139" office:value-type="float">
            <text:p>139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id-Loo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table:style-name="ce58" table:number-columns-repeated="4"/>
          <table:table-cell ns42:value-type="float" table:style-name="ce58" office:value="131" office:value-type="float">
            <text:p>131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oo</text:p>
          </table:table-cell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0" office:value-type="float">
            <text:p>200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3" office:value-type="float">
            <text:p>83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5" office:value-type="float">
            <text:p>2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2" office:value-type="float">
            <text:p>602</text:p>
          </table:table-cell>
          <table:table-cell ns42:value-type="float" table:style-name="ce58" office:value="562" office:value-type="float">
            <text:p>56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612" office:value-type="float">
            <text:p>612</text:p>
          </table:table-cell>
          <table:table-cell ns42:value-type="float" table:style-name="ce58" office:value="574" office:value-type="float">
            <text:p>57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3" office:value-type="float">
            <text:p>2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01" office:value-type="float">
            <text:p>701</text:p>
          </table:table-cell>
          <table:table-cell ns42:value-type="float" table:style-name="ce58" office:value="662" office:value-type="float">
            <text:p>66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44" office:value-type="float">
            <text:p>144</text:p>
          </table:table-cell>
          <table:table-cell ns42:value-type="float" table:style-name="ce86" office:value="11030" office:value-type="float">
            <text:p>1103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2:value-type="string" table:number-rows-spanned="3" table:style-name="ce9" table:number-columns-spanned="1" office:value-type="string">
            <text:p><text:span text:style-name="T1">Blankenham</text:span><text:span text:style-name="T2"> (Geene kom)</text:span></text:p>
            <office:annotation>
              <text:p>http://purl.org/linked-data/sdmx/2009/dimension#refArea=http://www.gemeentegeschiedenis.nl/amco/10320</text:p>
            </office:annotation>
          </table:table-cell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4"/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3" office:value-type="float">
            <text:p>3</text:p>
          </table:table-cell>
          <table:table-cell ns42:value-type="float" table:style-name="ce114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61" office:value-type="float">
            <text:p>26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5" office:value-type="float">
            <text:p>145</text:p>
          </table:table-cell>
          <table:table-cell ns42:value-type="float" table:style-name="ce86" office:value="10320" office:value-type="float">
            <text:p>1032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3" office:value-type="float">
            <text:p>3</text:p>
          </table:table-cell>
          <table:table-cell ns42:value-type="float" table:style-name="ce113" office:value="260083" office:value-type="float">
            <text:p>260083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lokzijl</text:p>
            <office:annotation>
              <text:p>http://purl.org/linked-data/sdmx/2009/dimension#refArea=http://www.gemeentegeschiedenis.nl/amco/1068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0" office:value-type="float">
            <text:p>10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ervormde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office:value="3" table:style-name="ce58" table:number-columns-repeated="2" office:value-type="float">
            <text:p>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Schepen 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table:style-name="ce58"/>
          <table:table-cell table:style-name="ce68"/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621" office:value-type="float">
            <text:p>621</text:p>
          </table:table-cell>
          <table:table-cell ns42:value-type="float" table:style-name="ce58" office:value="677" office:value-type="float">
            <text:p>677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37" office:value-type="float">
            <text:p>637</text:p>
          </table:table-cell>
          <table:table-cell ns42:value-type="float" table:style-name="ce58" office:value="685" office:value-type="float">
            <text:p>68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7" office:value-type="float">
            <text:p>327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60" office:value-type="float">
            <text:p>760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812" office:value-type="float">
            <text:p>812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46" office:value-type="float">
            <text:p>146</text:p>
          </table:table-cell>
          <table:table-cell ns42:value-type="float" table:style-name="ce86" office:value="10689" office:value-type="float">
            <text:p>1068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Borne</text:p>
            <office:annotation>
              <text:p>http://purl.org/linked-data/sdmx/2009/dimension#refArea=http://www.gemeentegeschiedenis.nl/amco/1032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Borne</text:p>
          </table:table-cell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Zenderen</text:p>
          </table:table-cell>
          <table:table-cell table:style-name="ce43"/>
          <table:table-cell table:style-name="ce46"/>
          <table:table-cell ns42:value-type="float" table:style-name="ce52" office:value="262" office:value-type="float">
            <text:p>26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9" office:value-type="float">
            <text:p>65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66" office:value-type="float">
            <text:p>666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ornerbroek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279" office:value-type="float">
            <text:p>27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ertme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49" office:value-type="float">
            <text:p>14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Zenderen</text:p>
          </table:table-cell>
          <table:table-cell ns42:value-type="string" table:style-name="ce43" office:value-type="string">
            <text:p>Het klooster der EE. PP. Karmelie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3" office:value-type="float">
            <text:p>33</text:p>
          </table:table-cell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der Religieusen Cammeliss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29" office:value-type="float">
            <text:p>429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73" office:value-type="float">
            <text:p>673</text:p>
          </table:table-cell>
          <table:table-cell ns42:value-type="float" table:style-name="ce58" office:value="655" office:value-type="float">
            <text:p>655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92" office:value-type="float">
            <text:p>692</text:p>
          </table:table-cell>
          <table:table-cell ns42:value-type="float" table:style-name="ce58" office:value="668" office:value-type="float">
            <text:p>66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3" office:value-type="float">
            <text:p>60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542" office:value-type="float">
            <text:p>1542</text:p>
          </table:table-cell>
          <table:table-cell ns42:value-type="float" table:style-name="ce58" office:value="1472" office:value-type="float">
            <text:p>1472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585" office:value-type="float">
            <text:p>1585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95" office:value-type="float">
            <text:p>89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15" office:value-type="float">
            <text:p>2215</text:p>
          </table:table-cell>
          <table:table-cell ns42:value-type="float" table:style-name="ce58" office:value="2127" office:value-type="float">
            <text:p>2127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277" office:value-type="float">
            <text:p>2277</text:p>
          </table:table-cell>
          <table:table-cell ns42:value-type="float" table:style-name="ce58" office:value="2182" office:value-type="float">
            <text:p>218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47" office:value-type="float">
            <text:p>147</text:p>
          </table:table-cell>
          <table:table-cell ns42:value-type="float" table:style-name="ce86" office:value="10326" office:value-type="float">
            <text:p>1032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Dalfsen</text:p>
            <office:annotation>
              <text:p>http://purl.org/linked-data/sdmx/2009/dimension#refArea=http://www.gemeentegeschiedenis.nl/amco/1100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480" office:value-type="float">
            <text:p>480</text:p>
          </table:table-cell>
          <table:table-cell ns42:value-type="float" table:style-name="ce58" office:value="457" office:value-type="float">
            <text:p>45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99" office:value-type="float">
            <text:p>499</text:p>
          </table:table-cell>
          <table:table-cell ns42:value-type="float" table:style-name="ce58" office:value="469" office:value-type="float">
            <text:p>4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5" office:value-type="float">
            <text:p>25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3" office:value-type="float">
            <text:p>653</text:p>
          </table:table-cell>
          <table:table-cell ns42:value-type="float" table:style-name="ce58" office:value="563" office:value-type="float">
            <text:p>56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576" office:value-type="float">
            <text:p>57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table:style-name="ce58" table:number-columns-repeated="4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66" office:value-type="float">
            <text:p>6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3" office:value-type="float">
            <text:p>143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44" office:value-type="float">
            <text:p>144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82" office:value-type="float">
            <text:p>282</text:p>
          </table:table-cell>
          <table:table-cell ns42:value-type="float" table:style-name="ce58" office:value="246" office:value-type="float">
            <text:p>246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table:style-name="ce58" table:number-columns-repeated="2"/>
          <table:table-cell ns42:value-type="float" table:style-name="ce58" office:value="193" office:value-type="float">
            <text:p>193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 table:number-columns-repeated="2"/>
          <table:table-cell ns42:value-type="float" table:style-name="ce58" office:value="64" office:value-type="float">
            <text:p>64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table:style-name="ce68"/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4" office:value-type="float">
            <text:p>8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37" office:value-type="float">
            <text:p>437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58" office:value-type="float">
            <text:p>258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82" office:value-type="float">
            <text:p>482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501" office:value-type="float">
            <text:p>501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6" office:value-type="float">
            <text:p>88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2299" office:value-type="float">
            <text:p>2299</text:p>
          </table:table-cell>
          <table:table-cell ns42:value-type="float" table:style-name="ce58" office:value="1964" office:value-type="float">
            <text:p>1964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333" office:value-type="float">
            <text:p>2333</text:p>
          </table:table-cell>
          <table:table-cell ns42:value-type="float" table:style-name="ce58" office:value="2000" office:value-type="float">
            <text:p>200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66" office:value-type="float">
            <text:p>6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4" office:value-type="float">
            <text:p>1144</text:p>
          </table:table-cell>
          <table:table-cell ns42:value-type="float" table:style-name="ce58" office:value="51" office:value-type="float">
            <text:p>51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2424" office:value-type="float">
            <text:p>2424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834" office:value-type="float">
            <text:p>2834</text:p>
          </table:table-cell>
          <table:table-cell ns42:value-type="float" table:style-name="ce58" office:value="2472" office:value-type="float">
            <text:p>247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48" office:value-type="float">
            <text:p>148</text:p>
          </table:table-cell>
          <table:table-cell ns42:value-type="float" table:style-name="ce86" office:value="11007" office:value-type="float">
            <text:p>110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Stad-Delden</text:p>
            <office:annotation>
              <text:p>http://purl.org/linked-data/sdmx/2009/dimension#refArea=http://www.gemeentegeschiedenis.nl/amco/1091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R. K. Liefd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60" office:value-type="float">
            <text:p>26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1" office:value-type="float">
            <text:p>2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558" office:value-type="float">
            <text:p>558</text:p>
          </table:table-cell>
          <table:table-cell ns42:value-type="float" table:style-name="ce58" office:value="582" office:value-type="float">
            <text:p>58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591" office:value-type="float">
            <text:p>591</text:p>
          </table:table-cell>
          <table:table-cell ns42:value-type="float" table:style-name="ce58" office:value="610" office:value-type="float">
            <text:p>61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272" table:style-name="ce58" table:number-columns-repeated="2" office:value-type="float">
            <text:p>2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4" office:value-type="float">
            <text:p>404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830" office:value-type="float">
            <text:p>830</text:p>
          </table:table-cell>
          <table:table-cell ns42:value-type="float" table:style-name="ce58" office:value="854" office:value-type="float">
            <text:p>85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71" office:value-type="float">
            <text:p>871</text:p>
          </table:table-cell>
          <table:table-cell ns42:value-type="float" table:style-name="ce58" office:value="888" office:value-type="float">
            <text:p>88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79" office:value-type="float">
            <text:p>179</text:p>
          </table:table-cell>
          <table:table-cell ns42:value-type="float" table:style-name="ce86" office:value="10913" office:value-type="float">
            <text:p>1091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9" table:number-columns-spanned="1" office:value-type="string">
            <text:p><text:span text:style-name="T1">Ambt-Delden</text:span><text:span text:style-name="T2"> (Geen kom)</text:span></text:p>
            <office:annotation>
              <text:p>http://purl.org/linked-data/sdmx/2009/dimension#refArea=http://www.gemeentegeschiedenis.nl/amco/11400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ldeneresch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zelo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ldenerbroek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45" office:value-type="float">
            <text:p>24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eldam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18" office:value-type="float">
            <text:p>218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Wiene</text:p>
          </table:table-cell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Bentelo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ngevelde</text:p>
          </table:table-cell>
          <table:table-cell table:style-name="ce43"/>
          <table:table-cell table:style-name="ce46"/>
          <table:table-cell ns42:value-type="float" table:style-name="ce52" office:value="86" office:value-type="float">
            <text:p>8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7" office:value-type="float">
            <text:p>207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9" office:value-type="float">
            <text:p>529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1459" office:value-type="float">
            <text:p>1459</text:p>
          </table:table-cell>
          <table:table-cell ns42:value-type="float" table:style-name="ce58" office:value="1334" office:value-type="float">
            <text:p>133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523" office:value-type="float">
            <text:p>1523</text:p>
          </table:table-cell>
          <table:table-cell ns42:value-type="float" table:style-name="ce58" office:value="1396" office:value-type="float">
            <text:p>1396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42" office:value-type="float">
            <text:p>142</text:p>
          </table:table-cell>
          <table:table-cell ns42:value-type="float" table:style-name="ce86" office:value="11400" office:value-type="float">
            <text:p>11400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Denekamp</text:p>
            <office:annotation>
              <text:p>http://purl.org/linked-data/sdmx/2009/dimension#refArea=http://www.gemeentegeschiedenis.nl/amco/1024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DD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D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enekamp</text:p>
          </table:table-cell>
          <table:table-cell table:style-name="ce43"/>
          <table:table-cell table:style-name="ce46"/>
          <table:table-cell ns42:value-type="float" table:style-name="ce52" office:value="103" office:value-type="float">
            <text:p>10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29" office:value-type="float">
            <text:p>22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D</text:p>
          </table:table-cell>
          <table:table-cell table:style-name="ce32"/>
          <table:table-cell ns42:value-type="string" table:style-name="ce32" office:value-type="string">
            <text:p>Noord-Deurningen</text:p>
          </table:table-cell>
          <table:table-cell ns42:value-type="string" table:style-name="ce43" office:value-type="string">
            <text:p>St. Nicolaa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6" office:value-type="float">
            <text:p>6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0" office:value-type="float">
            <text:p>290</text:p>
          </table:table-cell>
          <table:table-cell ns42:value-type="float" table:style-name="ce58" office:value="262" office:value-type="float">
            <text:p>26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L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Lattro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eklenkamp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7" office:value-type="float">
            <text:p>97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T</text:p>
          </table:table-cell>
          <table:table-cell table:style-name="ce32"/>
          <table:table-cell ns42:value-type="string" table:style-name="ce32" office:value-type="string">
            <text:p>Tilligte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9" office:value-type="float">
            <text:p>209</text:p>
          </table:table-cell>
          <table:table-cell ns42:value-type="float" table:style-name="ce58" office:value="211" office:value-type="float">
            <text:p>2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A</text:p>
          </table:table-cell>
          <table:table-cell table:style-name="ce32"/>
          <table:table-cell ns42:value-type="string" table:style-name="ce32" office:value-type="string">
            <text:p>Groot-Agelo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7" office:value-type="float">
            <text:p>197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A</text:p>
          </table:table-cell>
          <table:table-cell table:style-name="ce32"/>
          <table:table-cell ns42:value-type="string" table:style-name="ce32" office:value-type="string">
            <text:p>Klein-Agelo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90" office:value-type="float">
            <text:p>90</text:p>
          </table:table-cell>
          <table:table-cell ns42:value-type="float" table:style-name="ce58" office:value="74" office:value-type="float">
            <text:p>7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5" office:value-type="float">
            <text:p>75</text:p>
          </table:table-cell>
          <table:table-cell table:style-name="ce58"/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N </text:p>
          </table:table-cell>
          <table:table-cell table:style-name="ce32"/>
          <table:table-cell ns42:value-type="string" table:style-name="ce32" office:value-type="string">
            <text:p>Nutter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OO</text:p>
          </table:table-cell>
          <table:table-cell table:style-name="ce32"/>
          <table:table-cell ns42:value-type="string" table:style-name="ce32" office:value-type="string">
            <text:p>Oude-Ootmarsum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1" office:value-type="float">
            <text:p>141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4" office:value-type="float">
            <text:p>324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35" office:value-type="float">
            <text:p>635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628" office:value-type="float">
            <text:p>1628</text:p>
          </table:table-cell>
          <table:table-cell ns42:value-type="float" table:style-name="ce58" office:value="1510" office:value-type="float">
            <text:p>151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668" office:value-type="float">
            <text:p>1668</text:p>
          </table:table-cell>
          <table:table-cell ns42:value-type="float" table:style-name="ce58" office:value="1535" office:value-type="float">
            <text:p>1535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10" office:value-type="float">
            <text:p>810</text:p>
          </table:table-cell>
          <table:table-cell ns42:value-type="float" table:style-name="ce58" office:value="39" office:value-type="float">
            <text:p>39</text:p>
          </table:table-cell>
          <table:table-cell table:style-name="ce58" table:number-columns-repeated="3"/>
          <table:table-cell ns42:value-type="float" table:style-name="ce58" office:value="1952" office:value-type="float">
            <text:p>1952</text:p>
          </table:table-cell>
          <table:table-cell ns42:value-type="float" table:style-name="ce58" office:value="1840" office:value-type="float">
            <text:p>1840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49" office:value-type="float">
            <text:p>149</text:p>
          </table:table-cell>
          <table:table-cell ns42:value-type="float" table:style-name="ce86" office:value="10245" office:value-type="float">
            <text:p>1024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5" office:value-type="float">
            <text:p>5</text:p>
          </table:table-cell>
          <table:table-cell ns42:value-type="float" table:style-name="ce113" office:value="260084" office:value-type="float">
            <text:p>260084</text:p>
          </table:table-cell>
          <table:table-cell table:number-columns-repeated="996"/>
        </table:table-row>
        <table:table-row table:style-name="ro1">
          <table:table-cell ns42:value-type="string" table:number-rows-spanned="27" table:style-name="ce8" table:number-columns-spanned="1" office:value-type="string">
            <text:p>Deventer</text:p>
            <office:annotation>
              <text:p>http://purl.org/linked-data/sdmx/2009/dimension#refArea=http://www.gemeentegeschiedenis.nl/amco/1089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De Militaire gebouw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329" office:value-type="float">
            <text:p>32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58" office:value="399" office:value-type="float">
            <text:p>39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67" office:value-type="float">
            <text:p>167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rankzinnigengesticht (gedeeltelijk)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 table:number-columns-repeated="2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43" office:value-type="float">
            <text:p>14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e- en Voorster-Gast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13" office:value-type="float">
            <text:p>11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55" office:value-type="float">
            <text:p>15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Geertruiden-Gasthuis of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Oude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urriëns-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9" office:value-type="float">
            <text:p>1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12" office:value-type="float">
            <text:p>12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cherf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De Weerd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St. Jozefsgesticht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Wanningshuis</text:p>
          </table:table-cell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5"/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eizers- of Jordensplaat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Roozendaal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Kostschool-Man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office:value="6" table:style-name="ce58" table:number-columns-repeated="2" office:value-type="float">
            <text:p>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32" office:value-type="float">
            <text:p>4232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2"/>
          <table:table-cell ns42:value-type="float" table:style-name="ce58" office:value="9741" office:value-type="float">
            <text:p>9741</text:p>
          </table:table-cell>
          <table:table-cell ns42:value-type="float" table:style-name="ce58" office:value="10325" office:value-type="float">
            <text:p>10325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10168" office:value-type="float">
            <text:p>10168</text:p>
          </table:table-cell>
          <table:table-cell ns42:value-type="float" table:style-name="ce58" office:value="10624" office:value-type="float">
            <text:p>10624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68" office:value="285" office:value-type="float">
            <text:p>285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37" office:value-type="float">
            <text:p>3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et Krankzinnigengesticht (overige deel)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9" office:value-type="float">
            <text:p>29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63" office:value-type="float">
            <text:p>263</text:p>
          </table:table-cell>
          <table:table-cell ns42:value-type="float" table:style-name="ce58" office:value="245" office:value-type="float">
            <text:p>24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26" office:value-type="float">
            <text:p>126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3" office:value-type="float">
            <text:p>33</text:p>
          </table:table-cell>
          <table:table-cell table:style-name="ce58" table:number-columns-repeated="6"/>
          <table:table-cell ns42:value-type="float" table:style-name="ce58" office:value="84" office:value-type="float">
            <text:p>84</text:p>
          </table:table-cell>
          <table:table-cell ns42:value-type="float" table:style-name="ce68" office:value="61" office:value-type="float">
            <text:p>61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57" office:value-type="float">
            <text:p>4257</text:p>
          </table:table-cell>
          <table:table-cell ns42:value-type="float" table:style-name="ce58" office:value="127" office:value-type="float">
            <text:p>127</text:p>
          </table:table-cell>
          <table:table-cell ns42:value-type="float" office:value="15" table:style-name="ce58" table:number-columns-repeated="2" office:value-type="float">
            <text:p>1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398" office:value-type="float">
            <text:p>10398</text:p>
          </table:table-cell>
          <table:table-cell ns42:value-type="float" table:style-name="ce58" office:value="10848" office:value-type="float">
            <text:p>10848</text:p>
          </table:table-cell>
          <table:table-cell ns42:value-type="float" table:style-name="ce58" office:value="521" office:value-type="float">
            <text:p>521</text:p>
          </table:table-cell>
          <table:table-cell ns42:value-type="float" table:style-name="ce58" office:value="313" office:value-type="float">
            <text:p>313</text:p>
          </table:table-cell>
          <table:table-cell ns42:value-type="float" table:style-name="ce58" office:value="10919" office:value-type="float">
            <text:p>10919</text:p>
          </table:table-cell>
          <table:table-cell ns42:value-type="float" table:style-name="ce58" office:value="11161" office:value-type="float">
            <text:p>11161</text:p>
          </table:table-cell>
          <table:table-cell ns42:value-type="float" table:style-name="ce58" office:value="489" office:value-type="float">
            <text:p>489</text:p>
          </table:table-cell>
          <table:table-cell ns42:value-type="float" table:style-name="ce68" office:value="336" office:value-type="float">
            <text:p>336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444" office:value-type="float">
            <text:p>444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28" office:value-type="float">
            <text:p>628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11363" office:value-type="float">
            <text:p>11363</text:p>
          </table:table-cell>
          <table:table-cell ns42:value-type="float" table:style-name="ce58" office:value="11541" office:value-type="float">
            <text:p>11541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64" office:value-type="float">
            <text:p>4364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0735" office:value-type="float">
            <text:p>10735</text:p>
          </table:table-cell>
          <table:table-cell ns42:value-type="float" table:style-name="ce58" office:value="11129" office:value-type="float">
            <text:p>11129</text:p>
          </table:table-cell>
          <table:table-cell ns42:value-type="float" table:style-name="ce58" office:value="634" office:value-type="float">
            <text:p>634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11369" office:value-type="float">
            <text:p>11369</text:p>
          </table:table-cell>
          <table:table-cell ns42:value-type="float" table:style-name="ce58" office:value="11545" office:value-type="float">
            <text:p>11545</text:p>
          </table:table-cell>
          <table:table-cell ns42:value-type="float" table:style-name="ce58" office:value="578" office:value-type="float">
            <text:p>578</text:p>
          </table:table-cell>
          <table:table-cell ns42:value-type="float" table:style-name="ce68" office:value="400" office:value-type="float">
            <text:p>400</text:p>
          </table:table-cell>
          <table:table-cell ns42:value-type="float" table:style-name="ce77" office:value="150" office:value-type="float">
            <text:p>150</text:p>
          </table:table-cell>
          <table:table-cell ns42:value-type="float" table:style-name="ce86" office:value="10899" office:value-type="float">
            <text:p>10899</text:p>
          </table:table-cell>
          <table:table-cell ns42:value-type="float" table:style-name="ce89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Diepenheim</text:p>
            <office:annotation>
              <text:p>http://purl.org/linked-data/sdmx/2009/dimension#refArea=http://www.gemeentegeschiedenis.nl/amco/1031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Stedeke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Markvelde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ipbe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77" office:value-type="float">
            <text:p>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spel</text:p>
          </table:table-cell>
          <table:table-cell table:style-name="ce43"/>
          <table:table-cell table:style-name="ce46"/>
          <table:table-cell ns42:value-type="float" table:style-name="ce52" office:value="85" office:value-type="float">
            <text:p>8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7" office:value-type="float">
            <text:p>22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34" office:value-type="float">
            <text:p>334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5" office:value-type="float">
            <text:p>16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50" office:value-type="float">
            <text:p>450</text:p>
          </table:table-cell>
          <table:table-cell ns42:value-type="float" table:style-name="ce58" office:value="397" office:value-type="float">
            <text:p>397</text:p>
          </table:table-cell>
          <table:table-cell ns42:value-type="float" office:value="16" table:style-name="ce58" table:number-columns-repeated="2" office:value-type="float">
            <text:p>16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0" office:value-type="float">
            <text:p>31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784" office:value-type="float">
            <text:p>784</text:p>
          </table:table-cell>
          <table:table-cell ns42:value-type="float" table:style-name="ce58" office:value="734" office:value-type="float">
            <text:p>7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804" office:value-type="float">
            <text:p>804</text:p>
          </table:table-cell>
          <table:table-cell ns42:value-type="float" table:style-name="ce58" office:value="756" office:value-type="float">
            <text:p>756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51" office:value-type="float">
            <text:p>151</text:p>
          </table:table-cell>
          <table:table-cell ns42:value-type="float" table:style-name="ce86" office:value="10311" office:value-type="float">
            <text:p>1031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Diepenveen</text:p>
            <office:annotation>
              <text:p>http://purl.org/linked-data/sdmx/2009/dimension#refArea=http://www.gemeentegeschiedenis.nl/amco/1093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Rande</text:p>
          </table:table-cell>
          <table:table-cell table:style-name="ce43"/>
          <table:table-cell table:style-name="ce46"/>
          <table:table-cell ns42:value-type="float" table:style-name="ce52" office:value="107" office:value-type="float">
            <text:p>107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57" office:value-type="float">
            <text:p>257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252" office:value-type="float">
            <text:p>252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joen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verlo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2" office:value-type="float">
            <text:p>122</text:p>
          </table:table-cell>
          <table:table-cell ns42:value-type="float" table:style-name="ce58" office:value="106" office:value-type="float">
            <text:p>10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08" office:value-type="float">
            <text:p>10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Frieswijk</text:p>
          </table:table-cell>
          <table:table-cell ns42:value-type="string" table:style-name="ce43" office:value-type="string">
            <text:p>Tappistenklooster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iele</text:p>
          </table:table-cell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49" office:value-type="float">
            <text:p>249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rg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86" office:value-type="float">
            <text:p>18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x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Colmschat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9" office:value-type="float">
            <text:p>18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teringen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8" office:value-type="float">
            <text:p>138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ettele</text:p>
          </table:table-cell>
          <table:table-cell table:style-name="ce43"/>
          <table:table-cell table:style-name="ce46"/>
          <table:table-cell ns42:value-type="float" table:style-name="ce52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Linde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52" office:value-type="float">
            <text:p>15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kkenbroek</text:p>
          </table:table-cell>
          <table:table-cell table:style-name="ce43"/>
          <table:table-cell table:style-name="ce46"/>
          <table:table-cell ns42:value-type="float" table:style-name="ce52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20" office:value-type="float">
            <text:p>12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10" office:value-type="float">
            <text:p>710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07" office:value-type="float">
            <text:p>1907</text:p>
          </table:table-cell>
          <table:table-cell ns42:value-type="float" table:style-name="ce58" office:value="1727" office:value-type="float">
            <text:p>1727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771" office:value-type="float">
            <text:p>177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42" office:value-type="float">
            <text:p>742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980" office:value-type="float">
            <text:p>1980</text:p>
          </table:table-cell>
          <table:table-cell ns42:value-type="float" table:style-name="ce58" office:value="1799" office:value-type="float">
            <text:p>179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1845" office:value-type="float">
            <text:p>184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52" office:value-type="float">
            <text:p>152</text:p>
          </table:table-cell>
          <table:table-cell ns42:value-type="float" table:style-name="ce86" office:value="10933" office:value-type="float">
            <text:p>1093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Enschedé</text:p>
            <office:annotation>
              <text:p>http://purl.org/linked-data/sdmx/2009/dimension#refArea=http://www.gemeentegeschiedenis.nl/amco/1036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R. C. Ziek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9" office:value-type="float">
            <text:p>2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45" office:value-type="float">
            <text:p>645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Larink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2" office:value-type="float">
            <text:p>41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36" office:value-type="float">
            <text:p>1036</text:p>
          </table:table-cell>
          <table:table-cell ns42:value-type="float" table:style-name="ce58" office:value="1029" office:value-type="float">
            <text:p>1029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083" office:value-type="float">
            <text:p>1083</text:p>
          </table:table-cell>
          <table:table-cell ns42:value-type="float" table:style-name="ce58" office:value="1051" office:value-type="float">
            <text:p>105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Ned. Herv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19" office:value-type="float">
            <text:p>419</text:p>
          </table:table-cell>
          <table:table-cell ns42:value-type="float" table:style-name="ce58" office:value="24" office:value-type="float">
            <text:p>24</text:p>
          </table:table-cell>
          <table:table-cell table:style-name="ce58" table:number-columns-repeated="3"/>
          <table:table-cell ns42:value-type="float" table:style-name="ce58" office:value="1019" office:value-type="float">
            <text:p>1019</text:p>
          </table:table-cell>
          <table:table-cell ns42:value-type="float" table:style-name="ce58" office:value="1041" office:value-type="float">
            <text:p>104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57" office:value-type="float">
            <text:p>1057</text:p>
          </table:table-cell>
          <table:table-cell ns42:value-type="float" table:style-name="ce58" office:value="1059" office:value-type="float">
            <text:p>1059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Oudemannen- en vrouwen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2" office:value-type="float">
            <text:p>29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4" office:value-type="float">
            <text:p>254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2" office:value-type="float">
            <text:p>56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46" office:value-type="float">
            <text:p>46</text:p>
          </table:table-cell>
          <table:table-cell ns42:value-type="float" table:style-name="ce58" office:value="45" office:value-type="float">
            <text:p>4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89" office:value-type="float">
            <text:p>289</text:p>
          </table:table-cell>
          <table:table-cell ns42:value-type="float" office:value="8" table:style-name="ce58" table:number-columns-repeated="2" office:value-type="float">
            <text:p>8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5" office:value-type="float">
            <text:p>27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0" office:value-type="float">
            <text:p>60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61" office:value-type="float">
            <text:p>61</text:p>
          </table:table-cell>
          <table:table-cell ns42:value-type="float" table:style-name="ce58" office:value="62" office:value-type="float">
            <text:p>62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93" office:value-type="float">
            <text:p>793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800" office:value-type="float">
            <text:p>800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383" office:value-type="float">
            <text:p>1383</text:p>
          </table:table-cell>
          <table:table-cell ns42:value-type="float" table:style-name="ce58" office:value="1428" office:value-type="float">
            <text:p>142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404" office:value-type="float">
            <text:p>1404</text:p>
          </table:table-cell>
          <table:table-cell ns42:value-type="float" table:style-name="ce58" office:value="1442" office:value-type="float">
            <text:p>144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3" office:value-type="float">
            <text:p>113</text:p>
          </table:table-cell>
          <table:table-cell table:style-name="ce58" table:number-columns-repeated="4"/>
          <table:table-cell ns42:value-type="float" table:style-name="ce58" office:value="1115" office:value-type="float">
            <text:p>1115</text:p>
          </table:table-cell>
          <table:table-cell ns42:value-type="float" table:style-name="ce58" office:value="1064" office:value-type="float">
            <text:p>1064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137" office:value-type="float">
            <text:p>1137</text:p>
          </table:table-cell>
          <table:table-cell ns42:value-type="float" table:style-name="ce58" office:value="1075" office:value-type="float">
            <text:p>107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91" office:value-type="float">
            <text:p>691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698" office:value-type="float">
            <text:p>698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682" office:value-type="float">
            <text:p>2682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3340" office:value-type="float">
            <text:p>3340</text:p>
          </table:table-cell>
          <table:table-cell ns42:value-type="float" table:style-name="ce58" office:value="3600" office:value-type="float">
            <text:p>3600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3487" office:value-type="float">
            <text:p>3487</text:p>
          </table:table-cell>
          <table:table-cell ns42:value-type="float" table:style-name="ce58" office:value="3693" office:value-type="float">
            <text:p>369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68" office:value="65" office:value-type="float">
            <text:p>65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982" office:value-type="float">
            <text:p>3982</text:p>
          </table:table-cell>
          <table:table-cell ns42:value-type="float" table:style-name="ce58" office:value="3974" office:value-type="float">
            <text:p>3974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4039" office:value-type="float">
            <text:p>4039</text:p>
          </table:table-cell>
          <table:table-cell ns42:value-type="float" table:style-name="ce58" office:value="4003" office:value-type="float">
            <text:p>4003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7526" office:value-type="float">
            <text:p>7526</text:p>
          </table:table-cell>
          <table:table-cell ns42:value-type="float" table:style-name="ce58" office:value="7696" office:value-type="float">
            <text:p>7696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986" office:value-type="float">
            <text:p>298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2"/>
          <table:table-cell ns42:value-type="float" table:style-name="ce58" office:value="7322" office:value-type="float">
            <text:p>7322</text:p>
          </table:table-cell>
          <table:table-cell ns42:value-type="float" table:style-name="ce58" office:value="7574" office:value-type="float">
            <text:p>757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7530" office:value-type="float">
            <text:p>7530</text:p>
          </table:table-cell>
          <table:table-cell ns42:value-type="float" table:style-name="ce58" office:value="7699" office:value-type="float">
            <text:p>7699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53" office:value-type="float">
            <text:p>153</text:p>
          </table:table-cell>
          <table:table-cell ns42:value-type="float" table:style-name="ce86" office:value="10364" office:value-type="float">
            <text:p>1036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7" office:value-type="float">
            <text:p>7</text:p>
          </table:table-cell>
          <table:table-cell ns42:value-type="float" table:style-name="ce113" office:value="260085" office:value-type="float">
            <text:p>260085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Genemuiden</text:p>
            <office:annotation>
              <text:p>http://purl.org/linked-data/sdmx/2009/dimension#refArea=http://www.gemeentegeschiedenis.nl/amco/107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Diaconie-Arm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02" office:value-type="float">
            <text:p>502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481" office:value-type="float">
            <text:p>48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320" office:value-type="float">
            <text:p>320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5" office:value-type="float">
            <text:p>325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2" office:value-type="float">
            <text:p>162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44" office:value-type="float">
            <text:p>344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51" office:value-type="float">
            <text:p>35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TL_20_HRowHeader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72" office:value-type="float">
            <text:p>172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4" office:value-type="float">
            <text:p>524</text:p>
          </table:table-cell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09" office:value-type="float">
            <text:p>1209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32" office:value-type="float">
            <text:p>1232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6" office:value-type="float">
            <text:p>606</text:p>
          </table:table-cell>
          <table:table-cell ns42:value-type="float" table:style-name="ce58" office:value="33" office:value-type="float">
            <text:p>33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02" office:value-type="float">
            <text:p>1402</text:p>
          </table:table-cell>
          <table:table-cell ns42:value-type="float" table:style-name="ce58" office:value="1379" office:value-type="float">
            <text:p>1379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1466" office:value-type="float">
            <text:p>1466</text:p>
          </table:table-cell>
          <table:table-cell ns42:value-type="float" table:style-name="ce58" office:value="1421" office:value-type="float">
            <text:p>142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4" office:value-type="float">
            <text:p>154</text:p>
          </table:table-cell>
          <table:table-cell ns42:value-type="float" table:style-name="ce86" office:value="10746" office:value-type="float">
            <text:p>107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Giethoorn</text:p>
            <office:annotation>
              <text:p>http://purl.org/linked-data/sdmx/2009/dimension#refArea=http://www.gemeentegeschiedenis.nl/amco/1070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6" office:value-type="float">
            <text:p>12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06" office:value-type="float">
            <text:p>20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76" office:value-type="float">
            <text:p>376</text:p>
          </table:table-cell>
          <table:table-cell ns42:value-type="float" table:style-name="ce58" office:value="310" office:value-type="float">
            <text:p>3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76" office:value-type="float">
            <text:p>376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7" office:value-type="float">
            <text:p>9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87" office:value-type="float">
            <text:p>187</text:p>
          </table:table-cell>
          <table:table-cell ns42:value-type="float" table:style-name="ce58" office:value="165" office:value-type="float">
            <text:p>165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23" office:value-type="float">
            <text:p>12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table:style-name="ce68"/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33" office:value-type="float">
            <text:p>333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299" office:value-type="float">
            <text:p>29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9" office:value-type="float">
            <text:p>319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690" office:value-type="float">
            <text:p>690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07" office:value-type="float">
            <text:p>707</text:p>
          </table:table-cell>
          <table:table-cell ns42:value-type="float" table:style-name="ce58" office:value="609" office:value-type="float">
            <text:p>6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4" office:value-type="float">
            <text:p>474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023" office:value-type="float">
            <text:p>1023</text:p>
          </table:table-cell>
          <table:table-cell ns42:value-type="float" table:style-name="ce58" office:value="897" office:value-type="float">
            <text:p>89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045" office:value-type="float">
            <text:p>1045</text:p>
          </table:table-cell>
          <table:table-cell ns42:value-type="float" table:style-name="ce58" office:value="908" office:value-type="float">
            <text:p>90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5" office:value-type="float">
            <text:p>155</text:p>
          </table:table-cell>
          <table:table-cell ns42:value-type="float" table:style-name="ce86" office:value="10708" office:value-type="float">
            <text:p>1070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oor</text:p>
            <office:annotation>
              <text:p>http://purl.org/linked-data/sdmx/2009/dimension#refArea=http://www.gemeentegeschiedenis.nl/amco/1007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Stad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82" office:value-type="float">
            <text:p>18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146" office:value-type="float">
            <text:p>1146</text:p>
          </table:table-cell>
          <table:table-cell ns42:value-type="float" table:style-name="ce58" office:value="1161" office:value-type="float">
            <text:p>116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187" office:value-type="float">
            <text:p>1187</text:p>
          </table:table-cell>
          <table:table-cell ns42:value-type="float" table:style-name="ce58" office:value="1198" office:value-type="float">
            <text:p>1198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16" office:value-type="float">
            <text:p>616</text:p>
          </table:table-cell>
          <table:table-cell ns42:value-type="float" table:style-name="ce58" office:value="15" office:value-type="float">
            <text:p>15</text:p>
          </table:table-cell>
          <table:table-cell table:style-name="ce58" table:number-columns-repeated="3"/>
          <table:table-cell ns42:value-type="float" table:style-name="ce58" office:value="1369" office:value-type="float">
            <text:p>1369</text:p>
          </table:table-cell>
          <table:table-cell ns42:value-type="float" table:style-name="ce58" office:value="1380" office:value-type="float">
            <text:p>1380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420" office:value-type="float">
            <text:p>1420</text:p>
          </table:table-cell>
          <table:table-cell ns42:value-type="float" table:style-name="ce58" office:value="1426" office:value-type="float">
            <text:p>1426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68" office:value="44" office:value-type="float">
            <text:p>44</text:p>
          </table:table-cell>
          <table:table-cell ns42:value-type="float" table:style-name="ce77" office:value="156" office:value-type="float">
            <text:p>156</text:p>
          </table:table-cell>
          <table:table-cell ns42:value-type="float" table:style-name="ce86" office:value="10076" office:value-type="float">
            <text:p>1007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Grafhorst</text:p>
            <office:annotation>
              <text:p>http://purl.org/linked-data/sdmx/2009/dimension#refArea=http://www.gemeentegeschiedenis.nl/amco/1022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6" office:value-type="float">
            <text:p>1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0" office:value-type="float">
            <text:p>300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1" office:value-type="float">
            <text:p>301</text:p>
          </table:table-cell>
          <table:table-cell ns42:value-type="float" table:style-name="ce58" office:value="304" office:value-type="float">
            <text:p>30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10" office:value-type="float">
            <text:p>310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65" office:value-type="float">
            <text:p>1065</text:p>
          </table:table-cell>
          <table:table-cell ns42:value-type="float" table:style-name="ce86" office:value="10224" office:value-type="float">
            <text:p>1022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Gramsbergen</text:p>
            <office:annotation>
              <text:p>http://purl.org/linked-data/sdmx/2009/dimension#refArea=http://www.gemeentegeschiedenis.nl/amco/1133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72" office:value-type="float">
            <text:p>272</text:p>
          </table:table-cell>
          <table:table-cell ns42:value-type="float" table:style-name="ce58" office:value="246" office:value-type="float">
            <text:p>2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Ane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94" office:value-type="float">
            <text:p>294</text:p>
          </table:table-cell>
          <table:table-cell ns42:value-type="float" table:style-name="ce58" office:value="241" office:value-type="float">
            <text:p>241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Anerve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80" office:value-type="float">
            <text:p>180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Holtho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85" office:value-type="float">
            <text:p>8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Holthen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en Veld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61" office:value-type="float">
            <text:p>61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Loozen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6" office:value-type="float">
            <text:p>76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Anevelde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office:value="33" table:style-name="ce58" table:number-columns-repeated="2" office:value-type="float">
            <text:p>33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e Krim</text:p>
          </table:table-cell>
          <table:table-cell table:style-name="ce43"/>
          <table:table-cell table:style-name="ce46"/>
          <table:table-cell ns42:value-type="float" table:style-name="ce52" office:value="223" office:value-type="float">
            <text:p>223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office:value="583" table:style-name="ce58" table:number-columns-repeated="2" office:value-type="float">
            <text:p>58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00" office:value-type="float">
            <text:p>600</text:p>
          </table:table-cell>
          <table:table-cell ns42:value-type="float" table:style-name="ce58" office:value="587" office:value-type="float">
            <text:p>58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64" office:value-type="float">
            <text:p>264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4" office:value-type="float">
            <text:p>514</text:p>
          </table:table-cell>
          <table:table-cell ns42:value-type="float" table:style-name="ce58" office:value="24" office:value-type="float">
            <text:p>2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36" office:value-type="float">
            <text:p>1436</text:p>
          </table:table-cell>
          <table:table-cell ns42:value-type="float" table:style-name="ce58" office:value="1312" office:value-type="float">
            <text:p>1312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504" office:value-type="float">
            <text:p>1504</text:p>
          </table:table-cell>
          <table:table-cell ns42:value-type="float" table:style-name="ce58" office:value="1356" office:value-type="float">
            <text:p>13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8" office:value-type="float">
            <text:p>1778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22" office:value-type="float">
            <text:p>622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700" office:value-type="float">
            <text:p>1700</text:p>
          </table:table-cell>
          <table:table-cell ns42:value-type="float" table:style-name="ce58" office:value="1551" office:value-type="float">
            <text:p>1551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1779" office:value-type="float">
            <text:p>1779</text:p>
          </table:table-cell>
          <table:table-cell ns42:value-type="float" table:style-name="ce58" office:value="1604" office:value-type="float">
            <text:p>1604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40" office:value-type="float">
            <text:p>40</text:p>
          </table:table-cell>
          <table:table-cell ns42:value-type="float" table:style-name="ce77" office:value="157" office:value-type="float">
            <text:p>157</text:p>
          </table:table-cell>
          <table:table-cell ns42:value-type="float" table:style-name="ce86" office:value="11339" office:value-type="float">
            <text:p>1133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Haaksbergen</text:p>
            <office:annotation>
              <text:p>http://purl.org/linked-data/sdmx/2009/dimension#refArea=http://www.gemeentegeschiedenis.nl/amco/1143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ostenlijk gedeelte der buurtschap Honesch en buurtsch. Lang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93" office:value-type="float">
            <text:p>393</text:p>
          </table:table-cell>
          <table:table-cell ns42:value-type="float" table:style-name="ce58" office:value="341" office:value-type="float">
            <text:p>341</text:p>
          </table:table-cell>
          <table:table-cell ns42:value-type="float" office:value="9" table:style-name="ce58" table:number-columns-repeated="2" office:value-type="float">
            <text:p>9</text:p>
          </table:table-cell>
          <table:table-cell ns42:value-type="float" table:style-name="ce58" office:value="402" office:value-type="float">
            <text:p>40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uurtsch. Brammelo, Holthuizen en het zuidel. ged. van Boekelo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38" office:value-type="float">
            <text:p>438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uidel. ged. der buurtsch. Eppenzolder en noordel. ged. der buurtsch. Boekelo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0" office:value-type="float">
            <text:p>300</text:p>
          </table:table-cell>
          <table:table-cell ns42:value-type="float" table:style-name="ce58" office:value="298" office:value-type="float">
            <text:p>298</text:p>
          </table:table-cell>
          <table:table-cell ns42:value-type="float" office:value="12" table:style-name="ce58" table:number-columns-repeated="2" office:value-type="float">
            <text:p>12</text:p>
          </table:table-cell>
          <table:table-cell ns42:value-type="float" table:style-name="ce58" office:value="312" office:value-type="float">
            <text:p>312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Noordel. ged. buurtsch. Eppenzolder en westel. ged. buursch. Honesch</text:p>
          </table:table-cell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8" office:value-type="float">
            <text:p>29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uurze</text:p>
          </table:table-cell>
          <table:table-cell table:style-name="ce43"/>
          <table:table-cell table:style-name="ce46"/>
          <table:table-cell ns42:value-type="float" table:style-name="ce52" office:value="140" office:value-type="float">
            <text:p>140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82" office:value-type="float">
            <text:p>382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92" office:value-type="float">
            <text:p>392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1" office:value-type="float">
            <text:p>31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23" office:value-type="float">
            <text:p>623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45" office:value-type="float">
            <text:p>645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89" office:value-type="float">
            <text:p>689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3"/>
          <table:table-cell ns42:value-type="float" table:style-name="ce58" office:value="1794" office:value-type="float">
            <text:p>1794</text:p>
          </table:table-cell>
          <table:table-cell ns42:value-type="float" table:style-name="ce58" office:value="1662" office:value-type="float">
            <text:p>166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1846" office:value-type="float">
            <text:p>1846</text:p>
          </table:table-cell>
          <table:table-cell ns42:value-type="float" table:style-name="ce58" office:value="1708" office:value-type="float">
            <text:p>170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68" office:value="89" office:value-type="float">
            <text:p>8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00" office:value-type="float">
            <text:p>100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417" office:value-type="float">
            <text:p>2417</text:p>
          </table:table-cell>
          <table:table-cell ns42:value-type="float" table:style-name="ce58" office:value="2323" office:value-type="float">
            <text:p>2323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491" office:value-type="float">
            <text:p>2491</text:p>
          </table:table-cell>
          <table:table-cell ns42:value-type="float" table:style-name="ce58" office:value="2382" office:value-type="float">
            <text:p>2382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58" office:value-type="float">
            <text:p>158</text:p>
          </table:table-cell>
          <table:table-cell ns42:value-type="float" table:style-name="ce86" office:value="11435" office:value-type="float">
            <text:p>1143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9" office:value-type="float">
            <text:p>9</text:p>
          </table:table-cell>
          <table:table-cell ns42:value-type="float" table:style-name="ce113" office:value="260086" office:value-type="float">
            <text:p>260086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Den Ham</text:p>
            <office:annotation>
              <text:p>http://purl.org/linked-data/sdmx/2009/dimension#refArea=http://www.gemeentegeschiedenis.nl/amco/1039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agele</text:p>
          </table:table-cell>
          <table:table-cell table:style-name="ce43"/>
          <table:table-cell table:style-name="ce46"/>
          <table:table-cell ns42:value-type="float" table:style-name="ce52" office:value="235" office:value-type="float">
            <text:p>2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44" office:value-type="float">
            <text:p>544</text:p>
          </table:table-cell>
          <table:table-cell ns42:value-type="float" table:style-name="ce58" office:value="506" office:value-type="float">
            <text:p>50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57" office:value-type="float">
            <text:p>557</text:p>
          </table:table-cell>
          <table:table-cell ns42:value-type="float" table:style-name="ce58" office:value="512" office:value-type="float">
            <text:p>512</text:p>
          </table:table-cell>
          <table:table-cell ns42:value-type="float" table:style-name="ce58" office:value="52" office:value-type="float">
            <text:p>52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De Meer</text:p>
          </table:table-cell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8" office:value-type="float">
            <text:p>248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Vroomschoop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932" office:value-type="float">
            <text:p>932</text:p>
          </table:table-cell>
          <table:table-cell ns42:value-type="float" table:style-name="ce58" office:value="829" office:value-type="float">
            <text:p>829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960" office:value-type="float">
            <text:p>960</text:p>
          </table:table-cell>
          <table:table-cell ns42:value-type="float" table:style-name="ce58" office:value="837" office:value-type="float">
            <text:p>837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28" office:value-type="float">
            <text:p>2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0" office:value-type="float">
            <text:p>330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0" office:value-type="float">
            <text:p>730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923" office:value-type="float">
            <text:p>1923</text:p>
          </table:table-cell>
          <table:table-cell ns42:value-type="float" table:style-name="ce58" office:value="1742" office:value-type="float">
            <text:p>174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005" office:value-type="float">
            <text:p>2005</text:p>
          </table:table-cell>
          <table:table-cell ns42:value-type="float" table:style-name="ce58" office:value="1786" office:value-type="float">
            <text:p>178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68" office:value="104" office:value-type="float">
            <text:p>104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5" office:value-type="float">
            <text:p>9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348" office:value-type="float">
            <text:p>2348</text:p>
          </table:table-cell>
          <table:table-cell ns42:value-type="float" table:style-name="ce58" office:value="2122" office:value-type="float">
            <text:p>212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58" office:value-type="float">
            <text:p>858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253" office:value-type="float">
            <text:p>2253</text:p>
          </table:table-cell>
          <table:table-cell ns42:value-type="float" table:style-name="ce58" office:value="2074" office:value-type="float">
            <text:p>2074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350" office:value-type="float">
            <text:p>2350</text:p>
          </table:table-cell>
          <table:table-cell ns42:value-type="float" table:style-name="ce58" office:value="2125" office:value-type="float">
            <text:p>2125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68" office:value="110" office:value-type="float">
            <text:p>110</text:p>
          </table:table-cell>
          <table:table-cell ns42:value-type="float" table:style-name="ce77" office:value="159" office:value-type="float">
            <text:p>159</text:p>
          </table:table-cell>
          <table:table-cell ns42:value-type="float" table:style-name="ce86" office:value="10395" office:value-type="float">
            <text:p>1039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7" table:style-name="ce8" table:number-columns-spanned="1" office:value-type="string">
            <text:p>Stad-Hardenberg</text:p>
            <office:annotation>
              <text:p>http://purl.org/linked-data/sdmx/2009/dimension#refArea=http://www.gemeentegeschiedenis.nl/amco/1116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42" office:value-type="float">
            <text:p>1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9" office:value-type="float">
            <text:p>16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1" office:value-type="float">
            <text:p>391</text:p>
          </table:table-cell>
          <table:table-cell ns42:value-type="float" table:style-name="ce58" office:value="349" office:value-type="float">
            <text:p>34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84" office:value-type="float">
            <text:p>28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33" office:value-type="float">
            <text:p>33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2" office:value-type="float">
            <text:p>302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706" office:value-type="float">
            <text:p>706</text:p>
          </table:table-cell>
          <table:table-cell ns42:value-type="float" table:style-name="ce58" office:value="633" office:value-type="float">
            <text:p>63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733" office:value-type="float">
            <text:p>733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191" office:value-type="float">
            <text:p>1191</text:p>
          </table:table-cell>
          <table:table-cell ns42:value-type="float" table:style-name="ce86" office:value="11169" office:value-type="float">
            <text:p>11169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9" table:number-columns-spanned="1" office:value-type="string">
            <text:p><text:span text:style-name="T1">Ambt-Hardenberg</text:span><text:span text:style-name="T2"> (Geene kom)</text:span></text:p>
            <office:annotation>
              <text:p>http://purl.org/linked-data/sdmx/2009/dimension#refArea=http://www.gemeentegeschiedenis.nl/amco/1017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eemse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84" office:value-type="float">
            <text:p>284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95" office:value-type="float">
            <text:p>295</text:p>
          </table:table-cell>
          <table:table-cell ns42:value-type="float" table:style-name="ce58" office:value="278" office:value-type="float">
            <text:p>278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Brucht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ergenthei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70" office:value-type="float">
            <text:p>37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2" office:value-type="float">
            <text:p>12</text:p>
          </table:table-cell>
          <table:table-cell table:style-name="ce58" table:number-columns-repeated="6"/>
          <table:table-cell ns42:value-type="float" table:style-name="ce58" office:value="35" office:value-type="float">
            <text:p>35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6" office:value-type="float">
            <text:p>196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Kloosterhaar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Diffelen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table:style-name="ce58" table:number-columns-repeated="4"/>
          <table:table-cell ns42:value-type="float" table:style-name="ce58" office:value="65" office:value-type="float">
            <text:p>65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heeze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aalder</text:p>
          </table:table-cell>
          <table:table-cell table:style-name="ce43"/>
          <table:table-cell table:style-name="ce46"/>
          <table:table-cell ns42:value-type="float" table:style-name="ce52" office:value="50" office:value-type="float">
            <text:p>50</text:p>
          </table:table-cell>
          <table:table-cell table:style-name="ce58" table:number-columns-repeated="4"/>
          <table:table-cell ns42:value-type="float" office:value="111" table:style-name="ce58" table:number-columns-repeated="2" office:value-type="float">
            <text:p>1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Radewijk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177" office:value-type="float">
            <text:p>17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nebrugge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L </text:p>
          </table:table-cell>
          <table:table-cell table:style-name="ce32"/>
          <table:table-cell ns42:value-type="string" table:style-name="ce32" office:value-type="string">
            <text:p>Collendoorn</text:p>
          </table:table-cell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1" office:value-type="float">
            <text:p>101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Collendoornnerveen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7" office:value-type="float">
            <text:p>4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emserveen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Rheezerveen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Dedemsvaart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15" office:value-type="float">
            <text:p>615</text:p>
          </table:table-cell>
          <table:table-cell ns42:value-type="float" table:style-name="ce58" office:value="556" office:value-type="float">
            <text:p>556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639" office:value-type="float">
            <text:p>639</text:p>
          </table:table-cell>
          <table:table-cell ns42:value-type="float" table:style-name="ce58" office:value="572" office:value-type="float">
            <text:p>57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Q</text:p>
          </table:table-cell>
          <table:table-cell table:style-name="ce32"/>
          <table:table-cell ns42:value-type="string" table:style-name="ce32" office:value-type="string">
            <text:p>Lutten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06" office:value-type="float">
            <text:p>306</text:p>
          </table:table-cell>
          <table:table-cell ns42:value-type="float" table:style-name="ce58" office:value="273" office:value-type="float">
            <text:p>27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R</text:p>
          </table:table-cell>
          <table:table-cell table:style-name="ce32"/>
          <table:table-cell ns42:value-type="string" table:style-name="ce32" office:value-type="string">
            <text:p>Slagharen</text:p>
          </table:table-cell>
          <table:table-cell table:style-name="ce43"/>
          <table:table-cell table:style-name="ce46"/>
          <table:table-cell ns42:value-type="float" table:style-name="ce52" office:value="387" office:value-type="float">
            <text:p>387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979" office:value-type="float">
            <text:p>979</text:p>
          </table:table-cell>
          <table:table-cell ns42:value-type="float" table:style-name="ce58" office:value="910" office:value-type="float">
            <text:p>910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007" office:value-type="float">
            <text:p>1007</text:p>
          </table:table-cell>
          <table:table-cell ns42:value-type="float" table:style-name="ce58" office:value="914" office:value-type="float">
            <text:p>91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605" office:value-type="float">
            <text:p>160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6" office:value-type="float">
            <text:p>16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4112" office:value-type="float">
            <text:p>4112</text:p>
          </table:table-cell>
          <table:table-cell ns42:value-type="float" table:style-name="ce58" office:value="3669" office:value-type="float">
            <text:p>3669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4340" office:value-type="float">
            <text:p>4340</text:p>
          </table:table-cell>
          <table:table-cell ns42:value-type="float" table:style-name="ce58" office:value="3837" office:value-type="float">
            <text:p>3837</text:p>
          </table:table-cell>
          <table:table-cell ns42:value-type="float" table:style-name="ce58" office:value="305" office:value-type="float">
            <text:p>305</text:p>
          </table:table-cell>
          <table:table-cell ns42:value-type="float" table:style-name="ce68" office:value="223" office:value-type="float">
            <text:p>223</text:p>
          </table:table-cell>
          <table:table-cell ns42:value-type="float" table:style-name="ce77" office:value="1011" office:value-type="float">
            <text:p>1011</text:p>
          </table:table-cell>
          <table:table-cell ns42:value-type="float" table:style-name="ce86" office:value="10174" office:value-type="float">
            <text:p>10174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asselt</text:p>
            <office:annotation>
              <text:p>http://purl.org/linked-data/sdmx/2009/dimension#refArea=http://www.gemeentegeschiedenis.nl/amco/1011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8" office:value-type="float">
            <text:p>14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33" office:value-type="float">
            <text:p>333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Armen- en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1" office:value-type="float">
            <text:p>161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04" office:value-type="float">
            <text:p>30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59" office:value-type="float">
            <text:p>59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54" office:value-type="float">
            <text:p>54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59" office:value-type="float">
            <text:p>159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7" office:value-type="float">
            <text:p>17</text:p>
          </table:table-cell>
          <table:table-cell table:style-name="ce58" table:number-columns-repeated="6"/>
          <table:table-cell ns42:value-type="float" table:style-name="ce58" office:value="52" office:value-type="float">
            <text:p>52</text:p>
          </table:table-cell>
          <table:table-cell ns42:value-type="float" table:style-name="ce68" office:value="33" office:value-type="float">
            <text:p>33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39" office:value-type="float">
            <text:p>439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981" office:value-type="float">
            <text:p>981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022" office:value-type="float">
            <text:p>1022</text:p>
          </table:table-cell>
          <table:table-cell ns42:value-type="float" table:style-name="ce58" office:value="983" office:value-type="float">
            <text:p>98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2"/>
          <table:table-cell ns42:value-type="float" table:style-name="ce58" office:value="72" office:value-type="float">
            <text:p>72</text:p>
          </table:table-cell>
          <table:table-cell ns42:value-type="float" table:style-name="ce58" office:value="17" office:value-type="float">
            <text:p>17</text:p>
          </table:table-cell>
          <table:table-cell ns42:value-type="float" office:value="109" table:style-name="ce58" table:number-columns-repeated="2" office:value-type="float">
            <text:p>109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68" office:value="35" office:value-type="float">
            <text:p>35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5" office:value-type="float">
            <text:p>1255</text:p>
          </table:table-cell>
          <table:table-cell ns42:value-type="float" table:style-name="ce58" office:value="1195" office:value-type="float">
            <text:p>1195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57" office:value-type="float">
            <text:p>457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79" office:value-type="float">
            <text:p>7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090" office:value-type="float">
            <text:p>1090</text:p>
          </table:table-cell>
          <table:table-cell ns42:value-type="float" table:style-name="ce58" office:value="1076" office:value-type="float">
            <text:p>1076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20" office:value-type="float">
            <text:p>120</text:p>
          </table:table-cell>
          <table:table-cell ns42:value-type="float" table:style-name="ce58" office:value="1256" office:value-type="float">
            <text:p>1256</text:p>
          </table:table-cell>
          <table:table-cell ns42:value-type="float" table:style-name="ce58" office:value="1196" office:value-type="float">
            <text:p>1196</text:p>
          </table:table-cell>
          <table:table-cell ns42:value-type="float" table:style-name="ce58" office:value="75" office:value-type="float">
            <text:p>75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61" office:value-type="float">
            <text:p>161</text:p>
          </table:table-cell>
          <table:table-cell ns42:value-type="float" table:style-name="ce86" office:value="10115" office:value-type="float">
            <text:p>10115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1" office:value-type="float">
            <text:p>11</text:p>
          </table:table-cell>
          <table:table-cell ns42:value-type="float" table:style-name="ce113" office:value="260087" office:value-type="float">
            <text:p>260087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Heino</text:p>
            <office:annotation>
              <text:p>http://purl.org/linked-data/sdmx/2009/dimension#refArea=http://www.gemeentegeschiedenis.nl/amco/1085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ollenhoe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76" office:value-type="float">
            <text:p>76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7" office:value-type="float">
            <text:p>77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table:style-name="ce58" table:number-columns-repeated="4"/>
          <table:table-cell ns42:value-type="float" table:style-name="ce58" office:value="83" office:value-type="float">
            <text:p>83</text:p>
          </table:table-cell>
          <table:table-cell ns42:value-type="float" table:style-name="ce58" office:value="69" office:value-type="float">
            <text:p>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Den Brink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93" table:style-name="ce58" table:number-columns-repeated="2" office:value-type="float">
            <text:p>93</text:p>
          </table:table-cell>
          <table:table-cell table:style-name="ce58" table:number-columns-repeated="2"/>
          <table:table-cell ns42:value-type="float" office:value="93" table:style-name="ce58" table:number-columns-repeated="2" office:value-type="float">
            <text:p>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iederholthuis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8" office:value-type="float">
            <text:p>98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en Alerdinc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0" office:value-type="float">
            <text:p>100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Zandsteeg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4" office:value-type="float">
            <text:p>64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64" office:value-type="float">
            <text:p>64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t Moer</text:p>
          </table:table-cell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49" office:value-type="float">
            <text:p>14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35" office:value-type="float">
            <text:p>13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Veldhoek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1" office:value-type="float">
            <text:p>7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35" office:value-type="float">
            <text:p>235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0" office:value-type="float">
            <text:p>32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826" office:value-type="float">
            <text:p>826</text:p>
          </table:table-cell>
          <table:table-cell ns42:value-type="float" table:style-name="ce58" office:value="744" office:value-type="float">
            <text:p>74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41" office:value-type="float">
            <text:p>841</text:p>
          </table:table-cell>
          <table:table-cell ns42:value-type="float" table:style-name="ce58" office:value="761" office:value-type="float">
            <text:p>761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4" office:value-type="float">
            <text:p>1084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1061" office:value-type="float">
            <text:p>1061</text:p>
          </table:table-cell>
          <table:table-cell ns42:value-type="float" table:style-name="ce58" office:value="949" office:value-type="float">
            <text:p>949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085" office:value-type="float">
            <text:p>1085</text:p>
          </table:table-cell>
          <table:table-cell ns42:value-type="float" table:style-name="ce58" office:value="967" office:value-type="float">
            <text:p>967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62" office:value-type="float">
            <text:p>162</text:p>
          </table:table-cell>
          <table:table-cell ns42:value-type="float" table:style-name="ce86" office:value="10854" office:value-type="float">
            <text:p>10854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Hellendoorn</text:p>
            <office:annotation>
              <text:p>http://purl.org/linked-data/sdmx/2009/dimension#refArea=http://www.gemeentegeschiedenis.nl/amco/1080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7" office:value-type="float">
            <text:p>177</text:p>
          </table:table-cell>
          <table:table-cell ns42:value-type="float" table:style-name="ce58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Noetsele en Nijverdal</text:p>
          </table:table-cell>
          <table:table-cell table:style-name="ce43"/>
          <table:table-cell table:style-name="ce46"/>
          <table:table-cell ns42:value-type="float" table:style-name="ce52" office:value="441" office:value-type="float">
            <text:p>44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81" office:value-type="float">
            <text:p>1081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113" office:value-type="float">
            <text:p>1113</text:p>
          </table:table-cell>
          <table:table-cell ns42:value-type="float" table:style-name="ce58" office:value="1097" office:value-type="float">
            <text:p>109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30" office:value-type="float">
            <text:p>3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154" office:value-type="float">
            <text:p>154</text:p>
          </table:table-cell>
          <table:table-cell table:style-name="ce58" table:number-columns-repeated="4"/>
          <table:table-cell ns42:value-type="float" table:style-name="ce58" office:value="419" office:value-type="float">
            <text:p>419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elen, Rhaan en Schuilenbu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0" office:value-type="float">
            <text:p>23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gedé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83" office:value-type="float">
            <text:p>8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90" office:value-type="float">
            <text:p>90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table:style-name="ce58" table:number-columns-repeated="4"/>
          <table:table-cell ns42:value-type="float" table:style-name="ce58" office:value="243" office:value-type="float">
            <text:p>243</text:p>
          </table:table-cell>
          <table:table-cell ns42:value-type="float" table:style-name="ce58" office:value="205" office:value-type="float">
            <text:p>20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210" office:value-type="float">
            <text:p>2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Daarle en Daarlerveen</text:p>
          </table:table-cell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525" office:value-type="float">
            <text:p>525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43" office:value-type="float">
            <text:p>543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uls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66" office:value-type="float">
            <text:p>166</text:p>
          </table:table-cell>
          <table:table-cell ns42:value-type="float" table:style-name="ce58" office:value="135" office:value-type="float">
            <text:p>135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39" office:value-type="float">
            <text:p>13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38" office:value-type="float">
            <text:p>238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266" office:value-type="float">
            <text:p>26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8" office:value-type="float">
            <text:p>1138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2913" office:value-type="float">
            <text:p>2913</text:p>
          </table:table-cell>
          <table:table-cell ns42:value-type="float" table:style-name="ce58" office:value="2695" office:value-type="float">
            <text:p>26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004" office:value-type="float">
            <text:p>3004</text:p>
          </table:table-cell>
          <table:table-cell ns42:value-type="float" table:style-name="ce58" office:value="2746" office:value-type="float">
            <text:p>274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1" office:value-type="float">
            <text:p>3251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table:style-name="ce68"/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3" office:value-type="float">
            <text:p>1243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3151" office:value-type="float">
            <text:p>3151</text:p>
          </table:table-cell>
          <table:table-cell ns42:value-type="float" table:style-name="ce58" office:value="2951" office:value-type="float">
            <text:p>2951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3253" office:value-type="float">
            <text:p>3253</text:p>
          </table:table-cell>
          <table:table-cell ns42:value-type="float" table:style-name="ce58" office:value="3012" office:value-type="float">
            <text:p>301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68" office:value="90" office:value-type="float">
            <text:p>90</text:p>
          </table:table-cell>
          <table:table-cell ns42:value-type="float" table:style-name="ce77" office:value="163" office:value-type="float">
            <text:p>163</text:p>
          </table:table-cell>
          <table:table-cell ns42:value-type="float" table:style-name="ce86" office:value="10806" office:value-type="float">
            <text:p>10806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4" table:style-name="ce8" table:number-columns-spanned="1" office:value-type="string">
            <text:p>Hengelo</text:p>
            <office:annotation>
              <text:p>http://purl.org/linked-data/sdmx/2009/dimension#refArea=http://www.gemeentegeschiedenis.nl/amco/1090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Hengelo</text:p>
          </table:table-cell>
          <table:table-cell table:style-name="ce43"/>
          <table:table-cell table:style-name="ce46"/>
          <table:table-cell ns42:value-type="float" table:style-name="ce52" office:value="566" office:value-type="float">
            <text:p>56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254" office:value-type="float">
            <text:p>1254</text:p>
          </table:table-cell>
          <table:table-cell ns42:value-type="float" table:style-name="ce58" office:value="1317" office:value-type="float">
            <text:p>1317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1298" office:value-type="float">
            <text:p>1298</text:p>
          </table:table-cell>
          <table:table-cell ns42:value-type="float" table:style-name="ce58" office:value="1345" office:value-type="float">
            <text:p>1345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68" office:value="36" office:value-type="float">
            <text:p>3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01" office:value-type="float">
            <text:p>301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table:style-name="ce58" table:number-columns-repeated="2"/>
          <table:table-cell ns42:value-type="float" table:style-name="ce58" office:value="682" office:value-type="float">
            <text:p>682</text:p>
          </table:table-cell>
          <table:table-cell ns42:value-type="float" table:style-name="ce58" office:value="704" office:value-type="float">
            <text:p>704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719" office:value-type="float">
            <text:p>71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95" office:value-type="float">
            <text:p>9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28" office:value-type="float">
            <text:p>2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231" table:style-name="ce58" table:number-columns-repeated="2" office:value-type="float">
            <text:p>231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Ring</text:p>
          </table:table-cell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131" office:value-type="float">
            <text:p>1131</text:p>
          </table:table-cell>
          <table:table-cell ns42:value-type="float" table:style-name="ce58" office:value="1101" office:value-type="float">
            <text:p>1101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164" office:value-type="float">
            <text:p>1164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olde</text:p>
          </table:table-cell>
          <table:table-cell table:style-name="ce43"/>
          <table:table-cell table:style-name="ce46"/>
          <table:table-cell ns42:value-type="float" table:style-name="ce52" office:value="484" office:value-type="float">
            <text:p>48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817" office:value-type="float">
            <text:p>817</text:p>
          </table:table-cell>
          <table:table-cell ns42:value-type="float" table:style-name="ce58" office:value="747" office:value-type="float">
            <text:p>7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834" office:value-type="float">
            <text:p>834</text:p>
          </table:table-cell>
          <table:table-cell ns42:value-type="float" table:style-name="ce58" office:value="770" office:value-type="float">
            <text:p>7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eckum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4" office:value-type="float">
            <text:p>124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ele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211" office:value-type="float">
            <text:p>211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root-Driene</text:p>
          </table:table-cell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office:value="328" table:style-name="ce58" table:number-columns-repeated="2" office:value-type="float">
            <text:p>32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48" office:value-type="float">
            <text:p>34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lein-Driene</text:p>
          </table:table-cell>
          <table:table-cell table:style-name="ce43"/>
          <table:table-cell table:style-name="ce46"/>
          <table:table-cell ns42:value-type="float" table:style-name="ce52" office:value="84" office:value-type="float">
            <text:p>84</text:p>
          </table:table-cell>
          <table:table-cell table:style-name="ce58" table:number-columns-repeated="4"/>
          <table:table-cell ns42:value-type="float" office:value="221" table:style-name="ce58" table:number-columns-repeated="2" office:value-type="float">
            <text:p>22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25" office:value-type="float">
            <text:p>225</text:p>
          </table:table-cell>
          <table:table-cell ns42:value-type="float" table:style-name="ce58" office:value="221" office:value-type="float">
            <text:p>22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2" office:value-type="float">
            <text:p>962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162" office:value-type="float">
            <text:p>2162</text:p>
          </table:table-cell>
          <table:table-cell ns42:value-type="float" table:style-name="ce58" office:value="2249" office:value-type="float">
            <text:p>224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244" office:value-type="float">
            <text:p>2244</text:p>
          </table:table-cell>
          <table:table-cell ns42:value-type="float" table:style-name="ce58" office:value="2295" office:value-type="float">
            <text:p>2295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46" office:value-type="float">
            <text:p>46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2" office:value-type="float">
            <text:p>116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832" office:value-type="float">
            <text:p>2832</text:p>
          </table:table-cell>
          <table:table-cell ns42:value-type="float" table:style-name="ce58" office:value="2719" office:value-type="float">
            <text:p>2719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2918" office:value-type="float">
            <text:p>2918</text:p>
          </table:table-cell>
          <table:table-cell ns42:value-type="float" table:style-name="ce58" office:value="2806" office:value-type="float">
            <text:p>2806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63" office:value-type="float">
            <text:p>63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2" office:value-type="float">
            <text:p>5162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4" office:value-type="float">
            <text:p>212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4994" office:value-type="float">
            <text:p>4994</text:p>
          </table:table-cell>
          <table:table-cell ns42:value-type="float" table:style-name="ce58" office:value="4968" office:value-type="float">
            <text:p>4968</text:p>
          </table:table-cell>
          <table:table-cell ns42:value-type="float" table:style-name="ce58" office:value="169" office:value-type="float">
            <text:p>16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163" office:value-type="float">
            <text:p>5163</text:p>
          </table:table-cell>
          <table:table-cell ns42:value-type="float" table:style-name="ce58" office:value="5101" office:value-type="float">
            <text:p>510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09" office:value-type="float">
            <text:p>109</text:p>
          </table:table-cell>
          <table:table-cell ns42:value-type="float" table:style-name="ce77" office:value="164" office:value-type="float">
            <text:p>164</text:p>
          </table:table-cell>
          <table:table-cell ns42:value-type="float" table:style-name="ce86" office:value="10907" office:value-type="float">
            <text:p>10907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0" table:style-name="ce8" table:number-columns-spanned="1" office:value-type="string">
            <text:p>Holten</text:p>
            <office:annotation>
              <text:p>http://purl.org/linked-data/sdmx/2009/dimension#refArea=http://www.gemeentegeschiedenis.nl/amco/112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Veerdorp</text:p>
          </table:table-cell>
          <table:table-cell table:style-name="ce43"/>
          <table:table-cell table:style-name="ce46"/>
          <table:table-cell ns42:value-type="float" table:style-name="ce52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92" office:value-type="float">
            <text:p>292</text:p>
          </table:table-cell>
          <table:table-cell ns42:value-type="float" table:style-name="ce58" office:value="247" office:value-type="float">
            <text:p>2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97" office:value-type="float">
            <text:p>29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ijkerhoek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4" office:value-type="float">
            <text:p>15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office:value="160" table:style-name="ce58" table:number-columns-repeated="2" office:value-type="float">
            <text:p>16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Espelo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09" office:value-type="float">
            <text:p>10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Reuseberg</text:p>
          </table:table-cell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58" office:value-type="float">
            <text:p>258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ook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orkels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5" office:value-type="float">
            <text:p>95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01" office:value-type="float">
            <text:p>401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1105" office:value-type="float">
            <text:p>1105</text:p>
          </table:table-cell>
          <table:table-cell ns42:value-type="float" table:style-name="ce58" office:value="985" office:value-type="float">
            <text:p>985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125" office:value-type="float">
            <text:p>1125</text:p>
          </table:table-cell>
          <table:table-cell ns42:value-type="float" table:style-name="ce58" office:value="1017" office:value-type="float">
            <text:p>1017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68" office:value="51" office:value-type="float">
            <text:p>51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42" office:value-type="float">
            <text:p>542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1426" office:value-type="float">
            <text:p>1426</text:p>
          </table:table-cell>
          <table:table-cell ns42:value-type="float" table:style-name="ce58" office:value="1287" office:value-type="float">
            <text:p>128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457" office:value-type="float">
            <text:p>1457</text:p>
          </table:table-cell>
          <table:table-cell ns42:value-type="float" table:style-name="ce58" office:value="1325" office:value-type="float">
            <text:p>13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68" office:value="69" office:value-type="float">
            <text:p>69</text:p>
          </table:table-cell>
          <table:table-cell ns42:value-type="float" table:style-name="ce77" office:value="165" office:value-type="float">
            <text:p>165</text:p>
          </table:table-cell>
          <table:table-cell ns42:value-type="float" table:style-name="ce86" office:value="11246" office:value-type="float">
            <text:p>1124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IJsselmuiden</text:p>
            <office:annotation>
              <text:p>http://purl.org/linked-data/sdmx/2009/dimension#refArea=http://www.gemeentegeschiedenis.nl/amco/1064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0" office:value-type="float">
            <text:p>19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86" office:value-type="float">
            <text:p>386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388" office:value-type="float">
            <text:p>388</text:p>
          </table:table-cell>
          <table:table-cell ns42:value-type="float" table:style-name="ce58" office:value="369" office:value-type="float">
            <text:p>36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9" office:value-type="float">
            <text:p>6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4" office:value-type="float">
            <text:p>174</text:p>
          </table:table-cell>
          <table:table-cell ns42:value-type="float" table:style-name="ce58" office:value="176" office:value-type="float">
            <text:p>17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ns42:value-type="float" table:style-name="ce68" office:value="5" office:value-type="float">
            <text:p>5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office:value="59" table:style-name="ce58" table:number-columns-repeated="2" office:value-type="float">
            <text:p>5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 table:number-columns-repeated="2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6" office:value-type="float">
            <text:p>126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80" office:value-type="float">
            <text:p>380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386" office:value-type="float">
            <text:p>386</text:p>
          </table:table-cell>
          <table:table-cell ns42:value-type="float" table:style-name="ce58" office:value="401" office:value-type="float">
            <text:p>4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00" office:value-type="float">
            <text:p>300</text:p>
          </table:table-cell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686" office:value-type="float">
            <text:p>686</text:p>
          </table:table-cell>
          <table:table-cell ns42:value-type="float" table:style-name="ce58" office:value="676" office:value-type="float">
            <text:p>6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9" office:value-type="float">
            <text:p>67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26" office:value-type="float">
            <text:p>426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1066" office:value-type="float">
            <text:p>1066</text:p>
          </table:table-cell>
          <table:table-cell ns42:value-type="float" table:style-name="ce58" office:value="1077" office:value-type="float">
            <text:p>107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74" office:value-type="float">
            <text:p>1074</text:p>
          </table:table-cell>
          <table:table-cell ns42:value-type="float" table:style-name="ce58" office:value="1080" office:value-type="float">
            <text:p>108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91" office:value-type="float">
            <text:p>191</text:p>
          </table:table-cell>
          <table:table-cell ns42:value-type="float" table:style-name="ce86" office:value="10641" office:value-type="float">
            <text:p>10641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3" office:value-type="float">
            <text:p>13</text:p>
          </table:table-cell>
          <table:table-cell ns42:value-type="float" table:style-name="ce113" office:value="260088" office:value-type="float">
            <text:p>260088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Kampen</text:p>
            <office:annotation>
              <text:p>http://purl.org/linked-data/sdmx/2009/dimension#refArea=http://www.gemeentegeschiedenis.nl/amco/1025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Geertruiden- en Catherinen- of Boven-Proveniers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 table:number-columns-repeated="2"/>
          <table:table-cell ns42:value-type="float" table:style-name="ce58" office:value="41" office:value-type="float">
            <text:p>41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ereformeerd Diaconie-bestedeling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iligen-Geesten of Boven-Proviniers- en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Instructie-Betaljo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table:style-name="ce58" office:value="284" office:value-type="float">
            <text:p>2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99" office:value-type="float">
            <text:p>699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Roomsch Katholiek 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tadszieken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21" office:value-type="float">
            <text:p>21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Groot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700" office:value-type="float">
            <text:p>2700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071" office:value-type="float">
            <text:p>6071</text:p>
          </table:table-cell>
          <table:table-cell ns42:value-type="float" table:style-name="ce58" office:value="6850" office:value-type="float">
            <text:p>6850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6431" office:value-type="float">
            <text:p>6431</text:p>
          </table:table-cell>
          <table:table-cell ns42:value-type="float" table:style-name="ce58" office:value="7050" office:value-type="float">
            <text:p>7050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68" office:value="159" office:value-type="float">
            <text:p>159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1832" office:value-type="float">
            <text:p>1832</text:p>
          </table:table-cell>
          <table:table-cell ns42:value-type="float" table:style-name="ce58" office:value="1780" office:value-type="float">
            <text:p>1780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66" office:value-type="float">
            <text:p>1866</text:p>
          </table:table-cell>
          <table:table-cell ns42:value-type="float" table:style-name="ce58" office:value="1803" office:value-type="float">
            <text:p>1803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03" office:value-type="float">
            <text:p>103</text:p>
          </table:table-cell>
          <table:table-cell table:style-name="ce58"/>
          <table:table-cell ns42:value-type="float" table:style-name="ce58" office:value="110" office:value-type="float">
            <text:p>110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44" office:value-type="float">
            <text:p>14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4" office:value-type="float">
            <text:p>34</text:p>
          </table:table-cell>
          <table:table-cell table:style-name="ce58" table:number-columns-repeated="6"/>
          <table:table-cell ns42:value-type="float" table:style-name="ce58" office:value="81" office:value-type="float">
            <text:p>81</text:p>
          </table:table-cell>
          <table:table-cell ns42:value-type="float" table:style-name="ce68" office:value="67" office:value-type="float">
            <text:p>67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11" office:value-type="float">
            <text:p>2711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503" office:value-type="float">
            <text:p>6503</text:p>
          </table:table-cell>
          <table:table-cell ns42:value-type="float" table:style-name="ce58" office:value="7075" office:value-type="float">
            <text:p>7075</text:p>
          </table:table-cell>
          <table:table-cell ns42:value-type="float" table:style-name="ce58" office:value="775" office:value-type="float">
            <text:p>775</text:p>
          </table:table-cell>
          <table:table-cell ns42:value-type="float" table:style-name="ce58" office:value="202" office:value-type="float">
            <text:p>202</text:p>
          </table:table-cell>
          <table:table-cell ns42:value-type="float" table:style-name="ce58" office:value="7278" office:value-type="float">
            <text:p>7278</text:p>
          </table:table-cell>
          <table:table-cell ns42:value-type="float" table:style-name="ce58" office:value="7277" office:value-type="float">
            <text:p>7277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68" office:value="180" office:value-type="float">
            <text:p>180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42" office:value-type="float">
            <text:p>1942</text:p>
          </table:table-cell>
          <table:table-cell ns42:value-type="float" table:style-name="ce58" office:value="1882" office:value-type="float">
            <text:p>188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2120" office:value-type="float">
            <text:p>2120</text:p>
          </table:table-cell>
          <table:table-cell ns42:value-type="float" table:style-name="ce58" office:value="2011" office:value-type="float">
            <text:p>201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68" office:value="86" office:value-type="float">
            <text:p>8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3" office:value-type="float">
            <text:p>953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8" office:value-type="float">
            <text:p>9398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37" office:value-type="float">
            <text:p>3437</text:p>
          </table:table-cell>
          <table:table-cell ns42:value-type="float" table:style-name="ce58" office:value="73" office:value-type="float">
            <text:p>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8445" office:value-type="float">
            <text:p>8445</text:p>
          </table:table-cell>
          <table:table-cell ns42:value-type="float" table:style-name="ce58" office:value="8957" office:value-type="float">
            <text:p>8957</text:p>
          </table:table-cell>
          <table:table-cell ns42:value-type="float" table:style-name="ce58" office:value="954" office:value-type="float">
            <text:p>954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9399" office:value-type="float">
            <text:p>9399</text:p>
          </table:table-cell>
          <table:table-cell ns42:value-type="float" table:style-name="ce58" office:value="9288" office:value-type="float">
            <text:p>9288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68" office:value="266" office:value-type="float">
            <text:p>266</text:p>
          </table:table-cell>
          <table:table-cell ns42:value-type="float" table:style-name="ce77" office:value="166" office:value-type="float">
            <text:p>166</text:p>
          </table:table-cell>
          <table:table-cell ns42:value-type="float" table:style-name="ce86" office:value="10253" office:value-type="float">
            <text:p>10253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9">
          <table:table-cell ns42:value-type="string" table:number-rows-spanned="5" table:style-name="ce9" table:number-columns-spanned="1" office:value-type="string">
            <text:p><text:span text:style-name="T1">Kamperveen</text:span><text:span text:style-name="T2"> (Geene kom)</text:span></text:p>
            <office:annotation>
              <text:p>http://purl.org/linked-data/sdmx/2009/dimension#refArea=http://www.gemeentegeschiedenis.nl/amco/10443</text:p>
            </office:annotation>
          </table:table-cell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Hoogeweg</text:p>
          </table:table-cell>
          <table:table-cell table:style-name="ce43"/>
          <table:table-cell table:style-name="ce46"/>
          <table:table-cell ns42:value-type="float" table:style-name="ce52" office:value="36" office:value-type="float">
            <text:p>36</text:p>
          </table:table-cell>
          <table:table-cell table:style-name="ce58" table:number-columns-repeated="4"/>
          <table:table-cell ns42:value-type="float" table:style-name="ce58" office:value="111" office:value-type="float">
            <text:p>11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2" office:value-type="float">
            <text:p>112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4" office:value-type="float">
            <text:p>14</text:p>
          </table:table-cell>
          <table:table-cell ns42:value-type="float" table:style-name="ce114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Zuid-Einde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9" table:style-name="ce58" table:number-columns-repeated="2" office:value-type="float">
            <text:p>10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office:value="110" table:style-name="ce58" table:number-columns-repeated="2" office:value-type="float">
            <text:p>11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Zan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30" office:value-type="float">
            <text:p>130</text:p>
          </table:table-cell>
          <table:table-cell ns42:value-type="float" table:style-name="ce58" office:value="114" office:value-type="float">
            <text:p>11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15" office:value-type="float">
            <text:p>11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4" office:value-type="float">
            <text:p>12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50" office:value-type="float">
            <text:p>350</text:p>
          </table:table-cell>
          <table:table-cell ns42:value-type="float" table:style-name="ce58" office:value="320" office:value-type="float">
            <text:p>32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352" office:value-type="float">
            <text:p>352</text:p>
          </table:table-cell>
          <table:table-cell ns42:value-type="float" table:style-name="ce58" office:value="322" office:value-type="float">
            <text:p>3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092" office:value-type="float">
            <text:p>1092</text:p>
          </table:table-cell>
          <table:table-cell ns42:value-type="float" table:style-name="ce86" office:value="10443" office:value-type="float">
            <text:p>10443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Kuinre</text:p>
            <office:annotation>
              <text:p>http://purl.org/linked-data/sdmx/2009/dimension#refArea=http://www.gemeentegeschiedenis.nl/amco/1114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99" office:value-type="float">
            <text:p>19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87" office:value-type="float">
            <text:p>387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78" office:value-type="float">
            <text:p>378</text:p>
          </table:table-cell>
          <table:table-cell ns42:value-type="float" table:style-name="ce58" office:value="394" office:value-type="float">
            <text:p>39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2" table:style-name="ce58" table:number-columns-repeated="2" office:value-type="float">
            <text:p>2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office:value="6" table:style-name="ce58" table:number-columns-repeated="2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" office:value-type="float">
            <text:p>5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00" office:value-type="float">
            <text:p>400</text:p>
          </table:table-cell>
          <table:table-cell ns42:value-type="float" table:style-name="ce58" office:value="419" office:value-type="float">
            <text:p>4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2" office:value-type="float">
            <text:p>212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1" office:value-type="float">
            <text:p>411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67" office:value-type="float">
            <text:p>167</text:p>
          </table:table-cell>
          <table:table-cell ns42:value-type="float" table:style-name="ce86" office:value="11148" office:value-type="float">
            <text:p>11148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Lonneker</text:span><text:span text:style-name="T2"> (Geene kom)</text:span></text:p>
            <office:annotation>
              <text:p>http://purl.org/linked-data/sdmx/2009/dimension#refArea=http://www.gemeentegeschiedenis.nl/amco/11045</text:p>
            </office:annotation>
          </table:table-cell>
          <table:table-cell table:style-name="ce22"/>
          <table:table-cell table:style-name="ce32" table:number-columns-repeated="2"/>
          <table:table-cell ns42:value-type="string" table:style-name="ce32" office:value-type="string">
            <text:p>Lonneker (dorp)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876" office:value-type="float">
            <text:p>876</text:p>
          </table:table-cell>
          <table:table-cell ns42:value-type="float" table:style-name="ce58" office:value="822" office:value-type="float">
            <text:p>82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76" office:value-type="float">
            <text:p>876</text:p>
          </table:table-cell>
          <table:table-cell ns42:value-type="float" table:style-name="ce58" office:value="823" office:value-type="float">
            <text:p>82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oord Eschmarke</text:p>
          </table:table-cell>
          <table:table-cell ns42:value-type="string" table:style-name="ce43" office:value-type="string">
            <text:p>Klooster der Paters Redemptorist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29" office:value-type="float">
            <text:p>229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646" office:value-type="float">
            <text:p>646</text:p>
          </table:table-cell>
          <table:table-cell ns42:value-type="float" table:style-name="ce58" office:value="593" office:value-type="float">
            <text:p>5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Zuid-Eschmarke</text:p>
          </table:table-cell>
          <table:table-cell table:style-name="ce43"/>
          <table:table-cell table:style-name="ce46"/>
          <table:table-cell ns42:value-type="float" table:style-name="ce52" office:value="263" office:value-type="float">
            <text:p>263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776" office:value-type="float">
            <text:p>776</text:p>
          </table:table-cell>
          <table:table-cell ns42:value-type="float" table:style-name="ce58" office:value="696" office:value-type="float">
            <text:p>69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788" office:value-type="float">
            <text:p>788</text:p>
          </table:table-cell>
          <table:table-cell ns42:value-type="float" table:style-name="ce58" office:value="715" office:value-type="float">
            <text:p>715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roekheurn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113" office:value-type="float">
            <text:p>1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utbe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58" office:value-type="float">
            <text:p>58</text:p>
          </table:table-cell>
          <table:table-cell ns42:value-type="float" table:style-name="ce58" office:value="46" office:value-type="float">
            <text:p>46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Usselo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82" office:value-type="float">
            <text:p>382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415" office:value-type="float">
            <text:p>415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Boekelo</text:p>
          </table:table-cell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Twekkelo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04" office:value-type="float">
            <text:p>404</text:p>
          </table:table-cell>
          <table:table-cell ns42:value-type="float" table:style-name="ce58" office:value="361" office:value-type="float">
            <text:p>36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421" office:value-type="float">
            <text:p>421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riene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8" office:value-type="float">
            <text:p>258</text:p>
          </table:table-cell>
          <table:table-cell ns42:value-type="float" table:style-name="ce58" office:value="259" office:value-type="float">
            <text:p>25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65" office:value-type="float">
            <text:p>265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317" office:value-type="float">
            <text:p>131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835" office:value-type="float">
            <text:p>3835</text:p>
          </table:table-cell>
          <table:table-cell ns42:value-type="float" table:style-name="ce58" office:value="3493" office:value-type="float">
            <text:p>34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3916" office:value-type="float">
            <text:p>3916</text:p>
          </table:table-cell>
          <table:table-cell ns42:value-type="float" table:style-name="ce58" office:value="3575" office:value-type="float">
            <text:p>3575</text:p>
          </table:table-cell>
          <table:table-cell ns42:value-type="float" table:style-name="ce58" office:value="86" office:value-type="float">
            <text:p>86</text:p>
          </table:table-cell>
          <table:table-cell ns42:value-type="float" table:style-name="ce68" office:value="114" office:value-type="float">
            <text:p>114</text:p>
          </table:table-cell>
          <table:table-cell ns42:value-type="float" table:style-name="ce77" office:value="1106" office:value-type="float">
            <text:p>1106</text:p>
          </table:table-cell>
          <table:table-cell ns42:value-type="float" table:style-name="ce86" office:value="11045" office:value-type="float">
            <text:p>11045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Losser</text:p>
            <office:annotation>
              <text:p>http://purl.org/linked-data/sdmx/2009/dimension#refArea=http://www.gemeentegeschiedenis.nl/amco/1116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De Marke</text:p>
          </table:table-cell>
          <table:table-cell table:style-name="ce43"/>
          <table:table-cell table:style-name="ce46"/>
          <table:table-cell ns42:value-type="float" table:style-name="ce52" office:value="174" office:value-type="float">
            <text:p>17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89" office:value-type="float">
            <text:p>489</text:p>
          </table:table-cell>
          <table:table-cell ns42:value-type="float" table:style-name="ce58" office:value="472" office:value-type="float">
            <text:p>47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 Lutte</text:p>
          </table:table-cell>
          <table:table-cell table:style-name="ce43"/>
          <table:table-cell table:style-name="ce46"/>
          <table:table-cell ns42:value-type="float" table:style-name="ce52" office:value="308" office:value-type="float">
            <text:p>30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819" office:value-type="float">
            <text:p>819</text:p>
          </table:table-cell>
          <table:table-cell ns42:value-type="float" table:style-name="ce58" office:value="801" office:value-type="float">
            <text:p>80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Beuning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26" office:value-type="float">
            <text:p>326</text:p>
          </table:table-cell>
          <table:table-cell ns42:value-type="float" table:style-name="ce58" office:value="263" office:value-type="float">
            <text:p>26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32" office:value-type="float">
            <text:p>33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erghuizen</text:p>
          </table:table-cell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455" office:value-type="float">
            <text:p>455</text:p>
          </table:table-cell>
          <table:table-cell ns42:value-type="float" table:style-name="ce58" office:value="404" office:value-type="float">
            <text:p>40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60" office:value-type="float">
            <text:p>460</text:p>
          </table:table-cell>
          <table:table-cell ns42:value-type="float" table:style-name="ce58" office:value="405" office:value-type="float">
            <text:p>405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 table:number-columns-repeated="2"/>
          <table:table-cell ns42:value-type="float" table:style-name="ce58" office:value="300" office:value-type="float">
            <text:p>300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08" office:value-type="float">
            <text:p>308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089" office:value-type="float">
            <text:p>2089</text:p>
          </table:table-cell>
          <table:table-cell ns42:value-type="float" table:style-name="ce58" office:value="1940" office:value-type="float">
            <text:p>194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15" office:value-type="float">
            <text:p>2115</text:p>
          </table:table-cell>
          <table:table-cell ns42:value-type="float" table:style-name="ce58" office:value="1958" office:value-type="float">
            <text:p>1958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9" office:value-type="float">
            <text:p>909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2389" office:value-type="float">
            <text:p>2389</text:p>
          </table:table-cell>
          <table:table-cell ns42:value-type="float" table:style-name="ce58" office:value="2269" office:value-type="float">
            <text:p>2269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423" office:value-type="float">
            <text:p>2423</text:p>
          </table:table-cell>
          <table:table-cell ns42:value-type="float" table:style-name="ce58" office:value="2288" office:value-type="float">
            <text:p>2288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68" office:value-type="float">
            <text:p>168</text:p>
          </table:table-cell>
          <table:table-cell ns42:value-type="float" table:style-name="ce86" office:value="11166" office:value-type="float">
            <text:p>11166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Markelo</text:p>
            <office:annotation>
              <text:p>http://purl.org/linked-data/sdmx/2009/dimension#refArea=http://www.gemeentegeschiedenis.nl/amco/11382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91" office:value-type="float">
            <text:p>19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61" office:value-type="float">
            <text:p>561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64" office:value-type="float">
            <text:p>564</text:p>
          </table:table-cell>
          <table:table-cell ns42:value-type="float" table:style-name="ce58" office:value="455" office:value-type="float">
            <text:p>45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S</text:p>
          </table:table-cell>
          <table:table-cell table:style-name="ce32"/>
          <table:table-cell ns42:value-type="string" table:style-name="ce32" office:value-type="string">
            <text:p>Stokkum</text:p>
          </table:table-cell>
          <table:table-cell table:style-name="ce43"/>
          <table:table-cell table:style-name="ce46"/>
          <table:table-cell ns42:value-type="float" table:style-name="ce52" office:value="181" office:value-type="float">
            <text:p>18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536" office:value-type="float">
            <text:p>536</text:p>
          </table:table-cell>
          <table:table-cell ns42:value-type="float" table:style-name="ce58" office:value="437" office:value-type="float">
            <text:p>437</text:p>
          </table:table-cell>
          <table:table-cell ns42:value-type="float" office:value="4" table:style-name="ce58" table:number-columns-repeated="2" office:value-type="float">
            <text:p>4</text:p>
          </table:table-cell>
          <table:table-cell ns42:value-type="float" table:style-name="ce58" office:value="540" office:value-type="float">
            <text:p>540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Elsen</text:p>
          </table:table-cell>
          <table:table-cell table:style-name="ce43"/>
          <table:table-cell table:style-name="ce46"/>
          <table:table-cell ns42:value-type="float" table:style-name="ce52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21" office:value-type="float">
            <text:p>421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425" office:value-type="float">
            <text:p>425</text:p>
          </table:table-cell>
          <table:table-cell ns42:value-type="float" table:style-name="ce58" office:value="358" office:value-type="float">
            <text:p>35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Herike</text:p>
          </table:table-cell>
          <table:table-cell table:style-name="ce43"/>
          <table:table-cell table:style-name="ce46"/>
          <table:table-cell ns42:value-type="float" table:style-name="ce52" office:value="110" office:value-type="float">
            <text:p>1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2" office:value-type="float">
            <text:p>322</text:p>
          </table:table-cell>
          <table:table-cell ns42:value-type="float" table:style-name="ce58" office:value="274" office:value-type="float">
            <text:p>27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276" office:value-type="float">
            <text:p>276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Kerspel-Goor</text:p>
          </table:table-cell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47" office:value-type="float">
            <text:p>247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60" office:value-type="float">
            <text:p>260</text:p>
          </table:table-cell>
          <table:table-cell ns42:value-type="float" table:style-name="ce58" office:value="232" office:value-type="float">
            <text:p>232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83" office:value-type="float">
            <text:p>183</text:p>
          </table:table-cell>
          <table:table-cell ns42:value-type="float" table:style-name="ce58" office:value="155" office:value-type="float">
            <text:p>155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6" office:value-type="float">
            <text:p>19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04" office:value-type="float">
            <text:p>704</text:p>
          </table:table-cell>
          <table:table-cell ns42:value-type="float" table:style-name="ce58" office:value="19" office:value-type="float">
            <text:p>19</text:p>
          </table:table-cell>
          <table:table-cell table:style-name="ce58" table:number-columns-repeated="3"/>
          <table:table-cell ns42:value-type="float" table:style-name="ce58" office:value="2087" office:value-type="float">
            <text:p>2087</text:p>
          </table:table-cell>
          <table:table-cell ns42:value-type="float" table:style-name="ce58" office:value="1728" office:value-type="float">
            <text:p>172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4" office:value-type="float">
            <text:p>34</text:p>
          </table:table-cell>
          <table:table-cell ns42:value-type="float" table:style-name="ce58" office:value="2119" office:value-type="float">
            <text:p>2119</text:p>
          </table:table-cell>
          <table:table-cell ns42:value-type="float" table:style-name="ce58" office:value="1762" office:value-type="float">
            <text:p>1762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68" office:value="68" office:value-type="float">
            <text:p>68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74" office:value-type="float">
            <text:p>774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270" office:value-type="float">
            <text:p>2270</text:p>
          </table:table-cell>
          <table:table-cell ns42:value-type="float" table:style-name="ce58" office:value="1883" office:value-type="float">
            <text:p>188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315" office:value-type="float">
            <text:p>2315</text:p>
          </table:table-cell>
          <table:table-cell ns42:value-type="float" table:style-name="ce58" office:value="1921" office:value-type="float">
            <text:p>192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68" office:value="70" office:value-type="float">
            <text:p>70</text:p>
          </table:table-cell>
          <table:table-cell ns42:value-type="float" table:style-name="ce77" office:value="169" office:value-type="float">
            <text:p>169</text:p>
          </table:table-cell>
          <table:table-cell ns42:value-type="float" table:style-name="ce86" office:value="11382" office:value-type="float">
            <text:p>11382</text:p>
          </table:table-cell>
          <table:table-cell ns42:value-type="float" table:style-name="ce89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89" office:value="15" office:value-type="float">
            <text:p>15</text:p>
          </table:table-cell>
          <table:table-cell ns42:value-type="float" table:style-name="ce113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9" table:number-columns-spanned="1" office:value-type="string">
            <text:p><text:span text:style-name="T1">Nieuwleusen</text:span><text:span text:style-name="T2"> (Geene kom)</text:span></text:p>
            <office:annotation>
              <text:p>http://purl.org/linked-data/sdmx/2009/dimension#refArea=http://www.gemeentegeschiedenis.nl/amco/10384</text:p>
            </office:annotation>
          </table:table-cell>
          <table:table-cell table:style-name="ce22"/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Nieuwleusen</text:p>
          </table:table-cell>
          <table:table-cell table:style-name="ce43"/>
          <table:table-cell table:style-name="ce46"/>
          <table:table-cell ns42:value-type="float" table:style-name="ce52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97" office:value-type="float">
            <text:p>497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05" office:value-type="float">
            <text:p>505</text:p>
          </table:table-cell>
          <table:table-cell ns42:value-type="float" table:style-name="ce58" office:value="464" office:value-type="float">
            <text:p>46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Ruiten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76" office:value-type="float">
            <text:p>276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82" office:value-type="float">
            <text:p>282</text:p>
          </table:table-cell>
          <table:table-cell ns42:value-type="float" table:style-name="ce58" office:value="243" office:value-type="float">
            <text:p>243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Den Huls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00" office:value-type="float">
            <text:p>20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53" office:value-type="float">
            <text:p>453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63" office:value-type="float">
            <text:p>463</text:p>
          </table:table-cell>
          <table:table-cell ns42:value-type="float" table:style-name="ce58" office:value="420" office:value-type="float">
            <text:p>420</text:p>
          </table:table-cell>
          <table:table-cell table:style-name="ce58"/>
          <table:table-cell table:style-name="ce68"/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8" office:value-type="float">
            <text:p>18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76" office:value-type="float">
            <text:p>476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1226" office:value-type="float">
            <text:p>1226</text:p>
          </table:table-cell>
          <table:table-cell ns42:value-type="float" table:style-name="ce58" office:value="1112" office:value-type="float">
            <text:p>1112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250" office:value-type="float">
            <text:p>1250</text:p>
          </table:table-cell>
          <table:table-cell ns42:value-type="float" table:style-name="ce58" office:value="1127" office:value-type="float">
            <text:p>1127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0" office:value-type="float">
            <text:p>170</text:p>
          </table:table-cell>
          <table:table-cell ns42:value-type="float" table:style-name="ce86" office:value="10384" office:value-type="float">
            <text:p>1038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8" table:style-name="ce8" table:number-columns-spanned="1" office:value-type="string">
            <text:p>Oldemarkt</text:p>
            <office:annotation>
              <text:p>http://purl.org/linked-data/sdmx/2009/dimension#refArea=http://www.gemeentegeschiedenis.nl/amco/1085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12" office:value-type="float">
            <text:p>512</text:p>
          </table:table-cell>
          <table:table-cell ns42:value-type="float" table:style-name="ce58" office:value="535" office:value-type="float">
            <text:p>53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24" office:value-type="float">
            <text:p>524</text:p>
          </table:table-cell>
          <table:table-cell ns42:value-type="float" table:style-name="ce58" office:value="546" office:value-type="float">
            <text:p>54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32" office:value-type="float">
            <text:p>132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38" office:value-type="float">
            <text:p>138</text:p>
          </table:table-cell>
          <table:table-cell ns42:value-type="float" table:style-name="ce58" office:value="109" office:value-type="float">
            <text:p>1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7" office:value-type="float">
            <text:p>17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Dorp 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 table:number-columns-repeated="2"/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Hare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table:style-name="ce58" table:number-columns-repeated="4"/>
          <table:table-cell ns42:value-type="float" office:value="13" table:style-name="ce58" table:number-columns-repeated="2" office:value-type="float">
            <text:p>13</text:p>
          </table:table-cell>
          <table:table-cell table:style-name="ce58" table:number-columns-repeated="2"/>
          <table:table-cell ns42:value-type="float" office:value="13" table:style-name="ce58" table:number-columns-repeated="2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Paaslo</text:p>
          </table:table-cell>
          <table:table-cell table:style-name="ce43"/>
          <table:table-cell table:style-name="ce46"/>
          <table:table-cell ns42:value-type="float" table:style-name="ce52" office:value="132" office:value-type="float">
            <text:p>13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55" office:value-type="float">
            <text:p>355</text:p>
          </table:table-cell>
          <table:table-cell ns42:value-type="float" table:style-name="ce58" office:value="311" office:value-type="float">
            <text:p>3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7" office:value-type="float">
            <text:p>357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Ossenzijl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6" office:value-type="float">
            <text:p>12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27" office:value-type="float">
            <text:p>127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office:value="1" table:style-name="ce58" table:number-columns-repeated="2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Kalenberg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5" office:value-type="float">
            <text:p>195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8" office:value-type="float">
            <text:p>178</text:p>
          </table:table-cell>
          <table:table-cell table:style-name="ce58"/>
          <table:table-cell table:style-name="ce68"/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IJsselham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02" office:value-type="float">
            <text:p>102</text:p>
          </table:table-cell>
          <table:table-cell ns42:value-type="float" table:style-name="ce58" office:value="100" office:value-type="float">
            <text:p>10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04" office:value-type="float">
            <text:p>104</text:p>
          </table:table-cell>
          <table:table-cell ns42:value-type="float" table:style-name="ce58" office:value="102" office:value-type="float">
            <text:p>10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659" office:value-type="float">
            <text:p>659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688" office:value-type="float">
            <text:p>688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68" office:value="27" office:value-type="float">
            <text:p>27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22" office:value-type="float">
            <text:p>822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832" office:value-type="float">
            <text:p>832</text:p>
          </table:table-cell>
          <table:table-cell ns42:value-type="float" table:style-name="ce58" office:value="726" office:value-type="float">
            <text:p>7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3" office:value-type="float">
            <text:p>653</text:p>
          </table:table-cell>
          <table:table-cell ns42:value-type="float" table:style-name="ce58" office:value="15" office:value-type="float">
            <text:p>15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481" office:value-type="float">
            <text:p>1481</text:p>
          </table:table-cell>
          <table:table-cell ns42:value-type="float" table:style-name="ce58" office:value="1369" office:value-type="float">
            <text:p>1369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520" office:value-type="float">
            <text:p>1520</text:p>
          </table:table-cell>
          <table:table-cell ns42:value-type="float" table:style-name="ce58" office:value="1398" office:value-type="float">
            <text:p>1398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2" office:value-type="float">
            <text:p>172</text:p>
          </table:table-cell>
          <table:table-cell ns42:value-type="float" table:style-name="ce86" office:value="10858" office:value-type="float">
            <text:p>108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9" table:style-name="ce8" table:number-columns-spanned="1" office:value-type="string">
            <text:p>Oldenzaal</text:p>
            <office:annotation>
              <text:p>http://purl.org/linked-data/sdmx/2009/dimension#refArea=http://www.gemeentegeschiedenis.nl/amco/11100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Klooster van de orde der Benedictijn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59" office:value-type="float">
            <text:p>59</text:p>
          </table:table-cell>
          <table:table-cell table:style-name="ce58" table:number-columns-repeated="3"/>
          <table:table-cell ns42:value-type="float" table:style-name="ce58" office:value="59" office:value-type="float">
            <text:p>59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klooster van de orde der Franciscanesse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73" office:value-type="float">
            <text:p>73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table:style-name="ce58"/>
          <table:table-cell ns42:value-type="float" table:style-name="ce68" office:value="4" office:value-type="float">
            <text:p>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783" office:value-type="float">
            <text:p>78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1874" office:value-type="float">
            <text:p>1874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1905" office:value-type="float">
            <text:p>1905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85" office:value-type="float">
            <text:p>78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712" office:value-type="float">
            <text:p>1712</text:p>
          </table:table-cell>
          <table:table-cell ns42:value-type="float" table:style-name="ce58" office:value="2006" office:value-type="float">
            <text:p>200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760" office:value-type="float">
            <text:p>1760</text:p>
          </table:table-cell>
          <table:table-cell ns42:value-type="float" table:style-name="ce58" office:value="2037" office:value-type="float">
            <text:p>2037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87" office:value-type="float">
            <text:p>28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55" office:value-type="float">
            <text:p>255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015" office:value-type="float">
            <text:p>2015</text:p>
          </table:table-cell>
          <table:table-cell ns42:value-type="float" table:style-name="ce58" office:value="2329" office:value-type="float">
            <text:p>2329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1" office:value-type="float">
            <text:p>901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960" office:value-type="float">
            <text:p>1960</text:p>
          </table:table-cell>
          <table:table-cell ns42:value-type="float" table:style-name="ce58" office:value="2293" office:value-type="float">
            <text:p>229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016" office:value-type="float">
            <text:p>2016</text:p>
          </table:table-cell>
          <table:table-cell ns42:value-type="float" table:style-name="ce58" office:value="2330" office:value-type="float">
            <text:p>2330</text:p>
          </table:table-cell>
          <table:table-cell ns42:value-type="float" table:style-name="ce58" office:value="71" office:value-type="float">
            <text:p>71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3" office:value-type="float">
            <text:p>173</text:p>
          </table:table-cell>
          <table:table-cell ns42:value-type="float" table:style-name="ce86" office:value="11100" office:value-type="float">
            <text:p>11100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6" office:value-type="float">
            <text:p>16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Olst</text:p>
            <office:annotation>
              <text:p>http://purl.org/linked-data/sdmx/2009/dimension#refArea=http://www.gemeentegeschiedenis.nl/amco/1040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Olst</text:p>
          </table:table-cell>
          <table:table-cell ns42:value-type="string" table:style-name="ce43" office:value-type="string">
            <text:p>Nederd. Herv. 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42" office:value-type="float">
            <text:p>242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499" office:value-type="float">
            <text:p>499</text:p>
          </table:table-cell>
          <table:table-cell ns42:value-type="float" table:style-name="ce58" office:value="511" office:value-type="float">
            <text:p>51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Olst</text:p>
          </table:table-cell>
          <table:table-cell table:style-name="ce43"/>
          <table:table-cell table:style-name="ce46"/>
          <table:table-cell ns42:value-type="float" table:style-name="ce52" office:value="31" office:value-type="float">
            <text:p>3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8" office:value-type="float">
            <text:p>88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verwetering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01" office:value-type="float">
            <text:p>201</text:p>
          </table:table-cell>
          <table:table-cell ns42:value-type="float" table:style-name="ce58" office:value="181" office:value-type="float">
            <text:p>181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iddel</text:p>
          </table:table-cell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0" office:value-type="float">
            <text:p>19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uur</text:p>
          </table:table-cell>
          <table:table-cell table:style-name="ce43"/>
          <table:table-cell table:style-name="ce46"/>
          <table:table-cell ns42:value-type="float" table:style-name="ce52" office:value="117" office:value-type="float">
            <text:p>117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9" office:value-type="float">
            <text:p>319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engforden</text:p>
          </table:table-cell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349" office:value-type="float">
            <text:p>349</text:p>
          </table:table-cell>
          <table:table-cell ns42:value-type="float" table:style-name="ce58" office:value="301" office:value-type="float">
            <text:p>3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54" office:value-type="float">
            <text:p>354</text:p>
          </table:table-cell>
          <table:table-cell ns42:value-type="float" table:style-name="ce58" office:value="309" office:value-type="float">
            <text:p>30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epe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50" office:value-type="float">
            <text:p>25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lsum</text:p>
          </table:table-cell>
          <table:table-cell table:style-name="ce43"/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473" office:value-type="float">
            <text:p>473</text:p>
          </table:table-cell>
          <table:table-cell ns42:value-type="float" table:style-name="ce58" office:value="430" office:value-type="float">
            <text:p>430</text:p>
          </table:table-cell>
          <table:table-cell ns42:value-type="float" office:value="10" table:style-name="ce58" table:number-columns-repeated="2" office:value-type="float">
            <text:p>10</text:p>
          </table:table-cell>
          <table:table-cell ns42:value-type="float" table:style-name="ce58" office:value="483" office:value-type="float">
            <text:p>483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43" office:value-type="float">
            <text:p>243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00" office:value-type="float">
            <text:p>500</text:p>
          </table:table-cell>
          <table:table-cell ns42:value-type="float" table:style-name="ce58" office:value="515" office:value-type="float">
            <text:p>51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14" office:value-type="float">
            <text:p>514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26" office:value-type="float">
            <text:p>726</text:p>
          </table:table-cell>
          <table:table-cell ns42:value-type="float" table:style-name="ce58" office:value="37" office:value-type="float">
            <text:p>37</text:p>
          </table:table-cell>
          <table:table-cell table:style-name="ce58" table:number-columns-repeated="3"/>
          <table:table-cell ns42:value-type="float" table:style-name="ce58" office:value="1893" office:value-type="float">
            <text:p>1893</text:p>
          </table:table-cell>
          <table:table-cell ns42:value-type="float" table:style-name="ce58" office:value="1672" office:value-type="float">
            <text:p>1672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920" office:value-type="float">
            <text:p>1920</text:p>
          </table:table-cell>
          <table:table-cell ns42:value-type="float" table:style-name="ce58" office:value="1703" office:value-type="float">
            <text:p>1703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69" office:value-type="float">
            <text:p>969</text:p>
          </table:table-cell>
          <table:table-cell ns42:value-type="float" table:style-name="ce58" office:value="49" office:value-type="float">
            <text:p>49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187" office:value-type="float">
            <text:p>2187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2434" office:value-type="float">
            <text:p>2434</text:p>
          </table:table-cell>
          <table:table-cell ns42:value-type="float" table:style-name="ce58" office:value="2229" office:value-type="float">
            <text:p>2229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64" office:value-type="float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formula="of:=[.H491]+[.H490]" ns42:value-type="float" table:style-name="ce52" office:value-type="float" office:value="969">
            <text:p>969</text:p>
          </table:table-cell>
          <table:table-cell table:formula="of:=[.I491]+[.I490]" ns42:value-type="float" table:style-name="ce58" office:value-type="float" office:value="49">
            <text:p>49</text:p>
          </table:table-cell>
          <table:table-cell table:formula="of:=[.J491]+[.J490]" ns42:value-type="float" table:style-name="ce58" office:value-type="float" office:value="0">
            <text:p>0</text:p>
          </table:table-cell>
          <table:table-cell table:formula="of:=[.K491]+[.K490]" ns42:value-type="float" table:style-name="ce58" office:value-type="float" office:value="0">
            <text:p>0</text:p>
          </table:table-cell>
          <table:table-cell table:formula="of:=[.L491]+[.L490]" ns42:value-type="float" table:style-name="ce58" office:value-type="float" office:value="1">
            <text:p>1</text:p>
          </table:table-cell>
          <table:table-cell table:formula="of:=[.M491]+[.M490]" ns42:value-type="float" table:style-name="ce58" office:value-type="float" office:value="2393">
            <text:p>2393</text:p>
          </table:table-cell>
          <table:table-cell table:formula="of:=[.N491]+[.N490]" ns42:value-type="float" table:style-name="ce58" office:value-type="float" office:value="2187">
            <text:p>2187</text:p>
          </table:table-cell>
          <table:table-cell table:formula="of:=[.O491]+[.O490]" ns42:value-type="float" table:style-name="ce58" office:value-type="float" office:value="42">
            <text:p>42</text:p>
          </table:table-cell>
          <table:table-cell table:formula="of:=[.P491]+[.P490]" ns42:value-type="float" table:style-name="ce58" office:value-type="float" office:value="43">
            <text:p>43</text:p>
          </table:table-cell>
          <table:table-cell ns42:value-type="float" table:style-name="ce58" office:value="2435" office:value-type="float">
            <text:p>2435</text:p>
          </table:table-cell>
          <table:table-cell ns42:value-type="float" table:style-name="ce58" office:value="2230" office:value-type="float">
            <text:p>2230</text:p>
          </table:table-cell>
          <table:table-cell table:formula="of:=[.S491]+[.S490]" ns42:value-type="float" table:style-name="ce58" office:value-type="float" office:value="42">
            <text:p>42</text:p>
          </table:table-cell>
          <table:table-cell table:formula="of:=[.T491]+[.T490]" ns42:value-type="float" table:style-name="ce68" office:value-type="float" office:value="64">
            <text:p>64</text:p>
          </table:table-cell>
          <table:table-cell ns42:value-type="float" table:style-name="ce77" office:value="174" office:value-type="float">
            <text:p>174</text:p>
          </table:table-cell>
          <table:table-cell ns42:value-type="float" table:style-name="ce86" office:value="10409" office:value-type="float">
            <text:p>1040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Stad-Ommen</text:p>
            <office:annotation>
              <text:p>http://purl.org/linked-data/sdmx/2009/dimension#refArea=http://www.gemeentegeschiedenis.nl/amco/10381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8" office:value-type="float">
            <text:p>128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21" office:value-type="float">
            <text:p>12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Gesticht Ommerschan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290" office:value-type="float">
            <text:p>290</text:p>
          </table:table-cell>
          <table:table-cell ns42:value-type="float" table:style-name="ce58" office:value="63" office:value-type="float">
            <text:p>6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" office:value-type="float">
            <text:p>5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2"/>
          <table:table-cell ns42:value-type="float" table:style-name="ce58" office:value="13" office:value-type="float">
            <text:p>1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2" table:style-name="ce58" table:number-columns-repeated="4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74" office:value-type="float">
            <text:p>274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office:value="556" table:style-name="ce58" table:number-columns-repeated="2" office:value-type="float">
            <text:p>55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585" office:value-type="float">
            <text:p>585</text:p>
          </table:table-cell>
          <table:table-cell ns42:value-type="float" table:style-name="ce58" office:value="573" office:value-type="float">
            <text:p>5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431" office:value-type="float">
            <text:p>431</text:p>
          </table:table-cell>
          <table:table-cell ns42:value-type="float" table:style-name="ce58" office:value="189" office:value-type="float">
            <text:p>189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1" office:value-type="float">
            <text:p>341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7" office:value-type="float">
            <text:p>987</text:p>
          </table:table-cell>
          <table:table-cell ns42:value-type="float" table:style-name="ce58" office:value="745" office:value-type="float">
            <text:p>74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025" office:value-type="float">
            <text:p>1025</text:p>
          </table:table-cell>
          <table:table-cell ns42:value-type="float" table:style-name="ce58" office:value="772" office:value-type="float">
            <text:p>77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192" office:value-type="float">
            <text:p>1192</text:p>
          </table:table-cell>
          <table:table-cell ns42:value-type="float" table:style-name="ce86" office:value="10381" office:value-type="float">
            <text:p>10381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table-cell ns42:value-type="string" table:number-rows-spanned="24" table:style-name="ce8" table:number-columns-spanned="1" office:value-type="string">
            <text:p>Ambt-Ommen</text:p>
            <office:annotation>
              <text:p>http://purl.org/linked-data/sdmx/2009/dimension#refArea=http://www.gemeentegeschiedenis.nl/amco/1106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Zeess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listeren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80" office:value-type="float">
            <text:p>80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Giethmen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100" office:value-type="float">
            <text:p>100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84" office:value-type="float">
            <text:p>8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emele</text:p>
          </table:table-cell>
          <table:table-cell table:style-name="ce43"/>
          <table:table-cell table:style-name="ce46"/>
          <table:table-cell ns42:value-type="float" table:style-name="ce52" office:value="75" office:value-type="float">
            <text:p>7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9" office:value-type="float">
            <text:p>219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6" office:value-type="float">
            <text:p>226</text:p>
          </table:table-cell>
          <table:table-cell ns42:value-type="float" table:style-name="ce58" office:value="190" office:value-type="float">
            <text:p>19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Lemel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0" office:value-type="float">
            <text:p>280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69" office:value="18" office:value-type="float">
            <text:p>1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rchem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sthmen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7" office:value-type="float">
            <text:p>67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4" office:value-type="float">
            <text:p>74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7" office:value-type="float">
            <text:p>17</text:p>
          </table:table-cell>
          <table:table-cell ns42:value-type="float" table:style-name="ce114" office:value="260090" office:value-type="float">
            <text:p>260090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Eerde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2" office:value-type="float">
            <text:p>4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Junne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78" office:value-type="float">
            <text:p>78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0" office:value-type="float">
            <text:p>80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Beerze</text:p>
          </table:table-cell>
          <table:table-cell table:style-name="ce43"/>
          <table:table-cell table:style-name="ce46"/>
          <table:table-cell ns42:value-type="float" table:style-name="ce52" office:value="46" office:value-type="float">
            <text:p>4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21" office:value-type="float">
            <text:p>12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Beezervel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226" office:value-type="float">
            <text:p>226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31" office:value-type="float">
            <text:p>231</text:p>
          </table:table-cell>
          <table:table-cell ns42:value-type="float" table:style-name="ce58" office:value="215" office:value-type="float">
            <text:p>2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Steger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50" office:value-type="float">
            <text:p>5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4" table:style-name="ce58" table:number-columns-repeated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Arrien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/>
          <table:table-cell ns42:value-type="string" table:style-name="ce32" office:value-type="string">
            <text:p>Vars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15" office:value-type="float">
            <text:p>115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25" office:value-type="float">
            <text:p>125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/>
          <table:table-cell ns42:value-type="string" table:style-name="ce32" office:value-type="string">
            <text:p>Varsenveld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65" office:value-type="float">
            <text:p>165</text:p>
          </table:table-cell>
          <table:table-cell ns42:value-type="float" table:style-name="ce58" office:value="118" office:value-type="float">
            <text:p>11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9" office:value-type="float">
            <text:p>49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31" office:value-type="float">
            <text:p>73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82" office:value-type="float">
            <text:p>1982</text:p>
          </table:table-cell>
          <table:table-cell ns42:value-type="float" table:style-name="ce58" office:value="1758" office:value-type="float">
            <text:p>175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7" office:value-type="float">
            <text:p>77</text:p>
          </table:table-cell>
          <table:table-cell ns42:value-type="float" table:style-name="ce58" office:value="2079" office:value-type="float">
            <text:p>2079</text:p>
          </table:table-cell>
          <table:table-cell ns42:value-type="float" table:style-name="ce58" office:value="1835" office:value-type="float">
            <text:p>1835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2128" office:value-type="float">
            <text:p>2128</text:p>
          </table:table-cell>
          <table:table-cell ns42:value-type="float" table:style-name="ce58" office:value="1876" office:value-type="float">
            <text:p>1876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office:value="1" table:style-name="ce58" table:number-columns-repeated="4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52" office:value-type="float">
            <text:p>75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1" office:value-type="float">
            <text:p>2031</text:p>
          </table:table-cell>
          <table:table-cell ns42:value-type="float" table:style-name="ce58" office:value="1798" office:value-type="float">
            <text:p>1798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2129" office:value-type="float">
            <text:p>2129</text:p>
          </table:table-cell>
          <table:table-cell ns42:value-type="float" table:style-name="ce58" office:value="1877" office:value-type="float">
            <text:p>1877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68" office:value="78" office:value-type="float">
            <text:p>78</text:p>
          </table:table-cell>
          <table:table-cell ns42:value-type="float" table:style-name="ce77" office:value="1012" office:value-type="float">
            <text:p>1012</text:p>
          </table:table-cell>
          <table:table-cell ns42:value-type="float" table:style-name="ce86" office:value="11069" office:value-type="float">
            <text:p>1106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6" table:style-name="ce8" table:number-columns-spanned="1" office:value-type="string">
            <text:p>Ootmarsum</text:p>
            <office:annotation>
              <text:p>http://purl.org/linked-data/sdmx/2009/dimension#refArea=http://www.gemeentegeschiedenis.nl/amco/1107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ns42:value-type="string" table:style-name="ce43" office:value-type="string">
            <text:p>Klooster Onze Lieve Vrouw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73" office:value-type="float">
            <text:p>73</text:p>
          </table:table-cell>
          <table:table-cell table:style-name="ce58"/>
          <table:table-cell table:style-name="ce68"/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7" office:value-type="float">
            <text:p>447</text:p>
          </table:table-cell>
          <table:table-cell ns42:value-type="float" table:style-name="ce58" office:value="440" office:value-type="float">
            <text:p>44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10" office:value-type="float">
            <text:p>210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433" office:value-type="float">
            <text:p>433</text:p>
          </table:table-cell>
          <table:table-cell ns42:value-type="float" table:style-name="ce58" office:value="503" office:value-type="float">
            <text:p>503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48" office:value-type="float">
            <text:p>448</text:p>
          </table:table-cell>
          <table:table-cell ns42:value-type="float" table:style-name="ce58" office:value="513" office:value-type="float">
            <text:p>513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" office:value-type="float">
            <text:p>118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80" office:value-type="float">
            <text:p>280</text:p>
          </table:table-cell>
          <table:table-cell ns42:value-type="float" table:style-name="ce58" office:value="262" office:value-type="float">
            <text:p>26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89" office:value-type="float">
            <text:p>289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8" office:value-type="float">
            <text:p>328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3"/>
          <table:table-cell ns42:value-type="float" table:style-name="ce58" office:value="713" office:value-type="float">
            <text:p>713</text:p>
          </table:table-cell>
          <table:table-cell ns42:value-type="float" table:style-name="ce58" office:value="765" office:value-type="float">
            <text:p>765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737" office:value-type="float">
            <text:p>737</text:p>
          </table:table-cell>
          <table:table-cell ns42:value-type="float" table:style-name="ce58" office:value="781" office:value-type="float">
            <text:p>7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6" office:value-type="float">
            <text:p>176</text:p>
          </table:table-cell>
          <table:table-cell ns42:value-type="float" table:style-name="ce86" office:value="11079" office:value-type="float">
            <text:p>11079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20" table:style-name="ce8" table:number-columns-spanned="1" office:value-type="string">
            <text:p>Raalte</text:p>
            <office:annotation>
              <text:p>http://purl.org/linked-data/sdmx/2009/dimension#refArea=http://www.gemeentegeschiedenis.nl/amco/10279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43" office:value-type="string">
            <text:p>Liefdes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14" office:value-type="float">
            <text:p>14</text:p>
          </table:table-cell>
          <table:table-cell table:style-name="ce58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68" office:value-type="float">
            <text:p>26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1" office:value-type="float">
            <text:p>161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317" office:value-type="float">
            <text:p>317</text:p>
          </table:table-cell>
          <table:table-cell ns42:value-type="float" table:style-name="ce58" office:value="306" office:value-type="float">
            <text:p>3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10" office:value-type="float">
            <text:p>31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8" office:value-type="float">
            <text:p>18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Tijeraa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8" office:value-type="float">
            <text:p>268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656" office:value-type="float">
            <text:p>656</text:p>
          </table:table-cell>
          <table:table-cell ns42:value-type="float" table:style-name="ce58" office:value="614" office:value-type="float">
            <text:p>614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65" office:value-type="float">
            <text:p>665</text:p>
          </table:table-cell>
          <table:table-cell ns42:value-type="float" table:style-name="ce58" office:value="619" office:value-type="float">
            <text:p>619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Linderte</text:p>
          </table:table-cell>
          <table:table-cell table:style-name="ce43"/>
          <table:table-cell table:style-name="ce46"/>
          <table:table-cell ns42:value-type="float" table:style-name="ce52" office:value="122" office:value-type="float">
            <text:p>1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318" office:value-type="float">
            <text:p>318</text:p>
          </table:table-cell>
          <table:table-cell ns42:value-type="float" table:style-name="ce58" office:value="291" office:value-type="float">
            <text:p>29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1" office:value-type="float">
            <text:p>321</text:p>
          </table:table-cell>
          <table:table-cell ns42:value-type="float" table:style-name="ce58" office:value="293" office:value-type="float">
            <text:p>29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Luttenberg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11" office:value-type="float">
            <text:p>21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12" office:value-type="float">
            <text:p>21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Boetele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6" office:value-type="float">
            <text:p>116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7" office:value-type="float">
            <text:p>11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Heeten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590" office:value-type="float">
            <text:p>590</text:p>
          </table:table-cell>
          <table:table-cell ns42:value-type="float" table:style-name="ce58" office:value="526" office:value-type="float">
            <text:p>52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536" office:value-type="float">
            <text:p>53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" office:value-type="float">
            <text:p>2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Ramele</text:p>
          </table:table-cell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62" office:value-type="float">
            <text:p>162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151" office:value-type="float">
            <text:p>15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Pleegste</text:p>
          </table:table-cell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36" office:value-type="float">
            <text:p>136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38" office:value-type="float">
            <text:p>138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Broekland</text:p>
          </table:table-cell>
          <table:table-cell table:style-name="ce43"/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09" office:value-type="float">
            <text:p>109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98" office:value-type="float">
            <text:p>9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82" office:value-type="float">
            <text:p>28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559" office:value-type="float">
            <text:p>559</text:p>
          </table:table-cell>
          <table:table-cell ns42:value-type="float" table:style-name="ce58" office:value="588" office:value-type="float">
            <text:p>58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69" office:value-type="float">
            <text:p>569</text:p>
          </table:table-cell>
          <table:table-cell ns42:value-type="float" table:style-name="ce58" office:value="594" office:value-type="float">
            <text:p>59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07" office:value-type="float">
            <text:p>907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346" office:value-type="float">
            <text:p>2346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163" office:value-type="float">
            <text:p>216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68" office:value="39" office:value-type="float">
            <text:p>39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7" office:value-type="float">
            <text:p>2937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89" office:value-type="float">
            <text:p>118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905" office:value-type="float">
            <text:p>2905</text:p>
          </table:table-cell>
          <table:table-cell ns42:value-type="float" table:style-name="ce58" office:value="2718" office:value-type="float">
            <text:p>2718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38" office:value-type="float">
            <text:p>2938</text:p>
          </table:table-cell>
          <table:table-cell ns42:value-type="float" table:style-name="ce58" office:value="2757" office:value-type="float">
            <text:p>2757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4" office:value-type="float">
            <text:p>54</text:p>
          </table:table-cell>
          <table:table-cell ns42:value-type="float" table:style-name="ce77" office:value="177" office:value-type="float">
            <text:p>177</text:p>
          </table:table-cell>
          <table:table-cell ns42:value-type="float" table:style-name="ce86" office:value="10279" office:value-type="float">
            <text:p>10279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Rijssen</text:p>
            <office:annotation>
              <text:p>http://purl.org/linked-data/sdmx/2009/dimension#refArea=http://www.gemeentegeschiedenis.nl/amco/1035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 table:number-columns-repeated="2"/>
          <table:table-cell ns42:value-type="string" table:style-name="ce32" office:value-type="string">
            <text:p>Buitenwijk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98" office:value-type="float">
            <text:p>398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95" office:value-type="float">
            <text:p>69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952" office:value-type="float">
            <text:p>1952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050" office:value-type="float">
            <text:p>2050</text:p>
          </table:table-cell>
          <table:table-cell ns42:value-type="float" table:style-name="ce58" office:value="1976" office:value-type="float">
            <text:p>1976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3" office:value-type="float">
            <text:p>143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00" office:value-type="float">
            <text:p>400</text:p>
          </table:table-cell>
          <table:table-cell ns42:value-type="float" table:style-name="ce58" office:value="337" office:value-type="float">
            <text:p>33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08" office:value-type="float">
            <text:p>408</text:p>
          </table:table-cell>
          <table:table-cell ns42:value-type="float" table:style-name="ce58" office:value="344" office:value-type="float">
            <text:p>34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8" office:value-type="float">
            <text:p>2458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38" office:value-type="float">
            <text:p>838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409" office:value-type="float">
            <text:p>2409</text:p>
          </table:table-cell>
          <table:table-cell ns42:value-type="float" table:style-name="ce58" office:value="2289" office:value-type="float">
            <text:p>2289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59" office:value-type="float">
            <text:p>2459</text:p>
          </table:table-cell>
          <table:table-cell ns42:value-type="float" table:style-name="ce58" office:value="2320" office:value-type="float">
            <text:p>2320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78" office:value-type="float">
            <text:p>178</text:p>
          </table:table-cell>
          <table:table-cell ns42:value-type="float" table:style-name="ce86" office:value="10358" office:value-type="float">
            <text:p>1035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9" table:number-columns-spanned="1" office:value-type="string">
            <text:p><text:span text:style-name="T1">Staphorst</text:span><text:span text:style-name="T2"> (Geene kom)</text:span>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number-rows-spanned="4" table:style-name="ce23" table:number-columns-spanned="1" office:value-type="string">
            <text:p>Rouveen</text:p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Zuid - Eindigerslag</text:p>
          </table:table-cell>
          <table:table-cell table:style-name="ce43"/>
          <table:table-cell table:style-name="ce46"/>
          <table:table-cell ns42:value-type="float" table:style-name="ce52" office:value="120" office:value-type="float">
            <text:p>12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27" office:value-type="float">
            <text:p>327</text:p>
          </table:table-cell>
          <table:table-cell ns42:value-type="float" table:style-name="ce58" office:value="298" office:value-type="float">
            <text:p>29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27" office:value-type="float">
            <text:p>327</text:p>
          </table:table-cell>
          <table:table-cell ns42:value-type="float" table:style-name="ce58" office:value="299" office:value-type="float">
            <text:p>299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Munnikenslag</text:p>
          </table:table-cell>
          <table:table-cell table:style-name="ce43"/>
          <table:table-cell table:style-name="ce46"/>
          <table:table-cell ns42:value-type="float" table:style-name="ce52" office:value="78" office:value-type="float">
            <text:p>7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01" office:value-type="float">
            <text:p>201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isschops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23" office:value-type="float">
            <text:p>223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24" office:value-type="float">
            <text:p>224</text:p>
          </table:table-cell>
          <table:table-cell ns42:value-type="float" table:style-name="ce58" office:value="218" office:value-type="float">
            <text:p>218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Oosterslag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10" office:value-type="float">
            <text:p>210</text:p>
          </table:table-cell>
          <table:table-cell ns42:value-type="float" table:style-name="ce58" office:value="203" office:value-type="float">
            <text:p>203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Staphorst</text:p>
            <office:annotation>
              <text:p>http://purl.org/linked-data/sdmx/2009/dimension#refArea=http://www.gemeentegeschiedenis.nl/amco/11362</text:p>
            </office:annotation>
          </table:table-cell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Middenwoldigerslag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65" office:value-type="float">
            <text:p>265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67" office:value-type="float">
            <text:p>267</text:p>
          </table:table-cell>
          <table:table-cell ns42:value-type="float" table:style-name="ce58" office:value="258" office:value-type="float">
            <text:p>25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Achterhoevenslag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4" office:value-type="float">
            <text:p>2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Bergerslag</text:p>
          </table:table-cell>
          <table:table-cell ns42:value-type="string" table:style-name="ce43" office:value-type="string">
            <text:p>Het Armen-werk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37" office:value-type="float">
            <text:p>13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21" office:value-type="float">
            <text:p>321</text:p>
          </table:table-cell>
          <table:table-cell ns42:value-type="float" table:style-name="ce58" office:value="324" office:value-type="float">
            <text:p>32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327" table:style-name="ce58" table:number-columns-repeated="2" office:value-type="float">
            <text:p>32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4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Bullingerslag</text:p>
          </table:table-cell>
          <table:table-cell table:style-name="ce43"/>
          <table:table-cell table:style-name="ce46"/>
          <table:table-cell ns42:value-type="float" table:style-name="ce52" office:value="128" office:value-type="float">
            <text:p>128</text:p>
          </table:table-cell>
          <table:table-cell table:style-name="ce58" table:number-columns-repeated="4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table:style-name="ce58" table:number-columns-repeated="2"/>
          <table:table-cell ns42:value-type="float" table:style-name="ce58" office:value="345" office:value-type="float">
            <text:p>345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19" office:value-type="float">
            <text:p>19</text:p>
          </table:table-cell>
          <table:table-cell ns42:value-type="float" table:style-name="ce114" office:value="260091" office:value-type="float">
            <text:p>260091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number-rows-spanned="5" table:style-name="ce23" table:number-columns-spanned="1" office:value-type="string">
            <text:p>IJhorst</text:p>
          </table:table-cell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Lijen en Overlankhorst</text:p>
          </table:table-cell>
          <table:table-cell table:style-name="ce43"/>
          <table:table-cell table:style-name="ce46"/>
          <table:table-cell ns42:value-type="float" table:style-name="ce52" office:value="59" office:value-type="float">
            <text:p>59</text:p>
          </table:table-cell>
          <table:table-cell table:style-name="ce58" table:number-columns-repeated="4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47" office:value-type="float">
            <text:p>147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Lankhorst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table:style-name="ce58" table:number-columns-repeated="4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0" office:value-type="float">
            <text:p>70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L</text:p>
          </table:table-cell>
          <table:table-cell table:style-name="ce32"/>
          <table:table-cell ns42:value-type="string" table:style-name="ce32" office:value-type="string">
            <text:p>Ijhorst</text:p>
          </table:table-cell>
          <table:table-cell table:style-name="ce43"/>
          <table:table-cell table:style-name="ce46"/>
          <table:table-cell ns42:value-type="float" table:style-name="ce52" office:value="66" office:value-type="float">
            <text:p>66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73" office:value-type="float">
            <text:p>173</text:p>
          </table:table-cell>
          <table:table-cell ns42:value-type="float" table:style-name="ce58" office:value="167" office:value-type="float">
            <text:p>167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Den Huis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96" office:value-type="float">
            <text:p>96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98" office:value-type="float">
            <text:p>98</text:p>
          </table:table-cell>
          <table:table-cell ns42:value-type="float" table:style-name="ce58" office:value="89" office:value-type="float">
            <text:p>89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covered-table-cell table:style-name="ce23"/>
          <table:table-cell ns42:value-type="string" table:style-name="ce32" office:value-type="string">
            <text:p>N</text:p>
          </table:table-cell>
          <table:table-cell table:style-name="ce32"/>
          <table:table-cell ns42:value-type="string" table:style-name="ce32" office:value-type="string">
            <text:p>Hesselingen en Hamingen</text:p>
          </table:table-cell>
          <table:table-cell table:style-name="ce43"/>
          <table:table-cell table:style-name="ce46"/>
          <table:table-cell ns42:value-type="float" table:style-name="ce52" office:value="42" office:value-type="float">
            <text:p>4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93" office:value-type="float">
            <text:p>93</text:p>
          </table:table-cell>
          <table:table-cell ns42:value-type="float" table:style-name="ce58" office:value="108" office:value-type="float">
            <text:p>10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11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76" office:value-type="float">
            <text:p>1076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2698" office:value-type="float">
            <text:p>2698</text:p>
          </table:table-cell>
          <table:table-cell ns42:value-type="float" table:style-name="ce58" office:value="2593" office:value-type="float">
            <text:p>2593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728" office:value-type="float">
            <text:p>2728</text:p>
          </table:table-cell>
          <table:table-cell ns42:value-type="float" table:style-name="ce58" office:value="2604" office:value-type="float">
            <text:p>2604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80" office:value-type="float">
            <text:p>180</text:p>
          </table:table-cell>
          <table:table-cell ns42:value-type="float" table:style-name="ce86" office:value="11362" office:value-type="float">
            <text:p>11362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22" table:style-name="ce8" table:number-columns-spanned="1" office:value-type="string">
            <text:p>Steenwijk</text:p>
            <office:annotation>
              <text:p>http://purl.org/linked-data/sdmx/2009/dimension#refArea=http://www.gemeentegeschiedenis.nl/amco/1054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89" office:value-type="float">
            <text:p>18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69" office:value-type="float">
            <text:p>469</text:p>
          </table:table-cell>
          <table:table-cell ns42:value-type="float" table:style-name="ce58" office:value="490" office:value-type="float">
            <text:p>49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75" office:value-type="float">
            <text:p>475</text:p>
          </table:table-cell>
          <table:table-cell ns42:value-type="float" table:style-name="ce58" office:value="492" office:value-type="float">
            <text:p>49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8" office:value-type="float">
            <text:p>6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52" office:value-type="float">
            <text:p>152</text:p>
          </table:table-cell>
          <table:table-cell ns42:value-type="float" table:style-name="ce58" office:value="149" office:value-type="float">
            <text:p>149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3" office:value-type="float">
            <text:p>53</text:p>
          </table:table-cell>
          <table:table-cell table:style-name="ce58" table:number-columns-repeated="4"/>
          <table:table-cell ns42:value-type="float" table:style-name="ce58" office:value="106" office:value-type="float">
            <text:p>106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7" office:value-type="float">
            <text:p>107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9" office:value-type="float">
            <text:p>129</text:p>
          </table:table-cell>
          <table:table-cell table:style-name="ce58" table:number-columns-repeated="4"/>
          <table:table-cell ns42:value-type="float" table:style-name="ce58" office:value="289" office:value-type="float">
            <text:p>289</text:p>
          </table:table-cell>
          <table:table-cell ns42:value-type="float" table:style-name="ce58" office:value="286" office:value-type="float">
            <text:p>28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92" office:value-type="float">
            <text:p>292</text:p>
          </table:table-cell>
          <table:table-cell ns42:value-type="float" table:style-name="ce58" office:value="290" office:value-type="float">
            <text:p>29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309" office:value-type="float">
            <text:p>309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307" office:value-type="float">
            <text:p>30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office:value="98" table:style-name="ce58" table:number-columns-repeated="2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5" office:value-type="float">
            <text:p>35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8" office:value-type="float">
            <text:p>78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7" office:value-type="float">
            <text:p>127</text:p>
          </table:table-cell>
          <table:table-cell ns42:value-type="float" table:style-name="ce58" office:value="123" office:value-type="float">
            <text:p>12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X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5" office:value-type="float">
            <text:p>205</text:p>
          </table:table-cell>
          <table:table-cell ns42:value-type="float" table:style-name="ce58" office:value="208" office:value-type="float">
            <text:p>20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</text:p>
          </table:table-cell>
          <table:table-cell table:style-name="ce32" table:number-columns-repeated="2"/>
          <table:table-cell ns42:value-type="string" table:style-name="ce43" office:value-type="string">
            <text:p>Arm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22" office:value-type="float">
            <text:p>22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57" office:value-type="float">
            <text:p>15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348" office:value-type="float">
            <text:p>348</text:p>
          </table:table-cell>
          <table:table-cell ns42:value-type="float" table:style-name="ce58" office:value="422" office:value-type="float">
            <text:p>422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60" office:value-type="float">
            <text:p>360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4" office:value-type="float">
            <text:p>1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82" office:value-type="float">
            <text:p>82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206" office:value-type="float">
            <text:p>20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2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1" office:value-type="float">
            <text:p>11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6" office:value-type="float">
            <text:p>26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X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table:style-name="ce58" table:number-columns-repeated="2"/>
          <table:table-cell ns42:value-type="float" table:style-name="ce58" office:value="66" office:value-type="float">
            <text:p>6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X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table:style-name="ce58" table:number-columns-repeated="4"/>
          <table:table-cell ns42:value-type="float" table:style-name="ce58" office:value="87" office:value-type="float">
            <text:p>8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89" office:value-type="float">
            <text:p>89</text:p>
          </table:table-cell>
          <table:table-cell ns42:value-type="float" table:style-name="ce58" office:value="70" office:value-type="float">
            <text:p>70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65" office:value-type="float">
            <text:p>1065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7" office:value-type="float">
            <text:p>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393" office:value-type="float">
            <text:p>2393</text:p>
          </table:table-cell>
          <table:table-cell ns42:value-type="float" table:style-name="ce58" office:value="2525" office:value-type="float">
            <text:p>2525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36" office:value-type="float">
            <text:p>36</text:p>
          </table:table-cell>
          <table:table-cell ns42:value-type="float" table:style-name="ce58" office:value="2444" office:value-type="float">
            <text:p>2444</text:p>
          </table:table-cell>
          <table:table-cell ns42:value-type="float" table:style-name="ce58" office:value="2561" office:value-type="float">
            <text:p>2561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68" office:value="74" office:value-type="float">
            <text:p>74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" office:value-type="float">
            <text:p>6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table:style-name="ce58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28" office:value-type="float">
            <text:p>2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2627" office:value-type="float">
            <text:p>2627</text:p>
          </table:table-cell>
          <table:table-cell ns42:value-type="float" table:style-name="ce58" office:value="2715" office:value-type="float">
            <text:p>2715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30" office:value-type="float">
            <text:p>1130</text:p>
          </table:table-cell>
          <table:table-cell ns42:value-type="float" table:style-name="ce58" office:value="25" office:value-type="float">
            <text:p>25</text:p>
          </table:table-cell>
          <table:table-cell table:style-name="ce58"/>
          <table:table-cell ns42:value-type="float" table:style-name="ce58" office:value="21" office:value-type="float">
            <text:p>2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2548" office:value-type="float">
            <text:p>2548</text:p>
          </table:table-cell>
          <table:table-cell ns42:value-type="float" table:style-name="ce58" office:value="2656" office:value-type="float">
            <text:p>2656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629" office:value-type="float">
            <text:p>2629</text:p>
          </table:table-cell>
          <table:table-cell ns42:value-type="float" table:style-name="ce58" office:value="2716" office:value-type="float">
            <text:p>2716</text:p>
          </table:table-cell>
          <table:table-cell ns42:value-type="float" table:style-name="ce58" office:value="94" office:value-type="float">
            <text:p>94</text:p>
          </table:table-cell>
          <table:table-cell ns42:value-type="float" table:style-name="ce68" office:value="75" office:value-type="float">
            <text:p>75</text:p>
          </table:table-cell>
          <table:table-cell ns42:value-type="float" table:style-name="ce77" office:value="181" office:value-type="float">
            <text:p>181</text:p>
          </table:table-cell>
          <table:table-cell ns42:value-type="float" table:style-name="ce86" office:value="10546" office:value-type="float">
            <text:p>1054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0" office:value-type="float">
            <text:p>20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40" table:style-name="ce8" table:number-columns-spanned="1" office:value-type="string">
            <text:p>Steenwijkerwold</text:p>
            <office:annotation>
              <text:p>http://purl.org/linked-data/sdmx/2009/dimension#refArea=http://www.gemeentegeschiedenis.nl/amco/11347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46" office:value-type="float">
            <text:p>4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5" office:value-type="float">
            <text:p>6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9" office:value-type="float">
            <text:p>6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Zuidveen</text:p>
          </table:table-cell>
          <table:table-cell table:style-name="ce43"/>
          <table:table-cell table:style-name="ce46"/>
          <table:table-cell ns42:value-type="float" table:style-name="ce52" office:value="127" office:value-type="float">
            <text:p>127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308" office:value-type="float">
            <text:p>308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311" office:value-type="float">
            <text:p>311</text:p>
          </table:table-cell>
          <table:table-cell ns42:value-type="float" table:style-name="ce58" office:value="279" office:value-type="float">
            <text:p>27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 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k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Ooster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9" office:value-type="float">
            <text:p>39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Berg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48" office:value-type="float">
            <text:p>48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oor en Brauweringen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3" office:value-type="float">
            <text:p>23</text:p>
          </table:table-cell>
          <table:table-cell ns42:value-type="float" table:style-name="ce58" office:value="18" office:value-type="float">
            <text:p>1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aas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5" office:value-type="float">
            <text:p>55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56" office:value-type="float">
            <text:p>56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eze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 table:number-columns-repeated="2"/>
          <table:table-cell ns42:value-type="float" table:style-name="ce58" office:value="71" office:value-type="float">
            <text:p>71</text:p>
          </table:table-cell>
          <table:table-cell ns42:value-type="float" table:style-name="ce58" office:value="56" office:value-type="float">
            <text:p>5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ondeblesse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8" office:value-type="float">
            <text:p>18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Pol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61" office:value-type="float">
            <text:p>6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olterholten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4" office:value-type="float">
            <text:p>34</text:p>
          </table:table-cell>
          <table:table-cell ns42:value-type="float" table:style-name="ce58" office:value="32" office:value-type="float">
            <text:p>3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Achterbuurt</text:p>
          </table:table-cell>
          <table:table-cell table:style-name="ce43"/>
          <table:table-cell table:style-name="ce46"/>
          <table:table-cell ns42:value-type="float" table:style-name="ce52" office:value="58" office:value-type="float">
            <text:p>58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117" office:value-type="float">
            <text:p>11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erkbuurt</text:p>
          </table:table-cell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8" office:value-type="float">
            <text:p>28</text:p>
          </table:table-cell>
          <table:table-cell ns42:value-type="float" table:style-name="ce58" office:value="30" office:value-type="float">
            <text:p>30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Gelderingen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26" office:value-type="float">
            <text:p>26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Huttenberg</text:p>
          </table:table-cell>
          <table:table-cell table:style-name="ce43"/>
          <table:table-cell table:style-name="ce46"/>
          <table:table-cell ns42:value-type="float" table:style-name="ce52" office:value="62" office:value-type="float">
            <text:p>6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56" office:value-type="float">
            <text:p>156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1" office:value-type="float">
            <text:p>161</text:p>
          </table:table-cell>
          <table:table-cell ns42:value-type="float" table:style-name="ce58" office:value="148" office:value-type="float">
            <text:p>14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osse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table:style-name="ce58" table:number-columns-repeated="4"/>
          <table:table-cell ns42:value-type="float" table:style-name="ce58" office:value="129" office:value-type="float">
            <text:p>129</text:p>
          </table:table-cell>
          <table:table-cell ns42:value-type="float" table:style-name="ce58" office:value="106" office:value-type="float">
            <text:p>106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07" office:value-type="float">
            <text:p>10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Westerwold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55" office:value-type="float">
            <text:p>55</text:p>
          </table:table-cell>
          <table:table-cell ns42:value-type="float" table:style-name="ce58" office:value="47" office:value-type="float">
            <text:p>47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oshoek</text:p>
          </table:table-cell>
          <table:table-cell table:style-name="ce43"/>
          <table:table-cell table:style-name="ce46"/>
          <table:table-cell ns42:value-type="float" table:style-name="ce52" office:value="9" office:value-type="float">
            <text:p>9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17" office:value-type="float">
            <text:p>1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Vels en Uringe</text:p>
          </table:table-cell>
          <table:table-cell table:style-name="ce43"/>
          <table:table-cell table:style-name="ce46"/>
          <table:table-cell ns42:value-type="float" table:style-name="ce52" office:value="16" office:value-type="float">
            <text:p>16</text:p>
          </table:table-cell>
          <table:table-cell table:style-name="ce58" table:number-columns-repeated="4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table:style-name="ce58" table:number-columns-repeated="2"/>
          <table:table-cell ns42:value-type="float" table:style-name="ce58" office:value="35" office:value-type="float">
            <text:p>35</text:p>
          </table:table-cell>
          <table:table-cell ns42:value-type="float" table:style-name="ce58" office:value="32" office:value-type="float">
            <text:p>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Molenhoek, Gerritshoek en Lage Egge</text:p>
          </table:table-cell>
          <table:table-cell table:style-name="ce43"/>
          <table:table-cell table:style-name="ce46"/>
          <table:table-cell ns42:value-type="float" table:style-name="ce52" office:value="47" office:value-type="float">
            <text:p>4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17" office:value-type="float">
            <text:p>117</text:p>
          </table:table-cell>
          <table:table-cell ns42:value-type="float" table:style-name="ce58" office:value="99" office:value-type="float">
            <text:p>99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Thij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Kwikkelo en Lage Egg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office:value="37" table:style-name="ce58" table:number-columns-repeated="2" office:value-type="float">
            <text:p>37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40" office:value-type="float">
            <text:p>40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/>
          <table:table-cell ns42:value-type="string" table:style-name="ce32" office:value-type="string">
            <text:p>Verlaa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34" office:value-type="float">
            <text:p>34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 table:number-columns-repeated="2"/>
          <table:table-cell ns42:value-type="float" table:style-name="ce58" office:value="85" office:value-type="float">
            <text:p>85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/>
          <table:table-cell ns42:value-type="string" table:style-name="ce32" office:value-type="string">
            <text:p>Onna</text:p>
          </table:table-cell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table:style-name="ce58" table:number-columns-repeated="4"/>
          <table:table-cell ns42:value-type="float" table:style-name="ce58" office:value="224" office:value-type="float">
            <text:p>224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26" office:value-type="float">
            <text:p>226</text:p>
          </table:table-cell>
          <table:table-cell ns42:value-type="float" table:style-name="ce58" office:value="185" office:value-type="float">
            <text:p>18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/>
          <table:table-cell ns42:value-type="string" table:style-name="ce32" office:value-type="string">
            <text:p>Kallenkote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12" office:value-type="float">
            <text:p>212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16" office:value-type="float">
            <text:p>216</text:p>
          </table:table-cell>
          <table:table-cell ns42:value-type="float" table:style-name="ce58" office:value="192" office:value-type="float">
            <text:p>192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/>
          <table:table-cell ns42:value-type="string" table:style-name="ce32" office:value-type="string">
            <text:p>Eesveen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257" office:value-type="float">
            <text:p>257</text:p>
          </table:table-cell>
          <table:table-cell ns42:value-type="float" table:style-name="ce58" office:value="222" office:value-type="float">
            <text:p>22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Wetering en Scheerwolde 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22" office:value-type="float">
            <text:p>22</text:p>
          </table:table-cell>
          <table:table-cell table:style-name="ce58" table:number-columns-repeated="3"/>
          <table:table-cell ns42:value-type="float" table:style-name="ce58" office:value="411" office:value-type="float">
            <text:p>411</text:p>
          </table:table-cell>
          <table:table-cell ns42:value-type="float" table:style-name="ce58" office:value="396" office:value-type="float">
            <text:p>39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12" office:value-type="float">
            <text:p>412</text:p>
          </table:table-cell>
          <table:table-cell ns42:value-type="float" table:style-name="ce58" office:value="399" office:value-type="float">
            <text:p>3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/>
          <table:table-cell ns42:value-type="string" table:style-name="ce32" office:value-type="string">
            <text:p>Nederland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2" office:value-type="float">
            <text:p>62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4" office:value-type="float">
            <text:p>64</text:p>
          </table:table-cell>
          <table:table-cell ns42:value-type="float" table:style-name="ce58" office:value="58" office:value-type="float">
            <text:p>5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</text:p>
          </table:table-cell>
          <table:table-cell table:style-name="ce32"/>
          <table:table-cell ns42:value-type="string" table:style-name="ce32" office:value-type="string">
            <text:p>Muggebeet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50" office:value-type="float">
            <text:p>50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II</text:p>
          </table:table-cell>
          <table:table-cell table:style-name="ce32"/>
          <table:table-cell ns42:value-type="string" table:style-name="ce32" office:value-type="string">
            <text:p>Willemsoord</text:p>
          </table:table-cell>
          <table:table-cell ns42:value-type="string" table:style-name="ce43" office:value-type="string">
            <text:p>Maatschappij van Weldadigheid</text:p>
          </table:table-cell>
          <table:table-cell table:style-name="ce46"/>
          <table:table-cell ns42:value-type="float" table:style-name="ce52" office:value="84" office:value-type="float">
            <text:p>84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46" office:value-type="float">
            <text:p>246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48" office:value-type="float">
            <text:p>248</text:p>
          </table:table-cell>
          <table:table-cell ns42:value-type="float" table:style-name="ce58" office:value="201" office:value-type="float">
            <text:p>20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3" office:value-type="float">
            <text:p>43</text:p>
          </table:table-cell>
          <table:table-cell table:style-name="ce58" table:number-columns-repeated="4"/>
          <table:table-cell ns42:value-type="float" table:style-name="ce58" office:value="94" office:value-type="float">
            <text:p>94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107" office:value-type="float">
            <text:p>10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83" office:value-type="float">
            <text:p>18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442" office:value-type="float">
            <text:p>442</text:p>
          </table:table-cell>
          <table:table-cell ns42:value-type="float" table:style-name="ce58" office:value="377" office:value-type="float">
            <text:p>37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6" office:value-type="float">
            <text:p>44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8" office:value-type="float">
            <text:p>1088</text:p>
          </table:table-cell>
          <table:table-cell ns42:value-type="float" table:style-name="ce58" office:value="54" office:value-type="float">
            <text:p>5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748" office:value-type="float">
            <text:p>2748</text:p>
          </table:table-cell>
          <table:table-cell ns42:value-type="float" table:style-name="ce58" office:value="2478" office:value-type="float">
            <text:p>2478</text:p>
          </table:table-cell>
          <table:table-cell ns42:value-type="float" table:style-name="ce58" office:value="51" office:value-type="float">
            <text:p>5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2799" office:value-type="float">
            <text:p>2799</text:p>
          </table:table-cell>
          <table:table-cell ns42:value-type="float" table:style-name="ce58" office:value="2502" office:value-type="float">
            <text:p>2502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71" office:value-type="float">
            <text:p>1271</text:p>
          </table:table-cell>
          <table:table-cell ns42:value-type="float" table:style-name="ce58" office:value="63" office:value-type="float">
            <text:p>63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190" office:value-type="float">
            <text:p>3190</text:p>
          </table:table-cell>
          <table:table-cell ns42:value-type="float" table:style-name="ce58" office:value="2855" office:value-type="float">
            <text:p>2855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3245" office:value-type="float">
            <text:p>3245</text:p>
          </table:table-cell>
          <table:table-cell ns42:value-type="float" table:style-name="ce58" office:value="2881" office:value-type="float">
            <text:p>2881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82" office:value-type="float">
            <text:p>182</text:p>
          </table:table-cell>
          <table:table-cell ns42:value-type="float" table:style-name="ce86" office:value="11347" office:value-type="float">
            <text:p>11347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1" office:value-type="float">
            <text:p>21</text:p>
          </table:table-cell>
          <table:table-cell ns42:value-type="float" table:style-name="ce114" office:value="260092" office:value-type="float">
            <text:p>260092</text:p>
          </table:table-cell>
          <table:table-cell table:number-columns-repeated="996"/>
        </table:table-row>
        <table:table-row table:style-name="ro1">
          <table:table-cell ns42:value-type="string" table:number-rows-spanned="16" table:style-name="ce8" table:number-columns-spanned="1" office:value-type="string">
            <text:p>Tubbergen</text:p>
            <office:annotation>
              <text:p>http://purl.org/linked-data/sdmx/2009/dimension#refArea=http://www.gemeentegeschiedenis.nl/amco/1069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table:style-name="ce32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Tubbergen</text:p>
          </table:table-cell>
          <table:table-cell table:style-name="ce43"/>
          <table:table-cell table:style-name="ce46"/>
          <table:table-cell ns42:value-type="float" table:style-name="ce52" office:value="104" office:value-type="float">
            <text:p>104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62" office:value-type="float">
            <text:p>262</text:p>
          </table:table-cell>
          <table:table-cell ns42:value-type="float" table:style-name="ce58" office:value="250" office:value-type="float">
            <text:p>250</text:p>
          </table:table-cell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269" office:value-type="float">
            <text:p>269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Fleringen</text:p>
          </table:table-cell>
          <table:table-cell table:style-name="ce43"/>
          <table:table-cell table:style-name="ce46"/>
          <table:table-cell ns42:value-type="float" table:style-name="ce52" office:value="54" office:value-type="float">
            <text:p>54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31" office:value-type="float">
            <text:p>13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67" office:value-type="float">
            <text:p>167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Albergen</text:p>
          </table:table-cell>
          <table:table-cell table:style-name="ce43"/>
          <table:table-cell table:style-name="ce46"/>
          <table:table-cell ns42:value-type="float" table:style-name="ce52" office:value="198" office:value-type="float">
            <text:p>1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535" office:value-type="float">
            <text:p>535</text:p>
          </table:table-cell>
          <table:table-cell ns42:value-type="float" table:style-name="ce58" office:value="465" office:value-type="float">
            <text:p>465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549" office:value-type="float">
            <text:p>549</text:p>
          </table:table-cell>
          <table:table-cell ns42:value-type="float" table:style-name="ce58" office:value="470" office:value-type="float">
            <text:p>470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/>
          <table:table-cell ns42:value-type="string" table:style-name="ce32" office:value-type="string">
            <text:p>Geesteren</text:p>
          </table:table-cell>
          <table:table-cell table:style-name="ce43"/>
          <table:table-cell table:style-name="ce46"/>
          <table:table-cell ns42:value-type="float" table:style-name="ce52" office:value="269" office:value-type="float">
            <text:p>269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769" office:value-type="float">
            <text:p>769</text:p>
          </table:table-cell>
          <table:table-cell ns42:value-type="float" table:style-name="ce58" office:value="691" office:value-type="float">
            <text:p>69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777" office:value-type="float">
            <text:p>777</text:p>
          </table:table-cell>
          <table:table-cell ns42:value-type="float" table:style-name="ce58" office:value="698" office:value-type="float">
            <text:p>698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Langeveen</text:p>
          </table:table-cell>
          <table:table-cell table:style-name="ce43"/>
          <table:table-cell table:style-name="ce46"/>
          <table:table-cell ns42:value-type="float" table:style-name="ce52" office:value="139" office:value-type="float">
            <text:p>13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35" office:value-type="float">
            <text:p>335</text:p>
          </table:table-cell>
          <table:table-cell ns42:value-type="float" table:style-name="ce58" office:value="314" office:value-type="float">
            <text:p>31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zingen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4" office:value-type="float">
            <text:p>124</text:p>
          </table:table-cell>
          <table:table-cell ns42:value-type="float" table:style-name="ce58" office:value="91" office:value-type="float">
            <text:p>9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Mander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3" office:value-type="float">
            <text:p>203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Vasse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65" office:value-type="float">
            <text:p>165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J</text:p>
          </table:table-cell>
          <table:table-cell table:style-name="ce32"/>
          <table:table-cell ns42:value-type="string" table:style-name="ce32" office:value-type="string">
            <text:p>Haarle</text:p>
          </table:table-cell>
          <table:table-cell table:style-name="ce43"/>
          <table:table-cell table:style-name="ce46"/>
          <table:table-cell ns42:value-type="float" table:style-name="ce52" office:value="22" office:value-type="float">
            <text:p>22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1" office:value-type="float">
            <text:p>61</text:p>
          </table:table-cell>
          <table:table-cell ns42:value-type="float" table:style-name="ce58" office:value="48" office:value-type="float">
            <text:p>4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K</text:p>
          </table:table-cell>
          <table:table-cell table:style-name="ce32"/>
          <table:table-cell ns42:value-type="string" table:style-name="ce32" office:value-type="string">
            <text:p>Reutum</text:p>
          </table:table-cell>
          <table:table-cell table:style-name="ce43"/>
          <table:table-cell table:style-name="ce46"/>
          <table:table-cell ns42:value-type="float" table:style-name="ce52" office:value="114" office:value-type="float">
            <text:p>114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5" office:value-type="float">
            <text:p>255</text:p>
          </table:table-cell>
          <table:table-cell ns42:value-type="float" table:style-name="ce58" office:value="264" office:value-type="float">
            <text:p>26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6" office:value-type="float">
            <text:p>256</text:p>
          </table:table-cell>
          <table:table-cell ns42:value-type="float" table:style-name="ce58" office:value="271" office:value-type="float">
            <text:p>27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M</text:p>
          </table:table-cell>
          <table:table-cell table:style-name="ce32"/>
          <table:table-cell ns42:value-type="string" table:style-name="ce32" office:value-type="string">
            <text:p>Manderveen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2" office:value-type="float">
            <text:p>172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74" office:value-type="float">
            <text:p>174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68" office:value="22" office:value-type="float">
            <text:p>2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" office:value-type="float">
            <text:p>7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92" office:value-type="float">
            <text:p>192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145" office:value-type="float">
            <text:p>1145</text:p>
          </table:table-cell>
          <table:table-cell ns42:value-type="float" table:style-name="ce58" office:value="25" office:value-type="float">
            <text:p>25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039" office:value-type="float">
            <text:p>3039</text:p>
          </table:table-cell>
          <table:table-cell ns42:value-type="float" table:style-name="ce58" office:value="2737" office:value-type="float">
            <text:p>2737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3099" office:value-type="float">
            <text:p>3099</text:p>
          </table:table-cell>
          <table:table-cell ns42:value-type="float" table:style-name="ce58" office:value="2781" office:value-type="float">
            <text:p>2781</text:p>
          </table:table-cell>
          <table:table-cell ns42:value-type="float" table:style-name="ce58" office:value="110" office:value-type="float">
            <text:p>110</text:p>
          </table:table-cell>
          <table:table-cell ns42:value-type="float" table:style-name="ce68" office:value="80" office:value-type="float">
            <text:p>80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24" office:value-type="float">
            <text:p>1224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3231" office:value-type="float">
            <text:p>3231</text:p>
          </table:table-cell>
          <table:table-cell ns42:value-type="float" table:style-name="ce58" office:value="2953" office:value-type="float">
            <text:p>2953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3294" office:value-type="float">
            <text:p>3294</text:p>
          </table:table-cell>
          <table:table-cell ns42:value-type="float" table:style-name="ce58" office:value="3001" office:value-type="float">
            <text:p>3001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68" office:value="83" office:value-type="float">
            <text:p>83</text:p>
          </table:table-cell>
          <table:table-cell ns42:value-type="float" table:style-name="ce77" office:value="183" office:value-type="float">
            <text:p>183</text:p>
          </table:table-cell>
          <table:table-cell ns42:value-type="float" table:style-name="ce86" office:value="10694" office:value-type="float">
            <text:p>1069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0">
          <table:table-cell ns42:value-type="string" table:number-rows-spanned="5" table:style-name="ce8" table:number-columns-spanned="1" office:value-type="string">
            <text:p>Stad-Vollenhove</text:p>
            <office:annotation>
              <text:p>http://purl.org/linked-data/sdmx/2009/dimension#refArea=http://www.gemeentegeschiedenis.nl/amco/1118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Arm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2"/>
          <table:table-cell ns42:value-type="float" table:style-name="ce58" office:value="17" office:value-type="float">
            <text:p>17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Het Groot - Burger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44" office:value-type="float">
            <text:p>344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866" office:value-type="float">
            <text:p>866</text:p>
          </table:table-cell>
          <table:table-cell ns42:value-type="float" table:style-name="ce58" office:value="774" office:value-type="float">
            <text:p>774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81" office:value-type="float">
            <text:p>881</text:p>
          </table:table-cell>
          <table:table-cell ns42:value-type="float" table:style-name="ce58" office:value="785" office:value-type="float">
            <text:p>7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4"/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table:style-name="ce68"/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46" office:value-type="float">
            <text:p>346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886" office:value-type="float">
            <text:p>886</text:p>
          </table:table-cell>
          <table:table-cell ns42:value-type="float" table:style-name="ce58" office:value="791" office:value-type="float">
            <text:p>79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901" office:value-type="float">
            <text:p>901</text:p>
          </table:table-cell>
          <table:table-cell ns42:value-type="float" table:style-name="ce58" office:value="802" office:value-type="float">
            <text:p>80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193" office:value-type="float">
            <text:p>1193</text:p>
          </table:table-cell>
          <table:table-cell ns42:value-type="float" table:style-name="ce86" office:value="11183" office:value-type="float">
            <text:p>1118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Ambt-Vollenhove</text:p>
            <office:annotation>
              <text:p>http://purl.org/linked-data/sdmx/2009/dimension#refArea=http://www.gemeentegeschiedenis.nl/amco/1108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Barsbeek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86" office:value-type="float">
            <text:p>186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490" office:value-type="float">
            <text:p>490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95" office:value-type="float">
            <text:p>495</text:p>
          </table:table-cell>
          <table:table-cell ns42:value-type="float" table:style-name="ce58" office:value="428" office:value-type="float">
            <text:p>42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De Leeuwte</text:p>
          </table:table-cell>
          <table:table-cell table:style-name="ce43"/>
          <table:table-cell table:style-name="ce46"/>
          <table:table-cell ns42:value-type="float" table:style-name="ce52" office:value="171" office:value-type="float">
            <text:p>171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70" office:value-type="float">
            <text:p>470</text:p>
          </table:table-cell>
          <table:table-cell ns42:value-type="float" table:style-name="ce58" office:value="436" office:value-type="float">
            <text:p>436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79" office:value-type="float">
            <text:p>479</text:p>
          </table:table-cell>
          <table:table-cell ns42:value-type="float" table:style-name="ce58" office:value="439" office:value-type="float">
            <text:p>43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Baarlo</text:p>
          </table:table-cell>
          <table:table-cell table:style-name="ce43"/>
          <table:table-cell table:style-name="ce46"/>
          <table:table-cell ns42:value-type="float" table:style-name="ce52" office:value="27" office:value-type="float">
            <text:p>2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82" office:value-type="float">
            <text:p>82</text:p>
          </table:table-cell>
          <table:table-cell ns42:value-type="float" table:style-name="ce58" office:value="75" office:value-type="float">
            <text:p>75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table:style-name="ce58" table:number-columns-repeated="4"/>
          <table:table-cell ns42:value-type="float" table:style-name="ce58" office:value="147" office:value-type="float">
            <text:p>147</text:p>
          </table:table-cell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47" office:value-type="float">
            <text:p>147</text:p>
          </table:table-cell>
          <table:table-cell ns42:value-type="float" table:style-name="ce58" office:value="151" office:value-type="float">
            <text:p>151</text:p>
          </table:table-cell>
          <table:table-cell table:style-name="ce58"/>
          <table:table-cell table:style-name="ce68"/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84" office:value-type="float">
            <text:p>38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048" office:value-type="float">
            <text:p>1048</text:p>
          </table:table-cell>
          <table:table-cell ns42:value-type="float" table:style-name="ce58" office:value="941" office:value-type="float">
            <text:p>94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065" office:value-type="float">
            <text:p>1065</text:p>
          </table:table-cell>
          <table:table-cell ns42:value-type="float" table:style-name="ce58" office:value="947" office:value-type="float">
            <text:p>94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4" office:value-type="float">
            <text:p>444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195" office:value-type="float">
            <text:p>119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212" office:value-type="float">
            <text:p>1212</text:p>
          </table:table-cell>
          <table:table-cell ns42:value-type="float" table:style-name="ce58" office:value="1098" office:value-type="float">
            <text:p>1098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013" office:value-type="float">
            <text:p>1013</text:p>
          </table:table-cell>
          <table:table-cell ns42:value-type="float" table:style-name="ce86" office:value="11088" office:value-type="float">
            <text:p>110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2" office:value-type="float">
            <text:p>22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7" table:style-name="ce8" table:number-columns-spanned="1" office:value-type="string">
            <text:p>Vriezenveen</text:p>
            <office:annotation>
              <text:p>http://purl.org/linked-data/sdmx/2009/dimension#refArea=http://www.gemeentegeschiedenis.nl/amco/1064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Vriezenveen</text:p>
          </table:table-cell>
          <table:table-cell table:style-name="ce43"/>
          <table:table-cell table:style-name="ce46"/>
          <table:table-cell ns42:value-type="float" table:style-name="ce52" office:value="121" office:value-type="float">
            <text:p>121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3"/>
          <table:table-cell ns42:value-type="float" table:style-name="ce58" office:value="315" office:value-type="float">
            <text:p>315</text:p>
          </table:table-cell>
          <table:table-cell ns42:value-type="float" table:style-name="ce58" office:value="275" office:value-type="float">
            <text:p>2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20" office:value-type="float">
            <text:p>320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4" office:value-type="float">
            <text:p>94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240" office:value-type="float">
            <text:p>240</text:p>
          </table:table-cell>
          <table:table-cell ns42:value-type="float" table:style-name="ce58" office:value="203" office:value-type="float">
            <text:p>20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0" office:value-type="float">
            <text:p>80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70" office:value-type="float">
            <text:p>170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76" office:value-type="float">
            <text:p>176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23" office:value-type="float">
            <text:p>12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254" office:value-type="float">
            <text:p>25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18" office:value-type="float">
            <text:p>318</text:p>
          </table:table-cell>
          <table:table-cell ns42:value-type="float" table:style-name="ce58" office:value="257" office:value-type="float">
            <text:p>25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2" office:value-type="float">
            <text:p>8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76" office:value-type="float">
            <text:p>176</text:p>
          </table:table-cell>
          <table:table-cell ns42:value-type="float" table:style-name="ce58" office:value="171" office:value-type="float">
            <text:p>1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81" office:value-type="float">
            <text:p>181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I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31" office:value-type="float">
            <text:p>331</text:p>
          </table:table-cell>
          <table:table-cell ns42:value-type="float" table:style-name="ce58" office:value="334" office:value-type="float">
            <text:p>334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343" office:value-type="float">
            <text:p>343</text:p>
          </table:table-cell>
          <table:table-cell ns42:value-type="float" table:style-name="ce58" office:value="345" office:value-type="float">
            <text:p>3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't Slot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 table:number-columns-repeated="2"/>
          <table:table-cell ns42:value-type="float" table:style-name="ce58" office:value="19" office:value-type="float">
            <text:p>19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ibculo</text:p>
          </table:table-cell>
          <table:table-cell table:style-name="ce43"/>
          <table:table-cell table:style-name="ce46"/>
          <table:table-cell ns42:value-type="float" table:style-name="ce52" office:value="63" office:value-type="float">
            <text:p>63</text:p>
          </table:table-cell>
          <table:table-cell table:style-name="ce58" table:number-columns-repeated="4"/>
          <table:table-cell ns42:value-type="float" table:style-name="ce58" office:value="159" office:value-type="float">
            <text:p>159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64" office:value-type="float">
            <text:p>164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Bruinehaar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0" office:value-type="float">
            <text:p>60</text:p>
          </table:table-cell>
          <table:table-cell ns42:value-type="float" table:style-name="ce58" office:value="54" office:value-type="float">
            <text:p>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Pollen</text:p>
          </table:table-cell>
          <table:table-cell table:style-name="ce43"/>
          <table:table-cell table:style-name="ce46"/>
          <table:table-cell ns42:value-type="float" table:style-name="ce52" office:value="52" office:value-type="float">
            <text:p>5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table:style-name="ce58" table:number-columns-repeated="2"/>
          <table:table-cell ns42:value-type="float" table:style-name="ce58" office:value="145" office:value-type="float">
            <text:p>145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Aa</text:p>
          </table:table-cell>
          <table:table-cell table:style-name="ce43"/>
          <table:table-cell table:style-name="ce46"/>
          <table:table-cell ns42:value-type="float" table:style-name="ce52" office:value="4" office:value-type="float">
            <text:p>4</text:p>
          </table:table-cell>
          <table:table-cell table:style-name="ce58" table:number-columns-repeated="4"/>
          <table:table-cell ns42:value-type="float" table:style-name="ce58" office:value="12" office:value-type="float">
            <text:p>1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De Westerhoev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" office:value-type="float">
            <text:p>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3" office:value-type="float">
            <text:p>23</text:p>
          </table:table-cell>
          <table:table-cell ns42:value-type="float" table:style-name="ce58" office:value="25" office:value-type="float">
            <text:p>25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8" office:value-type="float">
            <text:p>8</text:p>
          </table:table-cell>
          <table:table-cell table:style-name="ce58" table:number-columns-repeated="6"/>
          <table:table-cell ns42:value-type="float" table:style-name="ce58" office:value="19" office:value-type="float">
            <text:p>19</text:p>
          </table:table-cell>
          <table:table-cell ns42:value-type="float" table:style-name="ce68" office:value="17" office:value-type="float">
            <text:p>17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42" office:value-type="float">
            <text:p>642</text:p>
          </table:table-cell>
          <table:table-cell ns42:value-type="float" table:style-name="ce58" office:value="66" office:value-type="float">
            <text:p>66</text:p>
          </table:table-cell>
          <table:table-cell table:style-name="ce58" table:number-columns-repeated="3"/>
          <table:table-cell ns42:value-type="float" table:style-name="ce58" office:value="1548" office:value-type="float">
            <text:p>1548</text:p>
          </table:table-cell>
          <table:table-cell ns42:value-type="float" table:style-name="ce58" office:value="1430" office:value-type="float">
            <text:p>143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24" office:value-type="float">
            <text:p>24</text:p>
          </table:table-cell>
          <table:table-cell ns42:value-type="float" table:style-name="ce58" office:value="1579" office:value-type="float">
            <text:p>1579</text:p>
          </table:table-cell>
          <table:table-cell ns42:value-type="float" table:style-name="ce58" office:value="1454" office:value-type="float">
            <text:p>1454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55" office:value-type="float">
            <text:p>155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420" office:value-type="float">
            <text:p>420</text:p>
          </table:table-cell>
          <table:table-cell ns42:value-type="float" table:style-name="ce58" office:value="384" office:value-type="float">
            <text:p>38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30" office:value-type="float">
            <text:p>430</text:p>
          </table:table-cell>
          <table:table-cell ns42:value-type="float" table:style-name="ce58" office:value="390" office:value-type="float">
            <text:p>390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68" office:value="34" office:value-type="float">
            <text:p>34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97" office:value-type="float">
            <text:p>797</text:p>
          </table:table-cell>
          <table:table-cell ns42:value-type="float" table:style-name="ce58" office:value="72" office:value-type="float">
            <text:p>72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1968" office:value-type="float">
            <text:p>1968</text:p>
          </table:table-cell>
          <table:table-cell ns42:value-type="float" table:style-name="ce58" office:value="1814" office:value-type="float">
            <text:p>1814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009" office:value-type="float">
            <text:p>2009</text:p>
          </table:table-cell>
          <table:table-cell ns42:value-type="float" table:style-name="ce58" office:value="1844" office:value-type="float">
            <text:p>1844</text:p>
          </table:table-cell>
          <table:table-cell ns42:value-type="float" table:style-name="ce58" office:value="85" office:value-type="float">
            <text:p>85</text:p>
          </table:table-cell>
          <table:table-cell ns42:value-type="float" table:style-name="ce68" office:value="55" office:value-type="float">
            <text:p>55</text:p>
          </table:table-cell>
          <table:table-cell ns42:value-type="float" table:style-name="ce77" office:value="186" office:value-type="float">
            <text:p>186</text:p>
          </table:table-cell>
          <table:table-cell ns42:value-type="float" table:style-name="ce86" office:value="10643" office:value-type="float">
            <text:p>1064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8" table:number-columns-spanned="1" office:value-type="string">
            <text:p>Wanneperveen</text:p>
            <office:annotation>
              <text:p>http://purl.org/linked-data/sdmx/2009/dimension#refArea=http://www.gemeentegeschiedenis.nl/amco/10105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4" office:value-type="float">
            <text:p>64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 table:number-columns-repeated="2"/>
          <table:table-cell ns42:value-type="float" table:style-name="ce58" office:value="134" office:value-type="float">
            <text:p>134</text:p>
          </table:table-cell>
          <table:table-cell ns42:value-type="float" table:style-name="ce58" office:value="142" office:value-type="float">
            <text:p>142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61" office:value-type="float">
            <text:p>61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41" office:value-type="float">
            <text:p>14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43" office:value-type="float">
            <text:p>1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66" office:value-type="float">
            <text:p>66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68" office:value-type="float">
            <text:p>68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2" office:value-type="float">
            <text:p>72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84" office:value-type="float">
            <text:p>184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68" office:value-type="float">
            <text:p>168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9" office:value-type="float">
            <text:p>99</text:p>
          </table:table-cell>
          <table:table-cell ns42:value-type="float" table:style-name="ce58" office:value="10" office:value-type="float">
            <text:p>10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174" office:value-type="float">
            <text:p>174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175" office:value-type="float">
            <text:p>175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34" office:value-type="float">
            <text:p>34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table:style-name="ce58"/>
          <table:table-cell table:style-name="ce68"/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5" office:value-type="float">
            <text:p>125</text:p>
          </table:table-cell>
          <table:table-cell ns42:value-type="float" table:style-name="ce58" office:value="18" office:value-type="float">
            <text:p>18</text:p>
          </table:table-cell>
          <table:table-cell table:style-name="ce58" table:number-columns-repeated="3"/>
          <table:table-cell ns42:value-type="float" table:style-name="ce58" office:value="269" office:value-type="float">
            <text:p>269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70" office:value-type="float">
            <text:p>270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204" office:value-type="float">
            <text:p>204</text:p>
          </table:table-cell>
          <table:table-cell ns42:value-type="float" table:style-name="ce58" office:value="19" office:value-type="float">
            <text:p>19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518" office:value-type="float">
            <text:p>518</text:p>
          </table:table-cell>
          <table:table-cell ns42:value-type="float" table:style-name="ce58" office:value="427" office:value-type="float">
            <text:p>427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537" office:value-type="float">
            <text:p>537</text:p>
          </table:table-cell>
          <table:table-cell ns42:value-type="float" table:style-name="ce58" office:value="442" office:value-type="float">
            <text:p>442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9" office:value-type="float">
            <text:p>329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6" office:value-type="float">
            <text:p>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87" office:value-type="float">
            <text:p>787</text:p>
          </table:table-cell>
          <table:table-cell ns42:value-type="float" table:style-name="ce58" office:value="710" office:value-type="float">
            <text:p>710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807" office:value-type="float">
            <text:p>807</text:p>
          </table:table-cell>
          <table:table-cell ns42:value-type="float" table:style-name="ce58" office:value="727" office:value-type="float">
            <text:p>72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7" office:value-type="float">
            <text:p>187</text:p>
          </table:table-cell>
          <table:table-cell ns42:value-type="float" table:style-name="ce86" office:value="10105" office:value-type="float">
            <text:p>10105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3" office:value-type="float">
            <text:p>23</text:p>
          </table:table-cell>
          <table:table-cell ns42:value-type="float" table:style-name="ce114" office:value="260093" office:value-type="float">
            <text:p>260093</text:p>
          </table:table-cell>
          <table:table-cell table:number-columns-repeated="996"/>
        </table:table-row>
        <table:table-row table:style-name="ro1">
          <table:table-cell ns42:value-type="string" table:number-rows-spanned="11" table:style-name="ce9" table:number-columns-spanned="1" office:value-type="string">
            <text:p><text:span text:style-name="T1">Weerselo</text:span><text:span text:style-name="T2"> (Geene kom)</text:span></text:p>
            <office:annotation>
              <text:p>http://purl.org/linked-data/sdmx/2009/dimension#refArea=http://www.gemeentegeschiedenis.nl/amco/10893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erslo</text:p>
          </table:table-cell>
          <table:table-cell table:style-name="ce43"/>
          <table:table-cell table:style-name="ce46"/>
          <table:table-cell ns42:value-type="float" table:style-name="ce52" office:value="105" office:value-type="float">
            <text:p>10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17" office:value-type="float">
            <text:p>217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24" office:value-type="float">
            <text:p>224</text:p>
          </table:table-cell>
          <table:table-cell ns42:value-type="float" table:style-name="ce58" office:value="251" office:value-type="float">
            <text:p>25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Lemselo</text:p>
          </table:table-cell>
          <table:table-cell table:style-name="ce43"/>
          <table:table-cell table:style-name="ce46"/>
          <table:table-cell ns42:value-type="float" table:style-name="ce52" office:value="71" office:value-type="float">
            <text:p>7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75" office:value-type="float">
            <text:p>17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83" office:value-type="float">
            <text:p>183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Nijstad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71" office:value-type="float">
            <text:p>71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ulder</text:p>
          </table:table-cell>
          <table:table-cell table:style-name="ce43"/>
          <table:table-cell table:style-name="ce46"/>
          <table:table-cell ns42:value-type="float" table:style-name="ce52" office:value="175" office:value-type="float">
            <text:p>175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43" office:value-type="float">
            <text:p>443</text:p>
          </table:table-cell>
          <table:table-cell ns42:value-type="float" table:style-name="ce58" office:value="441" office:value-type="float">
            <text:p>441</text:p>
          </table:table-cell>
          <table:table-cell ns42:value-type="float" table:style-name="ce58" office:value="15" office:value-type="float">
            <text:p>1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58" office:value-type="float">
            <text:p>458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Volthe</text:p>
          </table:table-cell>
          <table:table-cell table:style-name="ce43"/>
          <table:table-cell table:style-name="ce46"/>
          <table:table-cell ns42:value-type="float" table:style-name="ce52" office:value="87" office:value-type="float">
            <text:p>87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07" office:value-type="float">
            <text:p>207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18" office:value-type="float">
            <text:p>218</text:p>
          </table:table-cell>
          <table:table-cell ns42:value-type="float" table:style-name="ce58" office:value="225" office:value-type="float">
            <text:p>225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Rossum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215" office:value-type="float">
            <text:p>215</text:p>
          </table:table-cell>
          <table:table-cell ns42:value-type="float" table:style-name="ce58" office:value="213" office:value-type="float">
            <text:p>21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217" office:value-type="float">
            <text:p>217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Deurningen</text:p>
          </table:table-cell>
          <table:table-cell table:style-name="ce43"/>
          <table:table-cell table:style-name="ce46"/>
          <table:table-cell ns42:value-type="float" table:style-name="ce52" office:value="142" office:value-type="float">
            <text:p>142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28" office:value-type="float">
            <text:p>328</text:p>
          </table:table-cell>
          <table:table-cell ns42:value-type="float" table:style-name="ce58" office:value="346" office:value-type="float">
            <text:p>3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Gammelke</text:p>
          </table:table-cell>
          <table:table-cell table:style-name="ce43"/>
          <table:table-cell table:style-name="ce46"/>
          <table:table-cell ns42:value-type="float" table:style-name="ce52" office:value="49" office:value-type="float">
            <text:p>4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19" office:value-type="float">
            <text:p>119</text:p>
          </table:table-cell>
          <table:table-cell ns42:value-type="float" table:style-name="ce58" office:value="125" office:value-type="float">
            <text:p>125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table:style-name="ce58" office:value="122" office:value-type="float">
            <text:p>122</text:p>
          </table:table-cell>
          <table:table-cell ns42:value-type="float" table:style-name="ce58" office:value="128" office:value-type="float">
            <text:p>12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Klein - Driene</text:p>
          </table:table-cell>
          <table:table-cell table:style-name="ce43"/>
          <table:table-cell table:style-name="ce46"/>
          <table:table-cell ns42:value-type="float" table:style-name="ce52" office:value="20" office:value-type="float">
            <text:p>20</text:p>
          </table:table-cell>
          <table:table-cell table:style-name="ce58" table:number-columns-repeated="4"/>
          <table:table-cell ns42:value-type="float" table:style-name="ce58" office:value="49" office:value-type="float">
            <text:p>49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table:style-name="ce22"/>
          <table:table-cell table:style-name="ce32" table:number-columns-repeated="2"/>
          <table:table-cell ns42:value-type="string" table:style-name="ce32" office:value-type="string">
            <text:p>Hasselo</text:p>
          </table:table-cell>
          <table:table-cell table:style-name="ce43"/>
          <table:table-cell table:style-name="ce46"/>
          <table:table-cell ns42:value-type="float" table:style-name="ce52" office:value="145" office:value-type="float">
            <text:p>145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3"/>
          <table:table-cell ns42:value-type="float" table:style-name="ce58" office:value="401" office:value-type="float">
            <text:p>401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6" office:value-type="float">
            <text:p>406</text:p>
          </table:table-cell>
          <table:table-cell ns42:value-type="float" table:style-name="ce58" office:value="380" office:value-type="float">
            <text:p>38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9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920" office:value-type="float">
            <text:p>920</text:p>
          </table:table-cell>
          <table:table-cell ns42:value-type="float" table:style-name="ce58" office:value="51" office:value-type="float">
            <text:p>51</text:p>
          </table:table-cell>
          <table:table-cell table:style-name="ce58" table:number-columns-repeated="3"/>
          <table:table-cell ns42:value-type="float" table:style-name="ce58" office:value="2228" office:value-type="float">
            <text:p>2228</text:p>
          </table:table-cell>
          <table:table-cell ns42:value-type="float" table:style-name="ce58" office:value="2251" office:value-type="float">
            <text:p>2251</text:p>
          </table:table-cell>
          <table:table-cell ns42:value-type="float" table:style-name="ce58" office:value="53" office:value-type="float">
            <text:p>53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2281" office:value-type="float">
            <text:p>2281</text:p>
          </table:table-cell>
          <table:table-cell ns42:value-type="float" table:style-name="ce58" office:value="2296" office:value-type="float">
            <text:p>2296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68" office:value="15" office:value-type="float">
            <text:p>15</text:p>
          </table:table-cell>
          <table:table-cell ns42:value-type="float" table:style-name="ce77" office:value="188" office:value-type="float">
            <text:p>188</text:p>
          </table:table-cell>
          <table:table-cell ns42:value-type="float" table:style-name="ce86" office:value="10893" office:value-type="float">
            <text:p>1089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3" table:style-name="ce8" table:number-columns-spanned="1" office:value-type="string">
            <text:p>Wierden</text:p>
            <office:annotation>
              <text:p>http://purl.org/linked-data/sdmx/2009/dimension#refArea=http://www.gemeentegeschiedenis.nl/amco/10676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32"/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360" office:value-type="float">
            <text:p>360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371" office:value-type="float">
            <text:p>371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159" office:value-type="float">
            <text:p>159</text:p>
          </table:table-cell>
          <table:table-cell ns42:value-type="float" table:style-name="ce58" office:value="13" office:value-type="float">
            <text:p>13</text:p>
          </table:table-cell>
          <table:table-cell table:style-name="ce58" table:number-columns-repeated="3"/>
          <table:table-cell ns42:value-type="float" table:style-name="ce58" office:value="375" office:value-type="float">
            <text:p>375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ns42:value-type="float" table:style-name="ce58" office:value="384" office:value-type="float">
            <text:p>384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9" office:value-type="float">
            <text:p>1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W.B.K.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erden</text:p>
          </table:table-cell>
          <table:table-cell table:style-name="ce43"/>
          <table:table-cell table:style-name="ce46"/>
          <table:table-cell ns42:value-type="float" table:style-name="ce52" office:value="256" office:value-type="float">
            <text:p>256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ns42:value-type="float" table:style-name="ce58" office:value="674" office:value-type="float">
            <text:p>674</text:p>
          </table:table-cell>
          <table:table-cell ns42:value-type="float" table:style-name="ce58" office:value="613" office:value-type="float">
            <text:p>613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22" office:value-type="float">
            <text:p>622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Hooge Hexel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table:style-name="ce58" table:number-columns-repeated="2"/>
          <table:table-cell ns42:value-type="float" table:style-name="ce58" office:value="158" office:value-type="float">
            <text:p>158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Notter</text:p>
          </table:table-cell>
          <table:table-cell table:style-name="ce43"/>
          <table:table-cell table:style-name="ce46"/>
          <table:table-cell ns42:value-type="float" table:style-name="ce52" office:value="119" office:value-type="float">
            <text:p>119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365" office:value-type="float">
            <text:p>365</text:p>
          </table:table-cell>
          <table:table-cell ns42:value-type="float" table:style-name="ce58" office:value="317" office:value-type="float">
            <text:p>317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375" office:value-type="float">
            <text:p>375</text:p>
          </table:table-cell>
          <table:table-cell ns42:value-type="float" table:style-name="ce58" office:value="329" office:value-type="float">
            <text:p>32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Zuna</text:p>
          </table:table-cell>
          <table:table-cell table:style-name="ce43"/>
          <table:table-cell table:style-name="ce46"/>
          <table:table-cell ns42:value-type="float" table:style-name="ce52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207" office:value-type="float">
            <text:p>207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204" office:value-type="float">
            <text:p>204</text:p>
          </table:table-cell>
          <table:table-cell ns42:value-type="float" table:style-name="ce58" office:value="216" office:value-type="float">
            <text:p>21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Rectum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199" office:value-type="float">
            <text:p>199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03" office:value-type="float">
            <text:p>203</text:p>
          </table:table-cell>
          <table:table-cell ns42:value-type="float" table:style-name="ce58" office:value="160" office:value-type="float">
            <text:p>1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Ypelo</text:p>
          </table:table-cell>
          <table:table-cell table:style-name="ce43"/>
          <table:table-cell table:style-name="ce46"/>
          <table:table-cell ns42:value-type="float" table:style-name="ce52" office:value="37" office:value-type="float">
            <text:p>37</text:p>
          </table:table-cell>
          <table:table-cell table:style-name="ce58" table:number-columns-repeated="4"/>
          <table:table-cell ns42:value-type="float" table:style-name="ce58" office:value="101" office:value-type="float">
            <text:p>101</text:p>
          </table:table-cell>
          <table:table-cell ns42:value-type="float" table:style-name="ce58" office:value="94" office:value-type="float">
            <text:p>94</text:p>
          </table:table-cell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06" office:value-type="float">
            <text:p>106</text:p>
          </table:table-cell>
          <table:table-cell ns42:value-type="float" table:style-name="ce58" office:value="99" office:value-type="float">
            <text:p>99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broek</text:p>
          </table:table-cell>
          <table:table-cell table:style-name="ce43"/>
          <table:table-cell table:style-name="ce46"/>
          <table:table-cell ns42:value-type="float" table:style-name="ce52" office:value="168" office:value-type="float">
            <text:p>168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444" office:value-type="float">
            <text:p>444</text:p>
          </table:table-cell>
          <table:table-cell ns42:value-type="float" table:style-name="ce58" office:value="389" office:value-type="float">
            <text:p>389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391" office:value-type="float">
            <text:p>39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Enter</text:p>
          </table:table-cell>
          <table:table-cell table:style-name="ce43"/>
          <table:table-cell table:style-name="ce46"/>
          <table:table-cell ns42:value-type="float" table:style-name="ce52" office:value="93" office:value-type="float">
            <text:p>9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195" office:value-type="float">
            <text:p>19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33" office:value-type="float">
            <text:p>233</text:p>
          </table:table-cell>
          <table:table-cell ns42:value-type="float" table:style-name="ce58" office:value="199" office:value-type="float">
            <text:p>199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16" office:value-type="float">
            <text:p>16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25" office:value-type="float">
            <text:p>325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735" office:value-type="float">
            <text:p>735</text:p>
          </table:table-cell>
          <table:table-cell ns42:value-type="float" table:style-name="ce58" office:value="717" office:value-type="float">
            <text:p>717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755" office:value-type="float">
            <text:p>755</text:p>
          </table:table-cell>
          <table:table-cell ns42:value-type="float" table:style-name="ce58" office:value="730" office:value-type="float">
            <text:p>73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32" office:value-type="float">
            <text:p>32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1" office:value-type="float">
            <text:p>881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2368" office:value-type="float">
            <text:p>2368</text:p>
          </table:table-cell>
          <table:table-cell ns42:value-type="float" table:style-name="ce58" office:value="2099" office:value-type="float">
            <text:p>2099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2430" office:value-type="float">
            <text:p>2430</text:p>
          </table:table-cell>
          <table:table-cell ns42:value-type="float" table:style-name="ce58" office:value="2149" office:value-type="float">
            <text:p>2149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68" office:value="79" office:value-type="float">
            <text:p>79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206" office:value-type="float">
            <text:p>1206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3103" office:value-type="float">
            <text:p>3103</text:p>
          </table:table-cell>
          <table:table-cell ns42:value-type="float" table:style-name="ce58" office:value="2816" office:value-type="float">
            <text:p>2816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3" office:value-type="float">
            <text:p>63</text:p>
          </table:table-cell>
          <table:table-cell ns42:value-type="float" table:style-name="ce58" office:value="3185" office:value-type="float">
            <text:p>3185</text:p>
          </table:table-cell>
          <table:table-cell ns42:value-type="float" table:style-name="ce58" office:value="2879" office:value-type="float">
            <text:p>2879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68" office:value="111" office:value-type="float">
            <text:p>111</text:p>
          </table:table-cell>
          <table:table-cell ns42:value-type="float" table:style-name="ce77" office:value="189" office:value-type="float">
            <text:p>189</text:p>
          </table:table-cell>
          <table:table-cell ns42:value-type="float" table:style-name="ce86" office:value="10676" office:value-type="float">
            <text:p>10676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5" table:style-name="ce8" table:number-columns-spanned="1" office:value-type="string">
            <text:p>Wijhe</text:p>
            <office:annotation>
              <text:p>http://purl.org/linked-data/sdmx/2009/dimension#refArea=http://www.gemeentegeschiedenis.nl/amco/10888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Instituut - Bolkensteij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" office:value-type="float">
            <text:p>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314" office:value-type="float">
            <text:p>314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680" office:value-type="float">
            <text:p>680</text:p>
          </table:table-cell>
          <table:table-cell ns42:value-type="float" table:style-name="ce58" office:value="647" office:value-type="float">
            <text:p>647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694" office:value-type="float">
            <text:p>694</text:p>
          </table:table-cell>
          <table:table-cell ns42:value-type="float" table:style-name="ce58" office:value="672" office:value-type="float">
            <text:p>67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1" office:value-type="float">
            <text:p>11</text:p>
          </table:table-cell>
          <table:table-cell ns42:value-type="float" table:style-name="ce58" office:value="9" office:value-type="float">
            <text:p>9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B</text:p>
          </table:table-cell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Wengelo</text:p>
          </table:table-cell>
          <table:table-cell table:style-name="ce43"/>
          <table:table-cell table:style-name="ce46"/>
          <table:table-cell ns42:value-type="float" table:style-name="ce52" office:value="115" office:value-type="float">
            <text:p>115</text:p>
          </table:table-cell>
          <table:table-cell ns42:value-type="float" table:style-name="ce58" office:value="7" office:value-type="float">
            <text:p>7</text:p>
          </table:table-cell>
          <table:table-cell table:style-name="ce58" table:number-columns-repeated="3"/>
          <table:table-cell ns42:value-type="float" table:style-name="ce58" office:value="234" office:value-type="float">
            <text:p>234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39" office:value-type="float">
            <text:p>239</text:p>
          </table:table-cell>
          <table:table-cell ns42:value-type="float" table:style-name="ce58" office:value="237" office:value-type="float">
            <text:p>23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Hengeveld</text:p>
          </table:table-cell>
          <table:table-cell table:style-name="ce43"/>
          <table:table-cell table:style-name="ce46"/>
          <table:table-cell ns42:value-type="float" table:style-name="ce52" office:value="56" office:value-type="float">
            <text:p>56</text:p>
          </table:table-cell>
          <table:table-cell table:style-name="ce58" table:number-columns-repeated="4"/>
          <table:table-cell ns42:value-type="float" table:style-name="ce58" office:value="155" office:value-type="float">
            <text:p>155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56" office:value-type="float">
            <text:p>156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Tongeren</text:p>
          </table:table-cell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5" office:value-type="float">
            <text:p>135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6" office:value-type="float">
            <text:p>136</text:p>
          </table:table-cell>
          <table:table-cell ns42:value-type="float" table:style-name="ce58" office:value="101" office:value-type="float">
            <text:p>10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77" office:value-type="float">
            <text:p>7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197" office:value-type="float">
            <text:p>197</text:p>
          </table:table-cell>
          <table:table-cell ns42:value-type="float" table:style-name="ce58" office:value="172" office:value-type="float">
            <text:p>17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200" office:value-type="float">
            <text:p>200</text:p>
          </table:table-cell>
          <table:table-cell ns42:value-type="float" table:style-name="ce58" office:value="177" office:value-type="float">
            <text:p>177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F</text:p>
          </table:table-cell>
          <table:table-cell table:style-name="ce32"/>
          <table:table-cell ns42:value-type="string" table:style-name="ce32" office:value-type="string">
            <text:p>Wechterholt</text:p>
          </table:table-cell>
          <table:table-cell table:style-name="ce43"/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30" office:value-type="float">
            <text:p>23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240" office:value-type="float">
            <text:p>240</text:p>
          </table:table-cell>
          <table:table-cell ns42:value-type="float" table:style-name="ce58" office:value="220" office:value-type="float">
            <text:p>22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G</text:p>
          </table:table-cell>
          <table:table-cell table:style-name="ce32"/>
          <table:table-cell ns42:value-type="string" table:style-name="ce32" office:value-type="string">
            <text:p>Herken</text:p>
          </table:table-cell>
          <table:table-cell table:style-name="ce43"/>
          <table:table-cell table:style-name="ce46"/>
          <table:table-cell ns42:value-type="float" table:style-name="ce52" office:value="74" office:value-type="float">
            <text:p>74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2" office:value-type="float">
            <text:p>182</text:p>
          </table:table-cell>
          <table:table-cell ns42:value-type="float" table:style-name="ce58" office:value="173" office:value-type="float">
            <text:p>17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78" office:value-type="float">
            <text:p>178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H</text:p>
          </table:table-cell>
          <table:table-cell table:style-name="ce32"/>
          <table:table-cell ns42:value-type="string" table:style-name="ce32" office:value-type="string">
            <text:p>Wijnvoorden</text:p>
          </table:table-cell>
          <table:table-cell table:style-name="ce43"/>
          <table:table-cell table:style-name="ce46"/>
          <table:table-cell ns42:value-type="float" table:style-name="ce52" office:value="67" office:value-type="float">
            <text:p>67</text:p>
          </table:table-cell>
          <table:table-cell table:style-name="ce58" table:number-columns-repeated="4"/>
          <table:table-cell ns42:value-type="float" table:style-name="ce58" office:value="181" office:value-type="float">
            <text:p>181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84" office:value-type="float">
            <text:p>184</text:p>
          </table:table-cell>
          <table:table-cell ns42:value-type="float" table:style-name="ce58" office:value="158" office:value-type="float">
            <text:p>15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</text:p>
          </table:table-cell>
          <table:table-cell table:style-name="ce32"/>
          <table:table-cell ns42:value-type="string" table:style-name="ce32" office:value-type="string">
            <text:p>Marle</text:p>
          </table:table-cell>
          <table:table-cell table:style-name="ce43"/>
          <table:table-cell table:style-name="ce46"/>
          <table:table-cell ns42:value-type="float" table:style-name="ce52" office:value="23" office:value-type="float">
            <text:p>23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74" office:value-type="float">
            <text:p>74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5" office:value-type="float">
            <text:p>75</text:p>
          </table:table-cell>
          <table:table-cell ns42:value-type="float" table:style-name="ce58" office:value="62" office:value-type="float">
            <text:p>6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2"/>
          <table:table-cell ns42:value-type="string" table:style-name="ce32" office:value-type="string">
            <text:p>Schepen</text:p>
          </table:table-cell>
          <table:table-cell table:style-name="ce43"/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315" office:value-type="float">
            <text:p>315</text:p>
          </table:table-cell>
          <table:table-cell ns42:value-type="float" table:style-name="ce58" office:value="10" office:value-type="float">
            <text:p>10</text:p>
          </table:table-cell>
          <table:table-cell ns42:value-type="float" office:value="2" table:style-name="ce58" table:number-columns-repeated="2" office:value-type="float">
            <text:p>2</text:p>
          </table:table-cell>
          <table:table-cell table:style-name="ce58"/>
          <table:table-cell ns42:value-type="float" table:style-name="ce58" office:value="694" office:value-type="float">
            <text:p>694</text:p>
          </table:table-cell>
          <table:table-cell ns42:value-type="float" table:style-name="ce58" office:value="661" office:value-type="float">
            <text:p>66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686" office:value-type="float">
            <text:p>686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54" office:value-type="float">
            <text:p>554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388" office:value-type="float">
            <text:p>1388</text:p>
          </table:table-cell>
          <table:table-cell ns42:value-type="float" table:style-name="ce58" office:value="1235" office:value-type="float">
            <text:p>1235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1417" office:value-type="float">
            <text:p>1417</text:p>
          </table:table-cell>
          <table:table-cell ns42:value-type="float" table:style-name="ce58" office:value="1270" office:value-type="float">
            <text:p>1270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68" office:value="28" office:value-type="float">
            <text:p>28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69" office:value-type="float">
            <text:p>869</text:p>
          </table:table-cell>
          <table:table-cell ns42:value-type="float" table:style-name="ce58" office:value="33" office:value-type="float">
            <text:p>3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2082" office:value-type="float">
            <text:p>2082</text:p>
          </table:table-cell>
          <table:table-cell ns42:value-type="float" table:style-name="ce58" office:value="1896" office:value-type="float">
            <text:p>1896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60" office:value-type="float">
            <text:p>60</text:p>
          </table:table-cell>
          <table:table-cell ns42:value-type="float" table:style-name="ce58" office:value="2130" office:value-type="float">
            <text:p>2130</text:p>
          </table:table-cell>
          <table:table-cell ns42:value-type="float" table:style-name="ce58" office:value="1956" office:value-type="float">
            <text:p>1956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68" office:value="52" office:value-type="float">
            <text:p>52</text:p>
          </table:table-cell>
          <table:table-cell ns42:value-type="float" table:style-name="ce77" office:value="190" office:value-type="float">
            <text:p>190</text:p>
          </table:table-cell>
          <table:table-cell ns42:value-type="float" table:style-name="ce86" office:value="10888" office:value-type="float">
            <text:p>10888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8" table:style-name="ce8" table:number-columns-spanned="1" office:value-type="string">
            <text:p>Wilsum</text:p>
            <office:annotation>
              <text:p>http://purl.org/linked-data/sdmx/2009/dimension#refArea=http://www.gemeentegeschiedenis.nl/amco/10194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Wilsum</text:p>
          </table:table-cell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/>
          <table:table-cell ns42:value-type="string" table:style-name="ce32" office:value-type="string">
            <text:p>Wilsummerwaard </text:p>
          </table:table-cell>
          <table:table-cell table:style-name="ce43"/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table:style-name="ce58"/>
          <table:table-cell table:style-name="ce68"/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Onderdijks</text:p>
          </table:table-cell>
          <table:table-cell table:style-name="ce43"/>
          <table:table-cell table:style-name="ce46"/>
          <table:table-cell ns42:value-type="float" table:style-name="ce52" office:value="8" office:value-type="float">
            <text:p>8</text:p>
          </table:table-cell>
          <table:table-cell table:style-name="ce58" table:number-columns-repeated="4"/>
          <table:table-cell ns42:value-type="float" table:style-name="ce58" office:value="37" office:value-type="float">
            <text:p>37</text:p>
          </table:table-cell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7" office:value-type="float">
            <text:p>37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C</text:p>
          </table:table-cell>
          <table:table-cell table:style-name="ce32"/>
          <table:table-cell ns42:value-type="string" table:style-name="ce32" office:value-type="string">
            <text:p>Uiterwijk</text:p>
          </table:table-cell>
          <table:table-cell table:style-name="ce43"/>
          <table:table-cell table:style-name="ce46"/>
          <table:table-cell ns42:value-type="float" table:style-name="ce52" office:value="10" office:value-type="float">
            <text:p>10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D</text:p>
          </table:table-cell>
          <table:table-cell table:style-name="ce32"/>
          <table:table-cell ns42:value-type="string" table:style-name="ce32" office:value-type="string">
            <text:p>Nieuwstad</text:p>
          </table:table-cell>
          <table:table-cell table:style-name="ce43"/>
          <table:table-cell table:style-name="ce46"/>
          <table:table-cell ns42:value-type="float" table:style-name="ce52" office:value="24" office:value-type="float">
            <text:p>2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office:value="56" table:style-name="ce58" table:number-columns-repeated="2" office:value-type="float">
            <text:p>5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2" office:value-type="float">
            <text:p>102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42" office:value-type="float">
            <text:p>242</text:p>
          </table:table-cell>
          <table:table-cell ns42:value-type="float" table:style-name="ce58" office:value="219" office:value-type="float">
            <text:p>21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43" office:value-type="float">
            <text:p>243</text:p>
          </table:table-cell>
          <table:table-cell ns42:value-type="float" table:style-name="ce58" office:value="223" office:value-type="float">
            <text:p>223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4" office:value-type="float">
            <text:p>44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11" office:value-type="float">
            <text:p>11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27" office:value-type="float">
            <text:p>127</text:p>
          </table:table-cell>
          <table:table-cell ns42:value-type="float" table:style-name="ce58" office:value="115" office:value-type="float">
            <text:p>115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46" office:value-type="float">
            <text:p>146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67" office:value-type="float">
            <text:p>367</text:p>
          </table:table-cell>
          <table:table-cell ns42:value-type="float" table:style-name="ce58" office:value="330" office:value-type="float">
            <text:p>33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370" office:value-type="float">
            <text:p>370</text:p>
          </table:table-cell>
          <table:table-cell ns42:value-type="float" table:style-name="ce58" office:value="338" office:value-type="float">
            <text:p>33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27" office:value-type="float">
            <text:p>1227</text:p>
          </table:table-cell>
          <table:table-cell ns42:value-type="float" table:style-name="ce86" office:value="10194" office:value-type="float">
            <text:p>10194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1">
          <table:table-cell ns42:value-type="string" table:number-rows-spanned="6" table:style-name="ce8" table:number-columns-spanned="1" office:value-type="string">
            <text:p>Zalk en Veecaten</text:p>
            <office:annotation>
              <text:p>http://purl.org/linked-data/sdmx/2009/dimension#refArea=http://www.gemeentegeschiedenis.nl/amco/1063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A</text:p>
          </table:table-cell>
          <table:table-cell ns42:value-type="string" table:style-name="ce32" office:value-type="string">
            <text:p>Dorp</text:p>
          </table:table-cell>
          <table:table-cell ns42:value-type="string" table:style-name="ce32" office:value-type="string">
            <text:p>Zalk</text:p>
          </table:table-cell>
          <table:table-cell table:style-name="ce43"/>
          <table:table-cell table:style-name="ce46"/>
          <table:table-cell ns42:value-type="float" table:style-name="ce52" office:value="38" office:value-type="float">
            <text:p>3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33" office:value-type="float">
            <text:p>133</text:p>
          </table:table-cell>
          <table:table-cell ns42:value-type="float" table:style-name="ce58" office:value="111" office:value-type="float">
            <text:p>111</text:p>
          </table:table-cell>
          <table:table-cell table:style-name="ce58"/>
          <table:table-cell ns42:value-type="float" table:style-name="ce58" office:value="3" office:value-type="float">
            <text:p>3</text:p>
          </table:table-cell>
          <table:table-cell ns42:value-type="float" table:style-name="ce58" office:value="133" office:value-type="float">
            <text:p>133</text:p>
          </table:table-cell>
          <table:table-cell ns42:value-type="float" table:style-name="ce58" office:value="114" office:value-type="float">
            <text:p>11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B</text:p>
          </table:table-cell>
          <table:table-cell table:style-name="ce32"/>
          <table:table-cell ns42:value-type="string" table:style-name="ce32" office:value-type="string">
            <text:p>Veecaten</text:p>
          </table:table-cell>
          <table:table-cell table:style-name="ce43"/>
          <table:table-cell table:style-name="ce46"/>
          <table:table-cell ns42:value-type="float" table:style-name="ce52" office:value="70" office:value-type="float">
            <text:p>70</text:p>
          </table:table-cell>
          <table:table-cell table:style-name="ce58" table:number-columns-repeated="4"/>
          <table:table-cell ns42:value-type="float" table:style-name="ce58" office:value="164" office:value-type="float">
            <text:p>16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3" office:value-type="float">
            <text:p>3</text:p>
          </table:table-cell>
          <table:table-cell ns42:value-type="float" office:value="169" table:style-name="ce58" table:number-columns-repeated="2" office:value-type="float">
            <text:p>16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6" office:value-type="float">
            <text:p>6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88" office:value-type="float">
            <text:p>8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89" office:value-type="float">
            <text:p>189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ns42:value-type="float" table:style-name="ce58" office:value="191" office:value-type="float">
            <text:p>191</text:p>
          </table:table-cell>
          <table:table-cell ns42:value-type="float" table:style-name="ce58" office:value="193" office:value-type="float">
            <text:p>193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8" office:value-type="float">
            <text:p>108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97" office:value-type="float">
            <text:p>297</text:p>
          </table:table-cell>
          <table:table-cell ns42:value-type="float" table:style-name="ce58" office:value="277" office:value-type="float">
            <text:p>27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2" office:value-type="float">
            <text:p>302</text:p>
          </table:table-cell>
          <table:table-cell ns42:value-type="float" table:style-name="ce58" office:value="283" office:value-type="float">
            <text:p>2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96" office:value-type="float">
            <text:p>19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488" office:value-type="float">
            <text:p>488</text:p>
          </table:table-cell>
          <table:table-cell ns42:value-type="float" table:style-name="ce58" office:value="466" office:value-type="float">
            <text:p>46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493" office:value-type="float">
            <text:p>493</text:p>
          </table:table-cell>
          <table:table-cell ns42:value-type="float" table:style-name="ce58" office:value="476" office:value-type="float">
            <text:p>47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232" office:value-type="float">
            <text:p>1232</text:p>
          </table:table-cell>
          <table:table-cell ns42:value-type="float" table:style-name="ce86" office:value="10633" office:value-type="float">
            <text:p>1063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19" table:style-name="ce8" table:number-columns-spanned="1" office:value-type="string">
            <text:p>Zwartsluis</text:p>
            <office:annotation>
              <text:p>http://purl.org/linked-data/sdmx/2009/dimension#refArea=http://www.gemeentegeschiedenis.nl/amco/1030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't Armenhuis der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3" office:value-type="float">
            <text:p>163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3"/>
          <table:table-cell ns42:value-type="float" table:style-name="ce58" office:value="293" office:value-type="float">
            <text:p>293</text:p>
          </table:table-cell>
          <table:table-cell ns42:value-type="float" table:style-name="ce58" office:value="341" office:value-type="float">
            <text:p>34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03" office:value-type="float">
            <text:p>303</text:p>
          </table:table-cell>
          <table:table-cell ns42:value-type="float" table:style-name="ce58" office:value="347" office:value-type="float">
            <text:p>347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45" office:value-type="float">
            <text:p>45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6" office:value-type="float">
            <text:p>46</text:p>
          </table:table-cell>
          <table:table-cell ns42:value-type="float" table:style-name="ce58" office:value="49" office:value-type="float">
            <text:p>49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 table:number-columns-repeated="6"/>
          <table:table-cell ns42:value-type="float" table:style-name="ce58" office:value="36" office:value-type="float">
            <text:p>36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1" office:value-type="float">
            <text:p>231</text:p>
          </table:table-cell>
          <table:table-cell ns42:value-type="float" table:style-name="ce58" office:value="27" office:value-type="float">
            <text:p>27</text:p>
          </table:table-cell>
          <table:table-cell table:style-name="ce58" table:number-columns-repeated="3"/>
          <table:table-cell ns42:value-type="float" table:style-name="ce58" office:value="430" office:value-type="float">
            <text:p>430</text:p>
          </table:table-cell>
          <table:table-cell ns42:value-type="float" table:style-name="ce58" office:value="485" office:value-type="float">
            <text:p>485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453" office:value-type="float">
            <text:p>453</text:p>
          </table:table-cell>
          <table:table-cell ns42:value-type="float" table:style-name="ce58" office:value="491" office:value-type="float">
            <text:p>49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68" office:value="4" office:value-type="float">
            <text:p>4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0" office:value-type="float">
            <text:p>10</text:p>
          </table:table-cell>
          <table:table-cell ns42:value-type="float" table:style-name="ce58" office:value="13" office:value-type="float">
            <text:p>13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II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7" office:value-type="float">
            <text:p>237</text:p>
          </table:table-cell>
          <table:table-cell ns42:value-type="float" table:style-name="ce58" office:value="28" office:value-type="float">
            <text:p>28</text:p>
          </table:table-cell>
          <table:table-cell table:style-name="ce58" table:number-columns-repeated="3"/>
          <table:table-cell ns42:value-type="float" table:style-name="ce58" office:value="426" office:value-type="float">
            <text:p>426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449" office:value-type="float">
            <text:p>449</text:p>
          </table:table-cell>
          <table:table-cell ns42:value-type="float" table:style-name="ce58" office:value="456" office:value-type="float">
            <text:p>45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8" office:value-type="float">
            <text:p>28</text:p>
          </table:table-cell>
          <table:table-cell table:style-name="ce58"/>
          <table:table-cell ns42:value-type="float" table:style-name="ce58" office:value="55" office:value-type="float">
            <text:p>55</text:p>
          </table:table-cell>
          <table:table-cell ns42:value-type="float" table:style-name="ce58" office:value="50" office:value-type="float">
            <text:p>5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5" office:value-type="float">
            <text:p>55</text:p>
          </table:table-cell>
          <table:table-cell ns42:value-type="float" table:style-name="ce58" office:value="51" office:value-type="float">
            <text:p>5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9" office:value-type="float">
            <text:p>19</text:p>
          </table:table-cell>
          <table:table-cell table:style-name="ce58" table:number-columns-repeated="6"/>
          <table:table-cell ns42:value-type="float" table:style-name="ce58" office:value="49" office:value-type="float">
            <text:p>49</text:p>
          </table:table-cell>
          <table:table-cell ns42:value-type="float" table:style-name="ce68" office:value="38" office:value-type="float">
            <text:p>3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 table:number-columns-repeated="2"/>
          <table:table-cell ns42:value-type="float" table:style-name="ce58" office:value="54" office:value-type="float">
            <text:p>54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I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0" office:value-type="float">
            <text:p>90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191" office:value-type="float">
            <text:p>191</text:p>
          </table:table-cell>
          <table:table-cell ns42:value-type="float" table:style-name="ce58" office:value="162" office:value-type="float">
            <text:p>16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198" office:value-type="float">
            <text:p>198</text:p>
          </table:table-cell>
          <table:table-cell ns42:value-type="float" table:style-name="ce58" office:value="167" office:value-type="float">
            <text:p>167</text:p>
          </table:table-cell>
          <table:table-cell table:style-name="ce58"/>
          <table:table-cell ns42:value-type="float" table:style-name="ce68" office:value="6" office:value-type="float">
            <text:p>6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ns42:value-type="string" table:style-name="ce32" office:value-type="string">
            <text:p>V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 table:number-columns-repeated="2"/>
          <table:table-cell ns42:value-type="float" table:style-name="ce58" office:value="62" office:value-type="float">
            <text:p>62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50" office:value-type="float">
            <text:p>150</text:p>
          </table:table-cell>
          <table:table-cell table:style-name="ce58" table:number-columns-repeated="3"/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ns42:value-type="float" table:style-name="ce58" office:value="366" office:value-type="float">
            <text:p>366</text:p>
          </table:table-cell>
          <table:table-cell ns42:value-type="float" table:style-name="ce58" office:value="331" office:value-type="float">
            <text:p>331</text:p>
          </table:table-cell>
          <table:table-cell table:style-name="ce58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651" office:value-type="float">
            <text:p>651</text:p>
          </table:table-cell>
          <table:table-cell ns42:value-type="float" table:style-name="ce58" office:value="60" office:value-type="float">
            <text:p>60</text:p>
          </table:table-cell>
          <table:table-cell table:style-name="ce58"/>
          <table:table-cell ns42:value-type="float" table:style-name="ce58" office:value="57" office:value-type="float">
            <text:p>5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319" office:value-type="float">
            <text:p>1319</text:p>
          </table:table-cell>
          <table:table-cell ns42:value-type="float" table:style-name="ce58" office:value="1433" office:value-type="float">
            <text:p>1433</text:p>
          </table:table-cell>
          <table:table-cell ns42:value-type="float" table:style-name="ce58" office:value="58" office:value-type="float">
            <text:p>5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377" office:value-type="float">
            <text:p>1377</text:p>
          </table:table-cell>
          <table:table-cell ns42:value-type="float" table:style-name="ce58" office:value="1453" office:value-type="float">
            <text:p>14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98" office:value-type="float">
            <text:p>98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109" office:value-type="float">
            <text:p>109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ns42:value-type="float" table:style-name="ce58" office:value="150" office:value-type="float">
            <text:p>150</text:p>
          </table:table-cell>
          <table:table-cell table:style-name="ce58"/>
          <table:table-cell ns42:value-type="float" table:style-name="ce58" office:value="253" office:value-type="float">
            <text:p>253</text:p>
          </table:table-cell>
          <table:table-cell ns42:value-type="float" table:style-name="ce58" office:value="209" office:value-type="float">
            <text:p>209</text:p>
          </table:table-cell>
          <table:table-cell ns42:value-type="float" table:style-name="ce58" office:value="373" office:value-type="float">
            <text:p>373</text:p>
          </table:table-cell>
          <table:table-cell ns42:value-type="float" table:style-name="ce58" office:value="336" office:value-type="float">
            <text:p>336</text:p>
          </table:table-cell>
          <table:table-cell ns42:value-type="float" table:style-name="ce58" office:value="626" office:value-type="float">
            <text:p>626</text:p>
          </table:table-cell>
          <table:table-cell ns42:value-type="float" table:style-name="ce58" office:value="545" office:value-type="float">
            <text:p>545</text:p>
          </table:table-cell>
          <table:table-cell table:style-name="ce58"/>
          <table:table-cell ns42:value-type="float" table:style-name="ce68" office:value="9" office:value-type="float">
            <text:p>9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1" office:value-type="float">
            <text:p>431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3" office:value-type="float">
            <text:p>2003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 table:number-columns-repeated="2"/>
          <table:table-cell table:style-name="ce68"/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covered-table-cell table:style-name="ce8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760" office:value-type="float">
            <text:p>760</text:p>
          </table:table-cell>
          <table:table-cell ns42:value-type="float" table:style-name="ce58" office:value="68" office:value-type="float">
            <text:p>68</text:p>
          </table:table-cell>
          <table:table-cell table:style-name="ce58"/>
          <table:table-cell ns42:value-type="float" table:style-name="ce58" office:value="207" office:value-type="float">
            <text:p>207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572" office:value-type="float">
            <text:p>1572</text:p>
          </table:table-cell>
          <table:table-cell ns42:value-type="float" table:style-name="ce58" office:value="1642" office:value-type="float">
            <text:p>1642</text:p>
          </table:table-cell>
          <table:table-cell ns42:value-type="float" table:style-name="ce58" office:value="432" office:value-type="float">
            <text:p>432</text:p>
          </table:table-cell>
          <table:table-cell ns42:value-type="float" table:style-name="ce58" office:value="356" office:value-type="float">
            <text:p>356</text:p>
          </table:table-cell>
          <table:table-cell ns42:value-type="float" table:style-name="ce58" office:value="2004" office:value-type="float">
            <text:p>2004</text:p>
          </table:table-cell>
          <table:table-cell ns42:value-type="float" table:style-name="ce58" office:value="1998" office:value-type="float">
            <text:p>1998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68" office:value="107" office:value-type="float">
            <text:p>107</text:p>
          </table:table-cell>
          <table:table-cell ns42:value-type="float" table:style-name="ce77" office:value="192" office:value-type="float">
            <text:p>192</text:p>
          </table:table-cell>
          <table:table-cell ns42:value-type="float" table:style-name="ce86" office:value="10303" office:value-type="float">
            <text:p>10303</text:p>
          </table:table-cell>
          <table:table-cell ns42:value-type="float" table:style-name="ce90" office:value="4" office:value-type="float">
            <text:p>4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5" office:value-type="float">
            <text:p>25</text:p>
          </table:table-cell>
          <table:table-cell ns42:value-type="float" table:style-name="ce114" office:value="260094" office:value-type="float">
            <text:p>260094</text:p>
          </table:table-cell>
          <table:table-cell table:number-columns-repeated="996"/>
        </table:table-row>
        <table:table-row table:style-name="ro1">
          <table:table-cell ns42:value-type="string" table:number-rows-spanned="55" table:style-name="ce8" table:number-columns-spanned="1" office:value-type="string">
            <text:p>Zwolle</text:p>
            <office:annotation>
              <text:p>http://purl.org/linked-data/sdmx/2009/dimension#refArea=http://www.gemeentegeschiedenis.nl/amco/10093</text:p>
            </office:annotation>
          </table:table-cell>
          <table:table-cell ns42:value-type="string" table:style-name="ce22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ns42:value-type="string" table:style-name="ce32" office:value-type="string">
            <text:p>A</text:p>
          </table:table-cell>
          <table:table-cell table:style-name="ce32" table:number-columns-repeated="2"/>
          <table:table-cell ns42:value-type="string" table:style-name="ce43" office:value-type="string">
            <text:p>Het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16" office:value-type="float">
            <text:p>16</text:p>
          </table:table-cell>
          <table:table-cell table:style-name="ce58" table:number-columns-repeated="3"/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84" office:value-type="float">
            <text:p>184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396" office:value-type="float">
            <text:p>396</text:p>
          </table:table-cell>
          <table:table-cell ns42:value-type="float" table:style-name="ce58" office:value="473" office:value-type="float">
            <text:p>473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423" office:value-type="float">
            <text:p>423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13" office:value-type="float">
            <text:p>1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8" office:value-type="float">
            <text:p>8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B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03" office:value-type="float">
            <text:p>20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432" office:value-type="float">
            <text:p>432</text:p>
          </table:table-cell>
          <table:table-cell ns42:value-type="float" table:style-name="ce58" office:value="571" office:value-type="float">
            <text:p>571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451" office:value-type="float">
            <text:p>451</text:p>
          </table:table-cell>
          <table:table-cell ns42:value-type="float" table:style-name="ce58" office:value="596" office:value-type="float">
            <text:p>596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C</text:p>
          </table:table-cell>
          <table:table-cell table:style-name="ce32" table:number-columns-repeated="2"/>
          <table:table-cell ns42:value-type="string" table:style-name="ce43" office:value-type="string">
            <text:p>Het R.C. Wees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0" office:value-type="float">
            <text:p>10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33" office:value-type="float">
            <text:p>233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622" office:value-type="float">
            <text:p>622</text:p>
          </table:table-cell>
          <table:table-cell ns42:value-type="float" table:style-name="ce58" office:value="663" office:value-type="float">
            <text:p>663</text:p>
          </table:table-cell>
          <table:table-cell ns42:value-type="float" table:style-name="ce58" office:value="22" office:value-type="float">
            <text:p>22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644" office:value-type="float">
            <text:p>644</text:p>
          </table:table-cell>
          <table:table-cell ns42:value-type="float" table:style-name="ce58" office:value="681" office:value-type="float">
            <text:p>681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6" office:value-type="float">
            <text:p>6</text:p>
          </table:table-cell>
          <table:table-cell table:style-name="ce58"/>
          <table:table-cell ns42:value-type="float" table:style-name="ce58" office:value="12" office:value-type="float">
            <text:p>12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8" office:value-type="float">
            <text:p>8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3" office:value-type="float">
            <text:p>13</text:p>
          </table:table-cell>
          <table:table-cell table:style-name="ce58" table:number-columns-repeated="6"/>
          <table:table-cell ns42:value-type="float" table:style-name="ce58" office:value="27" office:value-type="float">
            <text:p>27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D</text:p>
          </table:table-cell>
          <table:table-cell table:style-name="ce32" table:number-columns-repeated="2"/>
          <table:table-cell ns42:value-type="string" table:style-name="ce43" office:value-type="string">
            <text:p>De Zwieren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5" office:value-type="float">
            <text:p>5</text:p>
          </table:table-cell>
          <table:table-cell table:style-name="ce58" table:number-columns-repeated="3"/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Boerenkazern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44" office:value-type="float">
            <text:p>4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" office:value-type="float">
            <text:p>16</text:p>
          </table:table-cell>
          <table:table-cell table:style-name="ce58"/>
          <table:table-cell ns42:value-type="float" table:style-name="ce58" office:value="60" office:value-type="float">
            <text:p>60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74" office:value-type="float">
            <text:p>74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94" office:value-type="float">
            <text:p>294</text:p>
          </table:table-cell>
          <table:table-cell ns42:value-type="float" table:style-name="ce58" office:value="9" office:value-type="float">
            <text:p>9</text:p>
          </table:table-cell>
          <table:table-cell table:style-name="ce58" table:number-columns-repeated="3"/>
          <table:table-cell ns42:value-type="float" table:style-name="ce58" office:value="733" office:value-type="float">
            <text:p>733</text:p>
          </table:table-cell>
          <table:table-cell ns42:value-type="float" table:style-name="ce58" office:value="779" office:value-type="float">
            <text:p>779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0" office:value-type="float">
            <text:p>10</text:p>
          </table:table-cell>
          <table:table-cell ns42:value-type="float" table:style-name="ce58" office:value="754" office:value-type="float">
            <text:p>754</text:p>
          </table:table-cell>
          <table:table-cell ns42:value-type="float" table:style-name="ce58" office:value="789" office:value-type="float">
            <text:p>789</text:p>
          </table:table-cell>
          <table:table-cell ns42:value-type="float" table:style-name="ce58" office:value="19" office:value-type="float">
            <text:p>19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E</text:p>
          </table:table-cell>
          <table:table-cell table:style-name="ce32" table:number-columns-repeated="2"/>
          <table:table-cell ns42:value-type="string" table:style-name="ce43" office:value-type="string">
            <text:p>Het Binn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8" office:value-type="float">
            <text:p>18</text:p>
          </table:table-cell>
          <table:table-cell ns42:value-type="float" table:style-name="ce58" office:value="39" office:value-type="float">
            <text:p>39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67" office:value-type="float">
            <text:p>167</text:p>
          </table:table-cell>
          <table:table-cell ns42:value-type="float" table:style-name="ce58" office:value="8" office:value-type="float">
            <text:p>8</text:p>
          </table:table-cell>
          <table:table-cell table:style-name="ce58" table:number-columns-repeated="3"/>
          <table:table-cell ns42:value-type="float" table:style-name="ce58" office:value="402" office:value-type="float">
            <text:p>402</text:p>
          </table:table-cell>
          <table:table-cell ns42:value-type="float" table:style-name="ce58" office:value="522" office:value-type="float">
            <text:p>522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416" office:value-type="float">
            <text:p>416</text:p>
          </table:table-cell>
          <table:table-cell ns42:value-type="float" table:style-name="ce58" office:value="527" office:value-type="float">
            <text:p>527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68" office:value="10" office:value-type="float">
            <text:p>1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F</text:p>
          </table:table-cell>
          <table:table-cell table:style-name="ce32" table:number-columns-repeated="2"/>
          <table:table-cell ns42:value-type="string" table:style-name="ce43" office:value-type="string">
            <text:p>Het weeshuis de Ned. Herv. Gemeente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9" office:value-type="float">
            <text:p>29</text:p>
          </table:table-cell>
          <table:table-cell ns42:value-type="float" table:style-name="ce58" office:value="44" office:value-type="float">
            <text:p>44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30" office:value-type="float">
            <text:p>30</text:p>
          </table:table-cell>
          <table:table-cell ns42:value-type="float" table:style-name="ce58" office:value="44" office:value-type="float">
            <text:p>4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41" office:value-type="float">
            <text:p>141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316" office:value-type="float">
            <text:p>316</text:p>
          </table:table-cell>
          <table:table-cell ns42:value-type="float" table:style-name="ce58" office:value="397" office:value-type="float">
            <text:p>39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342" office:value-type="float">
            <text:p>342</text:p>
          </table:table-cell>
          <table:table-cell ns42:value-type="float" table:style-name="ce58" office:value="417" office:value-type="float">
            <text:p>417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68" office:value="24" office:value-type="float">
            <text:p>24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G</text:p>
          </table:table-cell>
          <table:table-cell table:style-name="ce32" table:number-columns-repeated="2"/>
          <table:table-cell ns42:value-type="string" table:style-name="ce43" office:value-type="string">
            <text:p>Het R.C. Liefdegesticht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table:style-name="ce58" table:number-columns-repeated="2"/>
          <table:table-cell ns42:value-type="float" table:style-name="ce58" office:value="16" office:value-type="float">
            <text:p>16</text:p>
          </table:table-cell>
          <table:table-cell ns42:value-type="float" table:style-name="ce58" office:value="72" office:value-type="float">
            <text:p>72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68" office:value="7" office:value-type="float">
            <text:p>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05" office:value-type="float">
            <text:p>205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413" office:value-type="float">
            <text:p>413</text:p>
          </table:table-cell>
          <table:table-cell ns42:value-type="float" table:style-name="ce58" office:value="652" office:value-type="float">
            <text:p>65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35" office:value-type="float">
            <text:p>35</text:p>
          </table:table-cell>
          <table:table-cell ns42:value-type="float" table:style-name="ce58" office:value="443" office:value-type="float">
            <text:p>443</text:p>
          </table:table-cell>
          <table:table-cell ns42:value-type="float" table:style-name="ce58" office:value="687" office:value-type="float">
            <text:p>687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31" office:value-type="float">
            <text:p>3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H</text:p>
          </table:table-cell>
          <table:table-cell table:style-name="ce32" table:number-columns-repeated="2"/>
          <table:table-cell ns42:value-type="string" table:style-name="ce43" office:value-type="string">
            <text:p>De Vilsterenshuizen</text:p>
          </table:table-cell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5"/>
          <table:table-cell ns42:value-type="float" table:style-name="ce58" office:value="36" office:value-type="float">
            <text:p>36</text:p>
          </table:table-cell>
          <table:table-cell table:style-name="ce58" table:number-columns-repeated="3"/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Emanuelshuizen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5"/>
          <table:table-cell ns42:value-type="float" table:style-name="ce58" office:value="23" office:value-type="float">
            <text:p>23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table:style-name="ce58"/>
          <table:table-cell ns42:value-type="float" table:style-name="ce58" office:value="25" office:value-type="float">
            <text:p>2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76" office:value-type="float">
            <text:p>17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56" office:value-type="float">
            <text:p>356</text:p>
          </table:table-cell>
          <table:table-cell ns42:value-type="float" table:style-name="ce58" office:value="468" office:value-type="float">
            <text:p>468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79" office:value-type="float">
            <text:p>379</text:p>
          </table:table-cell>
          <table:table-cell ns42:value-type="float" table:style-name="ce58" office:value="484" office:value-type="float">
            <text:p>484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20" office:value-type="float">
            <text:p>20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I</text:p>
          </table:table-cell>
          <table:table-cell table:style-name="ce32" table:number-columns-repeated="2"/>
          <table:table-cell ns42:value-type="string" table:style-name="ce43" office:value-type="string">
            <text:p>Huis van bewaring, tevens Hulpstrafgevangen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22" office:value-type="float">
            <text:p>22</text:p>
          </table:table-cell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286" office:value-type="float">
            <text:p>286</text:p>
          </table:table-cell>
          <table:table-cell ns42:value-type="float" table:style-name="ce58" office:value="14" office:value-type="float">
            <text:p>14</text:p>
          </table:table-cell>
          <table:table-cell table:style-name="ce58" table:number-columns-repeated="3"/>
          <table:table-cell ns42:value-type="float" table:style-name="ce58" office:value="683" office:value-type="float">
            <text:p>683</text:p>
          </table:table-cell>
          <table:table-cell ns42:value-type="float" table:style-name="ce58" office:value="769" office:value-type="float">
            <text:p>769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58" office:value="713" office:value-type="float">
            <text:p>713</text:p>
          </table:table-cell>
          <table:table-cell ns42:value-type="float" table:style-name="ce58" office:value="798" office:value-type="float">
            <text:p>798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18" office:value-type="float">
            <text:p>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44" office:value-type="float">
            <text:p>44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8" office:value-type="float">
            <text:p>48</text:p>
          </table:table-cell>
          <table:table-cell ns42:value-type="float" table:style-name="ce58" office:value="40" office:value-type="float">
            <text:p>40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7" office:value-type="float">
            <text:p>47</text:p>
          </table:table-cell>
          <table:table-cell table:style-name="ce58" table:number-columns-repeated="6"/>
          <table:table-cell ns42:value-type="float" table:style-name="ce58" office:value="94" office:value-type="float">
            <text:p>94</text:p>
          </table:table-cell>
          <table:table-cell ns42:value-type="float" table:style-name="ce68" office:value="91" office:value-type="float">
            <text:p>9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ns42:value-type="string" table:style-name="ce43" office:value-type="string">
            <text:p>Het Buitengast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30" office:value-type="float">
            <text:p>30</text:p>
          </table:table-cell>
          <table:table-cell ns42:value-type="float" table:style-name="ce58" office:value="45" office:value-type="float">
            <text:p>45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30" office:value-type="float">
            <text:p>30</text:p>
          </table:table-cell>
          <table:table-cell ns42:value-type="float" table:style-name="ce58" office:value="47" office:value-type="float">
            <text:p>47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675" office:value-type="float">
            <text:p>675</text:p>
          </table:table-cell>
          <table:table-cell ns42:value-type="float" table:style-name="ce58" office:value="12" office:value-type="float">
            <text:p>12</text:p>
          </table:table-cell>
          <table:table-cell table:style-name="ce58" table:number-columns-repeated="3"/>
          <table:table-cell ns42:value-type="float" table:style-name="ce58" office:value="1559" office:value-type="float">
            <text:p>1559</text:p>
          </table:table-cell>
          <table:table-cell ns42:value-type="float" table:style-name="ce58" office:value="1514" office:value-type="float">
            <text:p>1514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58" office:value="1577" office:value-type="float">
            <text:p>1577</text:p>
          </table:table-cell>
          <table:table-cell ns42:value-type="float" table:style-name="ce58" office:value="1534" office:value-type="float">
            <text:p>1534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3" office:value-type="float">
            <text:p>2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7" office:value-type="float">
            <text:p>7</text:p>
          </table:table-cell>
          <table:table-cell table:style-name="ce58"/>
          <table:table-cell ns42:value-type="float" table:style-name="ce58" office:value="14" office:value-type="float">
            <text:p>14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26" office:value-type="float">
            <text:p>26</text:p>
          </table:table-cell>
          <table:table-cell table:style-name="ce58" table:number-columns-repeated="6"/>
          <table:table-cell ns42:value-type="float" table:style-name="ce58" office:value="69" office:value-type="float">
            <text:p>69</text:p>
          </table:table-cell>
          <table:table-cell ns42:value-type="float" table:style-name="ce68" office:value="58" office:value-type="float">
            <text:p>5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ns42:value-type="string" table:style-name="ce43" office:value-type="string">
            <text:p>Oudemannen- en Vrouw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4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 table:number-columns-repeated="2"/>
          <table:table-cell ns42:value-type="float" table:style-name="ce58" office:value="27" office:value-type="float">
            <text:p>27</text:p>
          </table:table-cell>
          <table:table-cell ns42:value-type="float" table:style-name="ce58" office:value="31" office:value-type="float">
            <text:p>3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46" office:value-type="float">
            <text:p>44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975" office:value-type="float">
            <text:p>975</text:p>
          </table:table-cell>
          <table:table-cell ns42:value-type="float" table:style-name="ce58" office:value="1091" office:value-type="float">
            <text:p>1091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31" office:value-type="float">
            <text:p>31</text:p>
          </table:table-cell>
          <table:table-cell ns42:value-type="float" table:style-name="ce58" office:value="1015" office:value-type="float">
            <text:p>1015</text:p>
          </table:table-cell>
          <table:table-cell ns42:value-type="float" table:style-name="ce58" office:value="1122" office:value-type="float">
            <text:p>1122</text:p>
          </table:table-cell>
          <table:table-cell ns42:value-type="float" table:style-name="ce58" office:value="20" office:value-type="float">
            <text:p>20</text:p>
          </table:table-cell>
          <table:table-cell ns42:value-type="float" table:style-name="ce68" office:value="25" office:value-type="float">
            <text:p>2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4" office:value-type="float">
            <text:p>4</text:p>
          </table:table-cell>
          <table:table-cell table:style-name="ce58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 table:number-columns-repeated="2"/>
          <table:table-cell ns42:value-type="float" table:style-name="ce58" office:value="15" office:value-type="float">
            <text:p>15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10" office:value-type="float">
            <text:p>10</text:p>
          </table:table-cell>
          <table:table-cell table:style-name="ce58" table:number-columns-repeated="6"/>
          <table:table-cell ns42:value-type="float" table:style-name="ce58" office:value="15" office:value-type="float">
            <text:p>15</text:p>
          </table:table-cell>
          <table:table-cell ns42:value-type="float" table:style-name="ce68" office:value="12" office:value-type="float">
            <text:p>12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ns42:value-type="string" table:style-name="ce43" office:value-type="string">
            <text:p>Het Gesticht v.d. H. Vincentius de Paulo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ns42:value-type="float" table:style-name="ce58" office:value="11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Het Sophia- Ziekenhuis</text:p>
          </table:table-cell>
          <table:table-cell table:style-name="ce46"/>
          <table:table-cell ns42:value-type="float" table:style-name="ce52" office:value="2" office:value-type="float">
            <text:p>2</text:p>
          </table:table-cell>
          <table:table-cell table:style-name="ce58" table:number-columns-repeated="4"/>
          <table:table-cell ns42:value-type="float" office:value="5" table:style-name="ce58" table:number-columns-repeated="2" office:value-type="float">
            <text:p>5</text:p>
          </table:table-cell>
          <table:table-cell table:style-name="ce58" table:number-columns-repeated="2"/>
          <table:table-cell ns42:value-type="float" office:value="5" table:style-name="ce58" table:number-columns-repeated="2" office:value-type="float">
            <text:p>5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Instituut - Loman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2" office:value-type="float">
            <text:p>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1176" office:value-type="float">
            <text:p>1176</text:p>
          </table:table-cell>
          <table:table-cell ns42:value-type="float" table:style-name="ce58" office:value="17" office:value-type="float">
            <text:p>17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2"/>
          <table:table-cell ns42:value-type="float" table:style-name="ce58" office:value="2691" office:value-type="float">
            <text:p>2691</text:p>
          </table:table-cell>
          <table:table-cell ns42:value-type="float" table:style-name="ce58" office:value="2619" office:value-type="float">
            <text:p>2619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7" office:value-type="float">
            <text:p>27</text:p>
          </table:table-cell>
          <table:table-cell ns42:value-type="float" table:style-name="ce58" office:value="2752" office:value-type="float">
            <text:p>2752</text:p>
          </table:table-cell>
          <table:table-cell ns42:value-type="float" table:style-name="ce58" office:value="2646" office:value-type="float">
            <text:p>2646</text:p>
          </table:table-cell>
          <table:table-cell ns42:value-type="float" table:style-name="ce58" office:value="29" office:value-type="float">
            <text:p>29</text:p>
          </table:table-cell>
          <table:table-cell ns42:value-type="float" table:style-name="ce68" office:value="37" office:value-type="float">
            <text:p>37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7" office:value-type="float">
            <text:p>7</text:p>
          </table:table-cell>
          <table:table-cell table:style-name="ce58" table:number-columns-repeated="6"/>
          <table:table-cell ns42:value-type="float" table:style-name="ce58" office:value="16" office:value-type="float">
            <text:p>16</text:p>
          </table:table-cell>
          <table:table-cell ns42:value-type="float" table:style-name="ce68" office:value="11" office:value-type="float">
            <text:p>1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ns42:value-type="string" table:style-name="ce43" office:value-type="string">
            <text:p>Het Haersoltenhuis</text:p>
          </table:table-cell>
          <table:table-cell table:style-name="ce46"/>
          <table:table-cell ns42:value-type="float" table:style-name="ce52" office:value="1" office:value-type="float">
            <text:p>1</text:p>
          </table:table-cell>
          <table:table-cell table:style-name="ce58" table:number-columns-repeated="5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Overige huizen</text:p>
          </table:table-cell>
          <table:table-cell table:style-name="ce46"/>
          <table:table-cell ns42:value-type="float" table:style-name="ce52" office:value="429" office:value-type="float">
            <text:p>429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office:value="1000" table:style-name="ce58" table:number-columns-repeated="2" office:value-type="float">
            <text:p>1000</text:p>
          </table:table-cell>
          <table:table-cell ns42:value-type="float" table:style-name="ce58" office:value="26" office:value-type="float">
            <text:p>26</text:p>
          </table:table-cell>
          <table:table-cell ns42:value-type="float" table:style-name="ce58" office:value="23" office:value-type="float">
            <text:p>23</text:p>
          </table:table-cell>
          <table:table-cell ns42:value-type="float" table:style-name="ce58" office:value="1026" office:value-type="float">
            <text:p>1026</text:p>
          </table:table-cell>
          <table:table-cell ns42:value-type="float" table:style-name="ce58" office:value="1023" office:value-type="float">
            <text:p>1023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68" office:value="21" office:value-type="float">
            <text:p>2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3" office:value-type="float">
            <text:p>3</text:p>
          </table:table-cell>
          <table:table-cell table:style-name="ce58"/>
          <table:table-cell ns42:value-type="float" table:style-name="ce58" office:value="8" office:value-type="float">
            <text:p>8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9" office:value-type="float">
            <text:p>9</text:p>
          </table:table-cell>
          <table:table-cell ns42:value-type="float" table:style-name="ce58" office:value="6" office:value-type="float">
            <text:p>6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6" office:value-type="float">
            <text:p>6</text:p>
          </table:table-cell>
          <table:table-cell table:style-name="ce58" table:number-columns-repeated="6"/>
          <table:table-cell ns42:value-type="float" table:style-name="ce58" office:value="11" office:value-type="float">
            <text:p>11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BK</text:p>
            <office:annotation>
              <text:p>http://lod.cedar-project.nl/vocab/cedar#Kom=http://lod.cedar-project.nl/vocab/cedar-Kom#BuitenKom</text:p>
            </office:annotation>
          </table:table-cell>
          <table:table-cell ns42:value-type="string" table:style-name="ce32" office:value-type="string">
            <text:p>K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13" office:value-type="float">
            <text:p>13</text:p>
          </table:table-cell>
          <table:table-cell ns42:value-type="float" table:style-name="ce58" office:value="6" office:value-type="float">
            <text:p>6</text:p>
          </table:table-cell>
          <table:table-cell table:style-name="ce58" table:number-columns-repeated="3"/>
          <table:table-cell ns42:value-type="float" table:style-name="ce58" office:value="25" office:value-type="float">
            <text:p>25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25" office:value-type="float">
            <text:p>25</text:p>
          </table:table-cell>
          <table:table-cell ns42:value-type="float" table:style-name="ce58" office:value="22" office:value-type="float">
            <text:p>22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L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92" office:value-type="float">
            <text:p>92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table:style-name="ce58" table:number-columns-repeated="2"/>
          <table:table-cell ns42:value-type="float" table:style-name="ce58" office:value="274" office:value-type="float">
            <text:p>274</text:p>
          </table:table-cell>
          <table:table-cell ns42:value-type="float" table:style-name="ce58" office:value="241" office:value-type="float">
            <text:p>241</text:p>
          </table:table-cell>
          <table:table-cell ns42:value-type="float" table:style-name="ce58" office:value="11" office:value-type="float">
            <text:p>11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85" office:value-type="float">
            <text:p>285</text:p>
          </table:table-cell>
          <table:table-cell ns42:value-type="float" table:style-name="ce58" office:value="249" office:value-type="float">
            <text:p>249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68" office:value="9" office:value-type="float">
            <text:p>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M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3" office:value-type="float">
            <text:p>3</text:p>
          </table:table-cell>
          <table:table-cell table:style-name="ce58" table:number-columns-repeated="4"/>
          <table:table-cell ns42:value-type="float" office:value="11" table:style-name="ce58" table:number-columns-repeated="2" office:value-type="float">
            <text:p>11</text:p>
          </table:table-cell>
          <table:table-cell table:style-name="ce58" table:number-columns-repeated="2"/>
          <table:table-cell ns42:value-type="float" office:value="11" table:style-name="ce58" table:number-columns-repeated="2" office:value-type="float">
            <text:p>11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N</text:p>
          </table:table-cell>
          <table:table-cell table:style-name="ce32" table:number-columns-repeated="2"/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65" office:value-type="float">
            <text:p>65</text:p>
          </table:table-cell>
          <table:table-cell table:style-name="ce58" table:number-columns-repeated="4"/>
          <table:table-cell ns42:value-type="float" table:style-name="ce58" office:value="163" office:value-type="float">
            <text:p>163</text:p>
          </table:table-cell>
          <table:table-cell ns42:value-type="float" table:style-name="ce58" office:value="150" office:value-type="float">
            <text:p>15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66" office:value-type="float">
            <text:p>166</text:p>
          </table:table-cell>
          <table:table-cell ns42:value-type="float" table:style-name="ce58" office:value="154" office:value-type="float">
            <text:p>154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6" office:value-type="float">
            <text:p>6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6" office:value-type="float">
            <text:p>26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O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89" office:value-type="float">
            <text:p>89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250" office:value-type="float">
            <text:p>250</text:p>
          </table:table-cell>
          <table:table-cell ns42:value-type="float" table:style-name="ce58" office:value="208" office:value-type="float">
            <text:p>208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253" office:value-type="float">
            <text:p>253</text:p>
          </table:table-cell>
          <table:table-cell ns42:value-type="float" table:style-name="ce58" office:value="215" office:value-type="float">
            <text:p>215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ns42:value-type="string" table:style-name="ce32" office:value-type="string">
            <text:p>P</text:p>
          </table:table-cell>
          <table:table-cell table:style-name="ce32" table:number-columns-repeated="2"/>
          <table:table-cell table:style-name="ce43"/>
          <table:table-cell table:style-name="ce46"/>
          <table:table-cell ns42:value-type="float" table:style-name="ce52" office:value="236" office:value-type="float">
            <text:p>236</text:p>
          </table:table-cell>
          <table:table-cell ns42:value-type="float" table:style-name="ce58" office:value="4" office:value-type="float">
            <text:p>4</text:p>
          </table:table-cell>
          <table:table-cell table:style-name="ce58" table:number-columns-repeated="3"/>
          <table:table-cell ns42:value-type="float" table:style-name="ce58" office:value="640" office:value-type="float">
            <text:p>640</text:p>
          </table:table-cell>
          <table:table-cell ns42:value-type="float" table:style-name="ce58" office:value="629" office:value-type="float">
            <text:p>629</text:p>
          </table:table-cell>
          <table:table-cell ns42:value-type="float" table:style-name="ce58" office:value="13" office:value-type="float">
            <text:p>13</text:p>
          </table:table-cell>
          <table:table-cell ns42:value-type="float" table:style-name="ce58" office:value="14" office:value-type="float">
            <text:p>14</text:p>
          </table:table-cell>
          <table:table-cell ns42:value-type="float" table:style-name="ce58" office:value="653" office:value-type="float">
            <text:p>653</text:p>
          </table:table-cell>
          <table:table-cell ns42:value-type="float" table:style-name="ce58" office:value="643" office:value-type="float">
            <text:p>64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68" office:value="8" office:value-type="float">
            <text:p>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56" office:value-type="float">
            <text:p>56</text:p>
          </table:table-cell>
          <table:table-cell table:style-name="ce58"/>
          <table:table-cell ns42:value-type="float" office:value="7" table:style-name="ce58" table:number-columns-repeated="2" office:value-type="float">
            <text:p>7</text:p>
          </table:table-cell>
          <table:table-cell ns42:value-type="float" table:style-name="ce58" office:value="129" office:value-type="float">
            <text:p>129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105" office:value-type="float">
            <text:p>10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table:style-name="ce22"/>
          <table:table-cell table:style-name="ce32" table:number-columns-repeated="3"/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4" office:value-type="float">
            <text:p>4</text:p>
          </table:table-cell>
          <table:table-cell table:style-name="ce58" table:number-columns-repeated="6"/>
          <table:table-cell ns42:value-type="float" table:style-name="ce58" office:value="9" office:value-type="float">
            <text:p>9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K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637" office:value-type="float">
            <text:p>4637</text:p>
          </table:table-cell>
          <table:table-cell ns42:value-type="float" table:style-name="ce58" office:value="100" office:value-type="float">
            <text:p>100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40" office:value-type="float">
            <text:p>40</text:p>
          </table:table-cell>
          <table:table-cell ns42:value-type="float" table:style-name="ce58" office:value="112" office:value-type="float">
            <text:p>112</text:p>
          </table:table-cell>
          <table:table-cell ns42:value-type="float" table:style-name="ce58" office:value="10852" office:value-type="float">
            <text:p>10852</text:p>
          </table:table-cell>
          <table:table-cell ns42:value-type="float" table:style-name="ce58" office:value="11923" office:value-type="float">
            <text:p>11923</text:p>
          </table:table-cell>
          <table:table-cell ns42:value-type="float" table:style-name="ce58" office:value="388" office:value-type="float">
            <text:p>388</text:p>
          </table:table-cell>
          <table:table-cell ns42:value-type="float" table:style-name="ce58" office:value="281" office:value-type="float">
            <text:p>281</text:p>
          </table:table-cell>
          <table:table-cell ns42:value-type="float" table:style-name="ce58" office:value="11240" office:value-type="float">
            <text:p>11240</text:p>
          </table:table-cell>
          <table:table-cell ns42:value-type="float" table:style-name="ce58" office:value="12204" office:value-type="float">
            <text:p>12204</text:p>
          </table:table-cell>
          <table:table-cell ns42:value-type="float" table:style-name="ce58" office:value="636" office:value-type="float">
            <text:p>636</text:p>
          </table:table-cell>
          <table:table-cell ns42:value-type="float" table:style-name="ce68" office:value="489" office:value-type="float">
            <text:p>48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B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498" office:value-type="float">
            <text:p>498</text:p>
          </table:table-cell>
          <table:table-cell ns42:value-type="float" table:style-name="ce58" office:value="16" office:value-type="float">
            <text:p>1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6" office:value-type="float">
            <text:p>56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1370" office:value-type="float">
            <text:p>1370</text:p>
          </table:table-cell>
          <table:table-cell ns42:value-type="float" table:style-name="ce58" office:value="1267" office:value-type="float">
            <text:p>1267</text:p>
          </table:table-cell>
          <table:table-cell ns42:value-type="float" table:style-name="ce58" office:value="159" office:value-type="float">
            <text:p>159</text:p>
          </table:table-cell>
          <table:table-cell ns42:value-type="float" table:style-name="ce58" office:value="132" office:value-type="float">
            <text:p>132</text:p>
          </table:table-cell>
          <table:table-cell ns42:value-type="float" table:style-name="ce58" office:value="1529" office:value-type="float">
            <text:p>1529</text:p>
          </table:table-cell>
          <table:table-cell ns42:value-type="float" table:style-name="ce58" office:value="1399" office:value-type="float">
            <text:p>1399</text:p>
          </table:table-cell>
          <table:table-cell ns42:value-type="float" table:style-name="ce58" office:value="38" office:value-type="float">
            <text:p>38</text:p>
          </table:table-cell>
          <table:table-cell ns42:value-type="float" table:style-name="ce68" office:value="29" office:value-type="float">
            <text:p>29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47" office:value-type="float">
            <text:p>547</text:p>
          </table:table-cell>
          <table:table-cell ns42:value-type="float" table:style-name="ce58" office:value="413" office:value-type="float">
            <text:p>413</text:p>
          </table:table-cell>
          <table:table-cell ns42:value-type="float" table:style-name="ce58" office:value="12769" office:value-type="float">
            <text:p>12769</text:p>
          </table:table-cell>
          <table:table-cell ns42:value-type="float" table:style-name="ce58" office:value="13603" office:value-type="float">
            <text:p>13603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Pers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table:style-name="ce52"/>
          <table:table-cell table:style-name="ce58" table:number-columns-repeated="6"/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5" office:value-type="float">
            <text:p>5</text:p>
          </table:table-cell>
          <table:table-cell table:style-name="ce58"/>
          <table:table-cell table:style-name="ce68"/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0"/>
          <table:table-cell ns42:value-type="string" table:style-name="ce22" office:value-type="string">
            <text:p>AT</text:p>
            <office:annotation>
              <text:p>http://lod.cedar-project.nl/vocab/cedar#isTotal=1</text:p>
            </office:annotation>
          </table:table-cell>
          <table:table-cell table:style-name="ce32" table:number-columns-repeated="3"/>
          <table:table-cell table:style-name="ce43"/>
          <table:table-cell table:style-name="ce46"/>
          <table:table-cell ns42:value-type="float" table:style-name="ce52" office:value="5135" office:value-type="float">
            <text:p>5135</text:p>
          </table:table-cell>
          <table:table-cell ns42:value-type="float" table:style-name="ce58" office:value="116" office:value-type="float">
            <text:p>116</text:p>
          </table:table-cell>
          <table:table-cell ns42:value-type="float" table:style-name="ce58" office:value="12" office:value-type="float">
            <text:p>12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119" office:value-type="float">
            <text:p>119</text:p>
          </table:table-cell>
          <table:table-cell ns42:value-type="float" table:style-name="ce58" office:value="12222" office:value-type="float">
            <text:p>12222</text:p>
          </table:table-cell>
          <table:table-cell ns42:value-type="float" table:style-name="ce58" office:value="13190" office:value-type="float">
            <text:p>13190</text:p>
          </table:table-cell>
          <table:table-cell ns42:value-type="float" table:style-name="ce58" office:value="554" office:value-type="float">
            <text:p>554</text:p>
          </table:table-cell>
          <table:table-cell ns42:value-type="float" table:style-name="ce58" office:value="418" office:value-type="float">
            <text:p>418</text:p>
          </table:table-cell>
          <table:table-cell ns42:value-type="float" table:style-name="ce58" office:value="12776" office:value-type="float">
            <text:p>12776</text:p>
          </table:table-cell>
          <table:table-cell ns42:value-type="float" table:style-name="ce58" office:value="13608" office:value-type="float">
            <text:p>13608</text:p>
          </table:table-cell>
          <table:table-cell ns42:value-type="float" table:style-name="ce58" office:value="674" office:value-type="float">
            <text:p>674</text:p>
          </table:table-cell>
          <table:table-cell ns42:value-type="float" table:style-name="ce68" office:value="518" office:value-type="float">
            <text:p>518</text:p>
          </table:table-cell>
          <table:table-cell ns42:value-type="float" table:style-name="ce77" office:value="193" office:value-type="float">
            <text:p>193</text:p>
          </table:table-cell>
          <table:table-cell ns42:value-type="float" table:style-name="ce86" office:value="10093" office:value-type="float">
            <text:p>10093</text:p>
          </table:table-cell>
          <table:table-cell ns42:value-type="float" table:style-name="ce90" office:value="2" office:value-type="float">
            <text:p>2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table-cell ns42:value-type="string" table:number-rows-spanned="34" table:style-name="ce12" table:number-columns-spanned="1" office:value-type="string">
            <text:p><text:span text:style-name="T1">Zwollerkerspel</text:span><text:span text:style-name="T2"> (Geene kom)</text:span></text:p>
            <office:annotation>
              <text:p>http://purl.org/linked-data/sdmx/2009/dimension#refArea=http://www.gemeentegeschiedenis.nl/amco/10654</text:p>
            </office:annotation>
          </table:table-cell>
          <table:table-cell table:style-name="ce22"/>
          <table:table-cell table:style-name="ce32"/>
          <table:table-cell ns42:value-type="string" table:style-name="ce32" office:value-type="string">
            <text:p>Buurtschap</text:p>
          </table:table-cell>
          <table:table-cell ns42:value-type="string" table:style-name="ce32" office:value-type="string">
            <text:p>Cellemuiden</text:p>
          </table:table-cell>
          <table:table-cell table:style-name="ce43"/>
          <table:table-cell table:style-name="ce46"/>
          <table:table-cell ns42:value-type="float" table:style-name="ce52" office:value="7" office:value-type="float">
            <text:p>7</text:p>
          </table:table-cell>
          <table:table-cell table:style-name="ce58" table:number-columns-repeated="4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table:style-name="ce58" table:number-columns-repeated="2"/>
          <table:table-cell ns42:value-type="float" table:style-name="ce58" office:value="24" office:value-type="float">
            <text:p>24</text:p>
          </table:table-cell>
          <table:table-cell ns42:value-type="float" table:style-name="ce58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Roebollige hoek</text:p>
          </table:table-cell>
          <table:table-cell table:style-name="ce43"/>
          <table:table-cell table:style-name="ce46"/>
          <table:table-cell ns42:value-type="float" table:style-name="ce52" office:value="14" office:value-type="float">
            <text:p>14</text:p>
          </table:table-cell>
          <table:table-cell table:style-name="ce58" table:number-columns-repeated="4"/>
          <table:table-cell ns42:value-type="float" table:style-name="ce58" office:value="45" office:value-type="float">
            <text:p>45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5" office:value-type="float">
            <text:p>45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3" office:value-type="float">
            <text:p>3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sselerdijk</text:p>
          </table:table-cell>
          <table:table-cell table:style-name="ce43"/>
          <table:table-cell table:style-name="ce46"/>
          <table:table-cell ns42:value-type="float" table:style-name="ce52" office:value="12" office:value-type="float">
            <text:p>12</text:p>
          </table:table-cell>
          <table:table-cell table:style-name="ce58" table:number-columns-repeated="4"/>
          <table:table-cell ns42:value-type="float" table:style-name="ce58" office:value="41" office:value-type="float">
            <text:p>41</text:p>
          </table:table-cell>
          <table:table-cell ns42:value-type="float" table:style-name="ce58" office:value="33" office:value-type="float">
            <text:p>33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42" office:value-type="float">
            <text:p>42</text:p>
          </table:table-cell>
          <table:table-cell ns42:value-type="float" table:style-name="ce58" office:value="34" office:value-type="float">
            <text:p>34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Overwater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50" office:value-type="float">
            <text:p>50</text:p>
          </table:table-cell>
          <table:table-cell ns42:value-type="float" table:style-name="ce58" office:value="41" office:value-type="float">
            <text:p>41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50" office:value-type="float">
            <text:p>50</text:p>
          </table:table-cell>
          <table:table-cell ns42:value-type="float" table:style-name="ce58" office:value="43" office:value-type="float">
            <text:p>43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Nieuwe - Wetering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105" office:value-type="float">
            <text:p>105</text:p>
          </table:table-cell>
          <table:table-cell ns42:value-type="float" table:style-name="ce58" office:value="84" office:value-type="float">
            <text:p>84</text:p>
          </table:table-cell>
          <table:table-cell table:style-name="ce58"/>
          <table:table-cell ns42:value-type="float" table:style-name="ce58" office:value="5" office:value-type="float">
            <text:p>5</text:p>
          </table:table-cell>
          <table:table-cell ns42:value-type="float" table:style-name="ce58" office:value="105" office:value-type="float">
            <text:p>105</text:p>
          </table:table-cell>
          <table:table-cell ns42:value-type="float" table:style-name="ce58" office:value="89" office:value-type="float">
            <text:p>89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ude-Wetering</text:p>
          </table:table-cell>
          <table:table-cell table:style-name="ce43"/>
          <table:table-cell table:style-name="ce46"/>
          <table:table-cell ns42:value-type="float" table:style-name="ce52" office:value="28" office:value-type="float">
            <text:p>28</text:p>
          </table:table-cell>
          <table:table-cell table:style-name="ce58" table:number-columns-repeated="4"/>
          <table:table-cell ns42:value-type="float" table:style-name="ce58" office:value="91" office:value-type="float">
            <text:p>91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3" office:value-type="float">
            <text:p>93</text:p>
          </table:table-cell>
          <table:table-cell ns42:value-type="float" table:style-name="ce58" office:value="81" office:value-type="float">
            <text:p>81</text:p>
          </table:table-cell>
          <table:table-cell ns42:value-type="float" table:style-name="ce58" office:value="1" office:value-type="float">
            <text:p>1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eedijk</text:p>
          </table:table-cell>
          <table:table-cell table:style-name="ce43"/>
          <table:table-cell table:style-name="ce46"/>
          <table:table-cell ns42:value-type="float" table:style-name="ce52" office:value="11" office:value-type="float">
            <text:p>11</text:p>
          </table:table-cell>
          <table:table-cell table:style-name="ce58" table:number-columns-repeated="4"/>
          <table:table-cell ns42:value-type="float" table:style-name="ce58" office:value="38" office:value-type="float">
            <text:p>38</text:p>
          </table:table-cell>
          <table:table-cell ns42:value-type="float" table:style-name="ce58" office:value="28" office:value-type="float">
            <text:p>28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39" office:value-type="float">
            <text:p>39</text:p>
          </table:table-cell>
          <table:table-cell ns42:value-type="float" table:style-name="ce58" office:value="29" office:value-type="float">
            <text:p>29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iswetering</text:p>
          </table:table-cell>
          <table:table-cell table:style-name="ce43"/>
          <table:table-cell table:style-name="ce46"/>
          <table:table-cell ns42:value-type="float" table:style-name="ce52" office:value="6" office:value-type="float">
            <text:p>6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8" office:value-type="float">
            <text:p>18</text:p>
          </table:table-cell>
          <table:table-cell ns42:value-type="float" table:style-name="ce58" office:value="20" office:value-type="float">
            <text:p>20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18" office:value-type="float">
            <text:p>18</text:p>
          </table:table-cell>
          <table:table-cell ns42:value-type="float" table:style-name="ce58" office:value="21" office:value-type="float">
            <text:p>2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 Heerenbroek</text:p>
          </table:table-cell>
          <table:table-cell table:style-name="ce43"/>
          <table:table-cell table:style-name="ce46"/>
          <table:table-cell ns42:value-type="float" table:style-name="ce52" office:value="55" office:value-type="float">
            <text:p>55</text:p>
          </table:table-cell>
          <table:table-cell table:style-name="ce58" table:number-columns-repeated="4"/>
          <table:table-cell ns42:value-type="float" table:style-name="ce58" office:value="140" office:value-type="float">
            <text:p>140</text:p>
          </table:table-cell>
          <table:table-cell ns42:value-type="float" table:style-name="ce58" office:value="134" office:value-type="float">
            <text:p>134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estenholte</text:p>
          </table:table-cell>
          <table:table-cell table:style-name="ce43"/>
          <table:table-cell table:style-name="ce46"/>
          <table:table-cell ns42:value-type="float" table:style-name="ce52" office:value="97" office:value-type="float">
            <text:p>97</text:p>
          </table:table-cell>
          <table:table-cell table:style-name="ce58" table:number-columns-repeated="4"/>
          <table:table-cell ns42:value-type="float" office:value="233" table:style-name="ce58" table:number-columns-repeated="2" office:value-type="float">
            <text:p>233</text:p>
          </table:table-cell>
          <table:table-cell ns42:value-type="float" office:value="3" table:style-name="ce58" table:number-columns-repeated="2" office:value-type="float">
            <text:p>3</text:p>
          </table:table-cell>
          <table:table-cell ns42:value-type="float" office:value="236" table:style-name="ce58" table:number-columns-repeated="2" office:value-type="float">
            <text:p>2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Voorst</text:p>
          </table:table-cell>
          <table:table-cell table:style-name="ce43"/>
          <table:table-cell table:style-name="ce46"/>
          <table:table-cell ns42:value-type="float" table:style-name="ce52" office:value="60" office:value-type="float">
            <text:p>60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46" office:value-type="float">
            <text:p>146</text:p>
          </table:table-cell>
          <table:table-cell ns42:value-type="float" table:style-name="ce58" office:value="145" office:value-type="float">
            <text:p>145</text:p>
          </table:table-cell>
          <table:table-cell ns42:value-type="float" table:style-name="ce58" office:value="6" office:value-type="float">
            <text:p>6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152" office:value-type="float">
            <text:p>152</text:p>
          </table:table-cell>
          <table:table-cell ns42:value-type="float" table:style-name="ce58" office:value="148" office:value-type="float">
            <text:p>14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98" office:value-type="float">
            <text:p>98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228" office:value-type="float">
            <text:p>228</text:p>
          </table:table-cell>
          <table:table-cell ns42:value-type="float" table:style-name="ce58" office:value="234" office:value-type="float">
            <text:p>234</text:p>
          </table:table-cell>
          <table:table-cell ns42:value-type="float" table:style-name="ce58" office:value="7" office:value-type="float">
            <text:p>7</text:p>
          </table:table-cell>
          <table:table-cell ns42:value-type="float" table:style-name="ce58" office:value="8" office:value-type="float">
            <text:p>8</text:p>
          </table:table-cell>
          <table:table-cell ns42:value-type="float" table:style-name="ce58" office:value="235" office:value-type="float">
            <text:p>235</text:p>
          </table:table-cell>
          <table:table-cell ns42:value-type="float" table:style-name="ce58" office:value="242" office:value-type="float">
            <text:p>24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5" office:value-type="float">
            <text:p>5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poolde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table:style-name="ce58" table:number-columns-repeated="6"/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chelle</text:p>
          </table:table-cell>
          <table:table-cell table:style-name="ce43"/>
          <table:table-cell table:style-name="ce46"/>
          <table:table-cell ns42:value-type="float" table:style-name="ce52" office:value="25" office:value-type="float">
            <text:p>25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63" office:value-type="float">
            <text:p>6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70" office:value-type="float">
            <text:p>70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Oldeneel</text:p>
          </table:table-cell>
          <table:table-cell table:style-name="ce43"/>
          <table:table-cell table:style-name="ce46"/>
          <table:table-cell ns42:value-type="float" table:style-name="ce52" office:value="40" office:value-type="float">
            <text:p>40</text:p>
          </table:table-cell>
          <table:table-cell table:style-name="ce58" table:number-columns-repeated="4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table:style-name="ce58" table:number-columns-repeated="2"/>
          <table:table-cell ns42:value-type="float" table:style-name="ce58" office:value="107" office:value-type="float">
            <text:p>107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rculo</text:p>
          </table:table-cell>
          <table:table-cell table:style-name="ce43"/>
          <table:table-cell table:style-name="ce46"/>
          <table:table-cell ns42:value-type="float" table:style-name="ce52" office:value="29" office:value-type="float">
            <text:p>29</text:p>
          </table:table-cell>
          <table:table-cell table:style-name="ce58" table:number-columns-repeated="4"/>
          <table:table-cell ns42:value-type="float" table:style-name="ce58" office:value="78" office:value-type="float">
            <text:p>78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9" office:value-type="float">
            <text:p>79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ndesheim</text:p>
          </table:table-cell>
          <table:table-cell table:style-name="ce43"/>
          <table:table-cell table:style-name="ce46"/>
          <table:table-cell ns42:value-type="float" table:style-name="ce52" office:value="73" office:value-type="float">
            <text:p>73</text:p>
          </table:table-cell>
          <table:table-cell table:style-name="ce58" table:number-columns-repeated="4"/>
          <table:table-cell ns42:value-type="float" table:style-name="ce58" office:value="178" office:value-type="float">
            <text:p>178</text:p>
          </table:table-cell>
          <table:table-cell ns42:value-type="float" table:style-name="ce58" office:value="187" office:value-type="float">
            <text:p>187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80" office:value-type="float">
            <text:p>180</text:p>
          </table:table-cell>
          <table:table-cell ns42:value-type="float" table:style-name="ce58" office:value="188" office:value-type="float">
            <text:p>188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Huizen</text:p>
          </table:table-cell>
          <table:table-cell table:style-name="ce46"/>
          <table:table-cell ns42:value-type="float" table:style-name="ce52" office:value="23" office:value-type="float">
            <text:p>23</text:p>
          </table:table-cell>
          <table:table-cell table:style-name="ce58" table:number-columns-repeated="4"/>
          <table:table-cell ns42:value-type="float" table:style-name="ce58" office:value="72" office:value-type="float">
            <text:p>72</text:p>
          </table:table-cell>
          <table:table-cell ns42:value-type="float" table:style-name="ce58" office:value="67" office:value-type="float">
            <text:p>67</text:p>
          </table:table-cell>
          <table:table-cell ns42:value-type="float" table:style-name="ce58" office:value="1" office:value-type="float">
            <text:p>1</text:p>
          </table:table-cell>
          <table:table-cell table:style-name="ce58"/>
          <table:table-cell ns42:value-type="float" table:style-name="ce58" office:value="73" office:value-type="float">
            <text:p>73</text:p>
          </table:table-cell>
          <table:table-cell ns42:value-type="float" table:style-name="ce58" office:value="67" office:value-type="float">
            <text:p>67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og-Zuthem</text:p>
          </table:table-cell>
          <table:table-cell ns42:value-type="string" table:style-name="ce43" office:value-type="string">
            <text:p>Tijd. aanw. schepen</text:p>
          </table:table-cell>
          <table:table-cell table:style-name="ce46"/>
          <table:table-cell table:style-name="ce52"/>
          <table:table-cell table:style-name="ce58" table:number-columns-repeated="2"/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4" office:value-type="float">
            <text:p>4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ag-Zuthem</text:p>
          </table:table-cell>
          <table:table-cell table:style-name="ce43"/>
          <table:table-cell table:style-name="ce46"/>
          <table:table-cell ns42:value-type="float" table:style-name="ce52" office:value="17" office:value-type="float">
            <text:p>17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41" office:value-type="float">
            <text:p>41</text:p>
          </table:table-cell>
          <table:table-cell ns42:value-type="float" table:style-name="ce58" office:value="35" office:value-type="float">
            <text:p>35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41" office:value-type="float">
            <text:p>41</text:p>
          </table:table-cell>
          <table:table-cell ns42:value-type="float" table:style-name="ce58" office:value="36" office:value-type="float">
            <text:p>36</text:p>
          </table:table-cell>
          <table:table-cell table:style-name="ce58"/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Ittersum</text:p>
          </table:table-cell>
          <table:table-cell table:style-name="ce43"/>
          <table:table-cell table:style-name="ce46"/>
          <table:table-cell ns42:value-type="float" table:style-name="ce52" office:value="76" office:value-type="float">
            <text:p>7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table:style-name="ce58" table:number-columns-repeated="2"/>
          <table:table-cell ns42:value-type="float" table:style-name="ce58" office:value="204" office:value-type="float">
            <text:p>204</text:p>
          </table:table-cell>
          <table:table-cell ns42:value-type="float" table:style-name="ce58" office:value="170" office:value-type="float">
            <text:p>17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Zalne</text:p>
          </table:table-cell>
          <table:table-cell table:style-name="ce43"/>
          <table:table-cell table:style-name="ce46"/>
          <table:table-cell ns42:value-type="float" table:style-name="ce52" office:value="26" office:value-type="float">
            <text:p>26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 table:number-columns-repeated="2"/>
          <table:table-cell ns42:value-type="float" table:style-name="ce58" office:value="73" office:value-type="float">
            <text:p>73</text:p>
          </table:table-cell>
          <table:table-cell ns42:value-type="float" table:style-name="ce58" office:value="57" office:value-type="float">
            <text:p>57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Wijthmen</text:p>
          </table:table-cell>
          <table:table-cell table:style-name="ce43"/>
          <table:table-cell table:style-name="ce46"/>
          <table:table-cell ns42:value-type="float" table:style-name="ce52" office:value="51" office:value-type="float">
            <text:p>5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51" office:value-type="float">
            <text:p>151</text:p>
          </table:table-cell>
          <table:table-cell ns42:value-type="float" table:style-name="ce58" office:value="136" office:value-type="float">
            <text:p>13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53" office:value-type="float">
            <text:p>153</text:p>
          </table:table-cell>
          <table:table-cell ns42:value-type="float" table:style-name="ce58" office:value="140" office:value-type="float">
            <text:p>140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erf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table:style-name="ce58" table:number-columns-repeated="4"/>
          <table:table-cell ns42:value-type="float" table:style-name="ce58" office:value="75" office:value-type="float">
            <text:p>75</text:p>
          </table:table-cell>
          <table:table-cell ns42:value-type="float" table:style-name="ce58" office:value="59" office:value-type="float">
            <text:p>5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76" office:value-type="float">
            <text:p>76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Veldhoek</text:p>
          </table:table-cell>
          <table:table-cell table:style-name="ce43"/>
          <table:table-cell table:style-name="ce46"/>
          <table:table-cell ns42:value-type="float" table:style-name="ce52" office:value="43" office:value-type="float">
            <text:p>43</text:p>
          </table:table-cell>
          <table:table-cell ns42:value-type="float" table:style-name="ce58" office:value="2" office:value-type="float">
            <text:p>2</text:p>
          </table:table-cell>
          <table:table-cell table:style-name="ce58" table:number-columns-repeated="3"/>
          <table:table-cell ns42:value-type="float" table:style-name="ce58" office:value="99" office:value-type="float">
            <text:p>99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58" office:value="103" office:value-type="float">
            <text:p>103</text:p>
          </table:table-cell>
          <table:table-cell ns42:value-type="float" table:style-name="ce58" office:value="97" office:value-type="float">
            <text:p>97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Poepers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92" office:value-type="float">
            <text:p>92</text:p>
          </table:table-cell>
          <table:table-cell ns42:value-type="float" table:style-name="ce58" office:value="87" office:value-type="float">
            <text:p>87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96" office:value-type="float">
            <text:p>96</text:p>
          </table:table-cell>
          <table:table-cell ns42:value-type="float" table:style-name="ce58" office:value="90" office:value-type="float">
            <text:p>90</text:p>
          </table:table-cell>
          <table:table-cell table:style-name="ce58"/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uggenhoek</text:p>
          </table:table-cell>
          <table:table-cell table:style-name="ce43"/>
          <table:table-cell table:style-name="ce46"/>
          <table:table-cell ns42:value-type="float" table:style-name="ce52" office:value="41" office:value-type="float">
            <text:p>41</text:p>
          </table:table-cell>
          <table:table-cell table:style-name="ce58" table:number-columns-repeated="4"/>
          <table:table-cell ns42:value-type="float" table:style-name="ce58" office:value="89" office:value-type="float">
            <text:p>89</text:p>
          </table:table-cell>
          <table:table-cell ns42:value-type="float" table:style-name="ce58" office:value="83" office:value-type="float">
            <text:p>83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2" office:value-type="float">
            <text:p>92</text:p>
          </table:table-cell>
          <table:table-cell ns42:value-type="float" table:style-name="ce58" office:value="88" office:value-type="float">
            <text:p>88</text:p>
          </table:table-cell>
          <table:table-cell ns42:value-type="float" table:style-name="ce58" office:value="4" office:value-type="float">
            <text:p>4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Berkum-Brinkhoek</text:p>
          </table:table-cell>
          <table:table-cell table:style-name="ce43"/>
          <table:table-cell table:style-name="ce46"/>
          <table:table-cell ns42:value-type="float" table:style-name="ce52" office:value="18" office:value-type="float">
            <text:p>18</text:p>
          </table:table-cell>
          <table:table-cell table:style-name="ce58" table:number-columns-repeated="4"/>
          <table:table-cell ns42:value-type="float" table:style-name="ce58" office:value="66" office:value-type="float">
            <text:p>66</text:p>
          </table:table-cell>
          <table:table-cell ns42:value-type="float" table:style-name="ce58" office:value="46" office:value-type="float">
            <text:p>46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58" office:value="3" office:value-type="float">
            <text:p>3</text:p>
          </table:table-cell>
          <table:table-cell ns42:value-type="float" table:style-name="ce58" office:value="68" office:value-type="float">
            <text:p>68</text:p>
          </table:table-cell>
          <table:table-cell ns42:value-type="float" table:style-name="ce58" office:value="49" office:value-type="float">
            <text:p>49</text:p>
          </table:table-cell>
          <table:table-cell ns42:value-type="float" table:style-name="ce58" office:value="1" office:value-type="float">
            <text:p>1</text:p>
          </table:table-cell>
          <table:table-cell ns42:value-type="float" table:style-name="ce68" office:value="2" office:value-type="float">
            <text:p>2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Langenholte</text:p>
          </table:table-cell>
          <table:table-cell table:style-name="ce43"/>
          <table:table-cell table:style-name="ce46"/>
          <table:table-cell ns42:value-type="float" table:style-name="ce52" office:value="21" office:value-type="float">
            <text:p>21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65" office:value-type="float">
            <text:p>65</text:p>
          </table:table-cell>
          <table:table-cell ns42:value-type="float" table:style-name="ce58" office:value="52" office:value-type="float">
            <text:p>52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66" office:value-type="float">
            <text:p>66</text:p>
          </table:table-cell>
          <table:table-cell ns42:value-type="float" table:style-name="ce58" office:value="53" office:value-type="float">
            <text:p>53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aerst</text:p>
          </table:table-cell>
          <table:table-cell table:style-name="ce43"/>
          <table:table-cell table:style-name="ce46"/>
          <table:table-cell ns42:value-type="float" table:style-name="ce52" office:value="45" office:value-type="float">
            <text:p>45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125" office:value-type="float">
            <text:p>125</text:p>
          </table:table-cell>
          <table:table-cell ns42:value-type="float" table:style-name="ce58" office:value="126" office:value-type="float">
            <text:p>126</text:p>
          </table:table-cell>
          <table:table-cell ns42:value-type="float" table:style-name="ce58" office:value="5" office:value-type="float">
            <text:p>5</text:p>
          </table:table-cell>
          <table:table-cell ns42:value-type="float" table:style-name="ce58" office:value="9" office:value-type="float">
            <text:p>9</text:p>
          </table:table-cell>
          <table:table-cell ns42:value-type="float" table:style-name="ce58" office:value="130" office:value-type="float">
            <text:p>130</text:p>
          </table:table-cell>
          <table:table-cell ns42:value-type="float" table:style-name="ce58" office:value="135" office:value-type="float">
            <text:p>135</text:p>
          </table:table-cell>
          <table:table-cell ns42:value-type="float" table:style-name="ce58" office:value="2" office:value-type="float">
            <text:p>2</text:p>
          </table:table-cell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Genne <text:s/></text:p>
          </table:table-cell>
          <table:table-cell table:style-name="ce43"/>
          <table:table-cell table:style-name="ce46"/>
          <table:table-cell ns42:value-type="float" table:style-name="ce52" office:value="32" office:value-type="float">
            <text:p>32</text:p>
          </table:table-cell>
          <table:table-cell table:style-name="ce58" table:number-columns-repeated="4"/>
          <table:table-cell ns42:value-type="float" table:style-name="ce58" office:value="82" office:value-type="float">
            <text:p>82</text:p>
          </table:table-cell>
          <table:table-cell ns42:value-type="float" table:style-name="ce58" office:value="59" office:value-type="float">
            <text:p>59</text:p>
          </table:table-cell>
          <table:table-cell table:style-name="ce58"/>
          <table:table-cell ns42:value-type="float" table:style-name="ce58" office:value="2" office:value-type="float">
            <text:p>2</text:p>
          </table:table-cell>
          <table:table-cell ns42:value-type="float" table:style-name="ce58" office:value="82" office:value-type="float">
            <text:p>82</text:p>
          </table:table-cell>
          <table:table-cell ns42:value-type="float" table:style-name="ce58" office:value="61" office:value-type="float">
            <text:p>61</text:p>
          </table:table-cell>
          <table:table-cell ns42:value-type="float" table:style-name="ce58" office:value="2" office:value-type="float">
            <text:p>2</text:p>
          </table:table-cell>
          <table:table-cell ns42:value-type="float" table:style-name="ce68" office:value="3" office:value-type="float">
            <text:p>3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Holten</text:p>
          </table:table-cell>
          <table:table-cell table:style-name="ce43"/>
          <table:table-cell table:style-name="ce46"/>
          <table:table-cell ns42:value-type="float" table:style-name="ce52" office:value="19" office:value-type="float">
            <text:p>19</text:p>
          </table:table-cell>
          <table:table-cell table:style-name="ce58" table:number-columns-repeated="4"/>
          <table:table-cell ns42:value-type="float" table:style-name="ce58" office:value="57" office:value-type="float">
            <text:p>57</text:p>
          </table:table-cell>
          <table:table-cell ns42:value-type="float" table:style-name="ce58" office:value="37" office:value-type="float">
            <text:p>37</text:p>
          </table:table-cell>
          <table:table-cell table:style-name="ce58"/>
          <table:table-cell ns42:value-type="float" table:style-name="ce58" office:value="1" office:value-type="float">
            <text:p>1</text:p>
          </table:table-cell>
          <table:table-cell ns42:value-type="float" table:style-name="ce58" office:value="57" office:value-type="float">
            <text:p>57</text:p>
          </table:table-cell>
          <table:table-cell ns42:value-type="float" table:style-name="ce58" office:value="38" office:value-type="float">
            <text:p>38</text:p>
          </table:table-cell>
          <table:table-cell table:style-name="ce58"/>
          <table:table-cell ns42:value-type="float" table:style-name="ce68" office:value="1" office:value-type="float">
            <text:p>1</text:p>
          </table:table-cell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3"/>
          <table:table-cell table:style-name="ce22"/>
          <table:table-cell table:style-name="ce32" table:number-columns-repeated="2"/>
          <table:table-cell ns42:value-type="string" table:style-name="ce32" office:value-type="string">
            <text:p>Streukel</text:p>
          </table:table-cell>
          <table:table-cell table:style-name="ce43"/>
          <table:table-cell table:style-name="ce46"/>
          <table:table-cell ns42:value-type="float" table:style-name="ce52" office:value="33" office:value-type="float">
            <text:p>33</text:p>
          </table:table-cell>
          <table:table-cell ns42:value-type="float" table:style-name="ce58" office:value="1" office:value-type="float">
            <text:p>1</text:p>
          </table:table-cell>
          <table:table-cell table:style-name="ce58" table:number-columns-repeated="3"/>
          <table:table-cell ns42:value-type="float" table:style-name="ce58" office:value="97" office:value-type="float">
            <text:p>97</text:p>
          </table:table-cell>
          <table:table-cell ns42:value-type="float" table:style-name="ce58" office:value="90" office:value-type="float">
            <text:p>90</text:p>
          </table:table-cell>
          <table:table-cell ns42:value-type="float" office:value="1" table:style-name="ce58" table:number-columns-repeated="2" office:value-type="float">
            <text:p>1</text:p>
          </table:table-cell>
          <table:table-cell ns42:value-type="float" table:style-name="ce58" office:value="98" office:value-type="float">
            <text:p>98</text:p>
          </table:table-cell>
          <table:table-cell ns42:value-type="float" table:style-name="ce58" office:value="91" office:value-type="float">
            <text:p>91</text:p>
          </table:table-cell>
          <table:table-cell table:style-name="ce58"/>
          <table:table-cell table:style-name="ce68"/>
          <table:table-cell ns42:value-type="float" table:style-name="ce77" office:value="1245" office:value-type="float">
            <text:p>1245</text:p>
          </table:table-cell>
          <table:table-cell ns42:value-type="float" table:style-name="ce86" office:value="10654" office:value-type="float">
            <text:p>10654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96" office:value-type="string">
            <text:p>OV</text:p>
          </table:table-cell>
          <table:table-cell ns42:value-type="string" table:style-name="ce105" office:value-type="string">
            <text:p>VT_1889</text:p>
          </table:table-cell>
          <table:table-cell ns42:value-type="string" table:style-name="ce86" office:value-type="string">
            <text:p>06_H1</text:p>
          </table:table-cell>
          <table:table-cell ns42:value-type="float" table:style-name="ce90" office:value="27" office:value-type="float">
            <text:p>27</text:p>
          </table:table-cell>
          <table:table-cell ns42:value-type="float" table:style-name="ce114" office:value="260095" office:value-type="float">
            <text:p>260095</text:p>
          </table:table-cell>
          <table:table-cell table:number-columns-repeated="996"/>
        </table:table-row>
        <table:table-row table:style-name="ro1">
          <table:covered-table-cell table:style-name="ce14"/>
          <table:table-cell ns42:value-type="string" table:style-name="ce25" office:value-type="string">
            <text:p>TOT</text:p>
            <office:annotation>
              <text:p>http://lod.cedar-project.nl/vocab/cedar#isTotal=1</text:p>
            </office:annotation>
          </table:table-cell>
          <table:table-cell table:style-name="ce33"/>
          <table:table-cell ns42:value-type="string" table:number-rows-spanned="1" table:style-name="ce35" table:number-columns-spanned="3" office:value-type="string">
            <text:p>Totaal </text:p>
          </table:table-cell>
          <table:covered-table-cell table:style-name="ce38"/>
          <table:covered-table-cell table:style-name="ce44"/>
          <table:table-cell table:style-name="ce46"/>
          <table:table-cell ns42:value-type="float" table:style-name="ce53" office:value="1108" office:value-type="float">
            <text:p>1108</text:p>
          </table:table-cell>
          <table:table-cell ns42:value-type="float" table:style-name="ce59" office:value="18" office:value-type="float">
            <text:p>18</text:p>
          </table:table-cell>
          <table:table-cell table:style-name="ce59"/>
          <table:table-cell ns42:value-type="float" table:style-name="ce59" office:value="1" office:value-type="float">
            <text:p>1</text:p>
          </table:table-cell>
          <table:table-cell ns42:value-type="float" table:style-name="ce59" office:value="3" office:value-type="float">
            <text:p>3</text:p>
          </table:table-cell>
          <table:table-cell ns42:value-type="float" table:style-name="ce59" office:value="2973" office:value-type="float">
            <text:p>2973</text:p>
          </table:table-cell>
          <table:table-cell ns42:value-type="float" table:style-name="ce59" office:value="2683" office:value-type="float">
            <text:p>2683</text:p>
          </table:table-cell>
          <table:table-cell ns42:value-type="float" table:style-name="ce59" office:value="59" office:value-type="float">
            <text:p>59</text:p>
          </table:table-cell>
          <table:table-cell ns42:value-type="float" table:style-name="ce59" office:value="79" office:value-type="float">
            <text:p>79</text:p>
          </table:table-cell>
          <table:table-cell ns42:value-type="float" table:style-name="ce59" office:value="3032" office:value-type="float">
            <text:p>3032</text:p>
          </table:table-cell>
          <table:table-cell ns42:value-type="float" table:style-name="ce59" office:value="2762" office:value-type="float">
            <text:p>2762</text:p>
          </table:table-cell>
          <table:table-cell ns42:value-type="float" table:style-name="ce59" office:value="46" office:value-type="float">
            <text:p>46</text:p>
          </table:table-cell>
          <table:table-cell ns42:value-type="float" table:style-name="ce70" office:value="53" office:value-type="float">
            <text:p>53</text:p>
          </table:table-cell>
          <table:table-cell ns42:value-type="float" table:style-name="ce78" office:value="1245" office:value-type="float">
            <text:p>1245</text:p>
          </table:table-cell>
          <table:table-cell ns42:value-type="float" table:style-name="ce87" office:value="10654" office:value-type="float">
            <text:p>10654</text:p>
          </table:table-cell>
          <table:table-cell ns42:value-type="float" table:style-name="ce91" office:value="3" office:value-type="float">
            <text:p>3</text:p>
          </table:table-cell>
          <table:table-cell ns42:value-type="string" table:style-name="ce97" office:value-type="string">
            <text:p>OV</text:p>
          </table:table-cell>
          <table:table-cell ns42:value-type="string" table:style-name="ce106" office:value-type="string">
            <text:p>VT_1889</text:p>
          </table:table-cell>
          <table:table-cell ns42:value-type="string" table:style-name="ce87" office:value-type="string">
            <text:p>06_H1</text:p>
          </table:table-cell>
          <table:table-cell ns42:value-type="float" table:style-name="ce91" office:value="27" office:value-type="float">
            <text:p>27</text:p>
          </table:table-cell>
          <table:table-cell ns42:value-type="float" table:style-name="ce115" office:value="260095" office:value-type="float">
            <text:p>260095</text:p>
          </table:table-cell>
          <table:table-cell table:number-columns-repeated="996"/>
        </table:table-row>
        <table:table-row table:style-name="ro12" table:number-rows-repeated="1047722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-</number:text>
      <number:number number:grouping="true" number:decimal-places="0" number:min-integer-digits="1"/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-</number:text>
      <number:number number:grouping="true" number:decimal-places="0" number:min-integer-digits="1"/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-</number:text>
      <number:number number:grouping="true" number:decimal-places="2" number:min-integer-digits="1"/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-</number:text>
      <number:number number:grouping="true" number:decimal-places="2" number:min-integer-digits="1"/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text>-</number:text>
      <number:number number:grouping="true" number:decimal-places="0" number:min-integer-digits="1"/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-</number:text>
      <number:number number:grouping="true" number:decimal-places="0" number:min-integer-digits="1"/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text>-</number:text>
      <number:number number:grouping="true" number:decimal-places="2" number:min-integer-digits="1"/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-</number:text>
      <number:number number:grouping="true" number:decimal-places="2" number:min-integer-digits="1"/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0P0">
      <number:text>€ </number:text>
      <number:number number:grouping="true" number:decimal-places="0" number:min-integer-digits="1"/>
    </number:number-style>
    <number:number-style style:name="N150">
      <number:text>€ </number:text>
      <number:number number:grouping="true" number:decimal-places="0" number:min-integer-digits="1"/>
      <number:text>-</number:text>
      <style:map style:condition="value()&gt;=0" style:apply-style-name="N150P0"/>
    </number:number-style>
    <number:number-style style:volatile="true" style:name="N151P0">
      <number:text>€ </number:text>
      <number:number number:grouping="true" number:decimal-places="0" number:min-integer-digits="1"/>
    </number:number-style>
    <number:number-style style:name="N15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51P0"/>
    </number:number-style>
    <number:number-style style:volatile="true" style:name="N152P0">
      <number:text>€ </number:text>
      <number:number number:grouping="true" number:decimal-places="2" number:min-integer-digits="1"/>
    </number:number-style>
    <number:number-style style:name="N152">
      <number:text>€ </number:text>
      <number:number number:grouping="true" number:decimal-places="2" number:min-integer-digits="1"/>
      <number:text>-</number:text>
      <style:map style:condition="value()&gt;=0" style:apply-style-name="N152P0"/>
    </number:number-style>
    <number:number-style style:volatile="true" style:name="N153P0">
      <number:text>€ </number:text>
      <number:number number:grouping="true" number:decimal-places="2" number:min-integer-digits="1"/>
    </number:number-style>
    <number:number-style style:name="N15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53P0"/>
    </number:number-style>
    <number:number-style style:volatile="true" style:name="N155P0">
      <number:text> € </number:text>
      <number:number number:grouping="true" number:decimal-places="0" number:min-integer-digits="1"/>
    </number:number-style>
    <number:number-style style:volatile="true" style:name="N155P1">
      <number:text> € </number:text>
      <number:number number:grouping="true" number:decimal-places="0" number:min-integer-digits="1"/>
      <number:text>-</number:text>
    </number:number-style>
    <number:number-style style:volatile="true" style:name="N155P2">
      <number:text> € - </number:text>
    </number:number-style>
    <number:text-style style:name="N155">
      <number:text-conten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volatile="true" style:name="N157P0">
      <number:number number:grouping="true" number:decimal-places="0" number:min-integer-digits="1"/>
    </number:number-style>
    <number:number-style style:volatile="true" style:name="N157P1">
      <number:number number:grouping="true" number:decimal-places="0" number:min-integer-digits="1"/>
      <number:text>-</number:text>
    </number:number-style>
    <number:number-style style:volatile="true" style:name="N157P2">
      <number:text>- </number:text>
    </number:number-style>
    <number:text-style style:name="N157">
      <number:text-content/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volatile="true" style:name="N159P0">
      <number:text> € </number:text>
      <number:number number:grouping="true" number:decimal-places="2" number:min-integer-digits="1"/>
    </number:number-style>
    <number:number-style style:volatile="true" style:name="N159P1">
      <number:text> € </number:text>
      <number:number number:grouping="true" number:decimal-places="2" number:min-integer-digits="1"/>
      <number:text>-</number:text>
    </number:number-style>
    <number:number-style style:volatile="true" style:name="N159P2">
      <number:text> € -</number:text>
      <number:number number:decimal-places="0" number:min-integer-digits="0"/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2" number:min-integer-digits="1"/>
    </number:number-style>
    <number:number-style style:volatile="true" style:name="N161P1">
      <number:number number:grouping="true" number:decimal-places="2" number:min-integer-digits="1"/>
      <number:text>-</number:text>
    </number:number-style>
    <number:number-style style:volatile="true" style:name="N161P2">
      <number:text>-</number:text>
      <number:number number:decimal-places="0" number:min-integer-digits="0"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3P0">
      <number:text>fl </number:text>
      <number:number number:grouping="true" number:decimal-places="0" number:min-integer-digits="1"/>
    </number:number-style>
    <number:number-style style:name="N163">
      <number:text>fl </number:text>
      <number:number number:grouping="true" number:decimal-places="0" number:min-integer-digits="1"/>
      <number:text>-</number:text>
      <style:map style:condition="value()&gt;=0" style:apply-style-name="N163P0"/>
    </number:number-style>
    <number:number-style style:volatile="true" style:name="N164P0">
      <number:text>fl </number:text>
      <number:number number:grouping="true" number:decimal-places="0" number:min-integer-digits="1"/>
    </number:number-style>
    <number:number-style style:name="N164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64P0"/>
    </number:number-style>
    <number:number-style style:volatile="true" style:name="N166P0">
      <number:text>fl </number:text>
      <number:number number:grouping="true" number:decimal-places="2" number:min-integer-digits="1"/>
    </number:number-style>
    <number:number-style style:name="N166">
      <number:text>fl </number:text>
      <number:number number:grouping="true" number:decimal-places="2" number:min-integer-digits="1"/>
      <number:text>-</number:text>
      <style:map style:condition="value()&gt;=0" style:apply-style-name="N166P0"/>
    </number:number-style>
    <number:number-style style:volatile="true" style:name="N167P0">
      <number:text>fl </number:text>
      <number:number number:grouping="true" number:decimal-places="2" number:min-integer-digits="1"/>
    </number:number-style>
    <number:number-style style:name="N16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7P0"/>
    </number:number-style>
    <number:number-style style:volatile="true" style:name="N171P0">
      <number:text> fl </number:text>
      <number:number number:grouping="true" number:decimal-places="0" number:min-integer-digits="1"/>
    </number:number-style>
    <number:number-style style:volatile="true" style:name="N171P1">
      <number:text> fl </number:text>
      <number:number number:grouping="true" number:decimal-places="0" number:min-integer-digits="1"/>
      <number:text>-</number:text>
    </number:number-style>
    <number:number-style style:volatile="true" style:name="N171P2">
      <number:text> fl - </number:text>
    </number:number-style>
    <number:text-style style:name="N171">
      <number:text-content/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volatile="true" style:name="N175P0">
      <number:text> fl </number:text>
      <number:number number:grouping="true" number:decimal-places="2" number:min-integer-digits="1"/>
    </number:number-style>
    <number:number-style style:volatile="true" style:name="N175P1">
      <number:text> fl </number:text>
      <number:number number:grouping="true" number:decimal-places="2" number:min-integer-digits="1"/>
      <number:text>-</number:text>
    </number:number-style>
    <number:number-style style:volatile="true" style:name="N175P2">
      <number:text> fl -</number:text>
      <number:number number:decimal-places="0" number:min-integer-digits="0"/>
    </number:number-style>
    <number:text-style style:name="N175">
      <number:text-content/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volatile="true" style:name="N177P0">
      <number:text>$</number:text>
      <number:number number:grouping="true" number:decimal-places="0" number:min-integer-digits="1"/>
    </number:number-style>
    <number:number-style style:name="N177">
      <number:text>($</number:text>
      <number:number number:grouping="true" number:decimal-places="0" number:min-integer-digits="1"/>
      <number:text>)</number:text>
      <style:map style:condition="value()&gt;=0" style:apply-style-name="N177P0"/>
    </number:number-style>
    <number:number-style style:volatile="true" style:name="N178P0">
      <number:text>$</number:text>
      <number:number number:grouping="true" number:decimal-places="0" number:min-integer-digits="1"/>
    </number:number-style>
    <number:number-style style:name="N178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78P0"/>
    </number:number-style>
    <number:number-style style:volatile="true" style:name="N180P0">
      <number:text>$</number:text>
      <number:number number:grouping="true" number:decimal-places="2" number:min-integer-digits="1"/>
    </number:number-style>
    <number:number-style style:name="N180">
      <number:text>($</number:text>
      <number:number number:grouping="true" number:decimal-places="2" number:min-integer-digits="1"/>
      <number:text>)</number:text>
      <style:map style:condition="value()&gt;=0" style:apply-style-name="N180P0"/>
    </number:number-style>
    <number:number-style style:volatile="true" style:name="N181P0">
      <number:text>$</number:text>
      <number:number number:grouping="true" number:decimal-places="2" number:min-integer-digits="1"/>
    </number:number-style>
    <number:number-style style:name="N181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1P0"/>
    </number:number-style>
    <number:number-style style:volatile="true" style:name="N185P0">
      <number:text> $</number:text>
      <number:number number:grouping="true" number:decimal-places="0" number:min-integer-digits="1"/>
    </number:number-style>
    <number:number-style style:volatile="true" style:name="N185P1">
      <number:text> $(</number:text>
      <number:number number:grouping="true" number:decimal-places="0" number:min-integer-digits="1"/>
      <number:text>)</number:text>
    </number:number-style>
    <number:number-style style:volatile="true" style:name="N185P2">
      <number:text> $- </number:text>
    </number:number-style>
    <number:text-style style:name="N185">
      <number:text-content/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volatile="true" style:name="N187P0">
      <number:number number:grouping="true" number:decimal-places="0" number:min-integer-digits="1"/>
    </number:number-style>
    <number:number-style style:volatile="true" style:name="N187P1">
      <number:text>(</number:text>
      <number:number number:grouping="true" number:decimal-places="0" number:min-integer-digits="1"/>
      <number:text>)</number:text>
    </number:number-style>
    <number:number-style style:volatile="true" style:name="N187P2">
      <number:text>- </number:text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volatile="true" style:name="N191P0">
      <number:text> $</number:text>
      <number:number number:grouping="true" number:decimal-places="2" number:min-integer-digits="1"/>
    </number:number-style>
    <number:number-style style:volatile="true" style:name="N191P1">
      <number:text> $(</number:text>
      <number:number number:grouping="true" number:decimal-places="2" number:min-integer-digits="1"/>
      <number:text>)</number:text>
    </number:number-style>
    <number:number-style style:volatile="true" style:name="N191P2">
      <number:text> $-</number:text>
      <number:number number:decimal-places="0" number:min-integer-digits="0"/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2" number:min-integer-digits="1"/>
    </number:number-style>
    <number:number-style style:volatile="true" style:name="N193P1">
      <number:text>(</number:text>
      <number:number number:grouping="true" number:decimal-places="2" number:min-integer-digits="1"/>
      <number:text>)</number:text>
    </number:number-style>
    <number:number-style style:volatile="true" style:name="N193P2">
      <number:text>-</number:text>
      <number:number number:decimal-places="0" number:min-integer-digits="0"/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6P0">
      <number:number number:decimal-places="1" number:min-integer-digits="1"/>
      <number:text>-</number:text>
    </number:number-style>
    <number:number-style style:volatile="true" style:name="N196P1">
      <number:text/>
    </number:number-style>
    <number:text-style style:name="N196">
      <number:text-content/>
      <style:map style:condition="value()&gt;0" style:apply-style-name="N196P0"/>
      <style:map style:condition="value()&lt;0" style:apply-style-name="N196P1"/>
    </number:text-style>
    <number:number-style style:volatile="true" style:name="N198P0">
      <number:number number:decimal-places="0" number:min-integer-digits="1"/>
    </number:number-style>
    <number:number-style style:volatile="true" style:name="N198P1">
      <number:text>-</number:text>
      <number:number number:decimal-places="0" number:min-integer-digits="1"/>
    </number:number-style>
    <number:number-style style:volatile="true" style:name="N198P2">
      <number:text/>
    </number:number-style>
    <number:text-style style:name="N198">
      <number:text-content/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4pt" fo:margin-top="72pt" fo:page-width="595.3pt" fo:margin-left="54pt" style:num-format="1" style:print-orientation="portrait" style:scale-to="100%" fo:page-height="841.89pt" style:writing-mode="lr-tb" fo:margin-bottom="72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5">00/00/0000</text:date>, <text:time style:data-style-name="N2" text:time-value="16:21:55.40574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date>2015-07-15T16:22:09.169202000</dc:date>
    <meta:editing-duration>PT1M49S</meta:editing-duration>
    <meta:editing-cycles>4</meta:editing-cycles>
    <meta:document-statistic meta:object-count="0" meta:cell-count="15269" meta:table-count="1"/>
    <meta:generator>ODFPY/1.3.0dev</meta:generator>
  </office:meta>
</office:document-meta>
</file>